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badi MT Condensed Extra Bold" svg:font-family="'Abadi MT Condensed Extra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enlo Regular" svg:font-family="'Menlo Regular'"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2">
      <style:paragraph-properties fo:break-before="page"/>
      <style:text-properties style:font-name="Lato" fo:language="tr" fo:country="TR"/>
    </style:style>
    <style:style style:name="P8" style:family="paragraph" style:parent-style-name="TR_20_Baslik_20_1">
      <style:text-properties style:font-name="Lato" fo:language="tr" fo:country="TR"/>
    </style:style>
    <style:style style:name="P9" style:family="paragraph" style:parent-style-name="TR_20_Alinti_20_Italik">
      <style:text-properties style:font-name="Lato" fo:language="tr" fo:country="TR"/>
    </style:style>
    <style:style style:name="P10" style:family="paragraph" style:parent-style-name="Contents_20_5">
      <style:text-properties style:font-name="Lato"/>
    </style:style>
    <style:style style:name="P11" style:family="paragraph" style:parent-style-name="TR_20_Alinti">
      <style:text-properties style:font-name="Lato"/>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paragraph-properties fo:text-align="center" style:justify-single-word="false"/>
      <style:text-properties style:font-name="Lato"/>
    </style:style>
    <style:style style:name="P15" style:family="paragraph" style:parent-style-name="TR_20_Ana_20_Metin">
      <style:text-properties style:font-name="Lato" fo:language="tr" fo:country="TR"/>
    </style:style>
    <style:style style:name="P16" style:family="paragraph" style:parent-style-name="TR_20_Ana_20_Metin">
      <style:paragraph-properties fo:text-align="center" style:justify-single-word="false"/>
      <style:text-properties style:font-name="Lato" fo:language="tr" fo:country="TR"/>
    </style:style>
    <style:style style:name="P17" style:family="paragraph" style:parent-style-name="TR_20_Ana_20_Metin">
      <style:text-properties style:font-name="Lato" fo:language="tr" fo:country="TR" fo:font-style="italic" style:font-style-asian="italic" style:font-style-complex="italic"/>
    </style:style>
    <style:style style:name="P18" style:family="paragraph" style:parent-style-name="TR_20_Ana_20_Metin">
      <style:text-properties style:font-name="Lato" fo:language="tr" fo:country="TR" fo:font-weight="bold" style:font-weight-asian="bold" style:font-weight-complex="bold"/>
    </style:style>
    <style:style style:name="P19" style:family="paragraph" style:parent-style-name="TR_20_Ana_20_Metin">
      <style:text-properties style:font-name="Lato" fo:font-size="9pt" fo:language="tr" fo:country="TR" style:font-size-asian="9pt" style:font-size-complex="9pt"/>
    </style:style>
    <style:style style:name="P20" style:family="paragraph" style:parent-style-name="TR_20_Ana_20_Metin">
      <style:text-properties style:font-name="Lato" fo:language="en" fo:country="GB"/>
    </style:style>
    <style:style style:name="P21" style:family="paragraph" style:parent-style-name="TR_20_Ana_20_Metin">
      <style:text-properties style:font-name="Lato" fo:font-size="10.5pt" fo:language="tr" fo:country="TR" style:font-size-asian="10.5pt" style:font-size-complex="10.5pt"/>
    </style:style>
    <style:style style:name="P22" style:family="paragraph" style:parent-style-name="TR_20_Ana_20_Metin">
      <style:text-properties style:text-position="super 58%" style:font-name="Lato" fo:language="tr" fo:country="TR"/>
    </style:style>
    <style:style style:name="P23" style:family="paragraph" style:parent-style-name="TR_20_Ana_20_Metin">
      <style:text-properties fo:color="#000000" style:font-name="Lato" fo:language="fr" fo:country="FR"/>
    </style:style>
    <style:style style:name="P24" style:family="paragraph" style:parent-style-name="TR_20_Ana_20_Metin">
      <style:paragraph-properties fo:margin-left="1.251cm" fo:margin-right="0cm" fo:text-indent="-0.616cm" style:auto-text-indent="false"/>
      <style:text-properties style:font-name="Lato"/>
    </style:style>
    <style:style style:name="P25" style:family="paragraph" style:parent-style-name="TR_20_Ana_20_Metin_20_Bold">
      <style:text-properties style:font-name="Lato"/>
    </style:style>
    <style:style style:name="P26" style:family="paragraph" style:parent-style-name="TR_20_Ana_20_Metin_20_Bold">
      <style:paragraph-properties fo:text-align="center" style:justify-single-word="false"/>
      <style:text-properties style:font-name="Lato"/>
    </style:style>
    <style:style style:name="P27" style:family="paragraph" style:parent-style-name="TR_20_Ayet">
      <style:text-properties style:font-name="Lato"/>
    </style:style>
    <style:style style:name="P28" style:family="paragraph" style:parent-style-name="TR_20_Ayet">
      <style:text-properties style:font-name="Lato" fo:language="tr" fo:country="TR"/>
    </style:style>
    <style:style style:name="P29" style:family="paragraph" style:parent-style-name="TR_20_Baslik_20_2">
      <style:text-properties style:font-name="Lato" fo:language="tr" fo:country="TR"/>
    </style:style>
    <style:style style:name="P30" style:family="paragraph" style:parent-style-name="Tr_20_Giris_20_1">
      <style:text-properties style:font-name="Lato" fo:language="tr" fo:country="TR"/>
    </style:style>
    <style:style style:name="P31" style:family="paragraph" style:parent-style-name="tr_20_son_20_ayet">
      <style:text-properties style:font-name="Lato"/>
    </style:style>
    <style:style style:name="P32"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tr" fo:country="TR"/>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style="italic" style:font-style-asian="italic"/>
    </style:style>
    <style:style style:name="T6" style:family="text">
      <style:text-properties fo:language="tr" fo:country="TR" fo:font-style="italic" style:font-style-asian="italic" style:font-style-complex="italic"/>
    </style:style>
    <style:style style:name="T7" style:family="text">
      <style:text-properties fo:language="tr" fo:country="TR" style:font-name-asian="Times New Roman"/>
    </style:style>
    <style:style style:name="T8" style:family="text">
      <style:text-properties fo:language="tr" fo:country="TR" style:font-name-complex="Zapf Dingbats"/>
    </style:style>
    <style:style style:name="T9" style:family="text">
      <style:text-properties fo:language="tr" fo:country="TR" style:font-name-complex="Menlo Regular"/>
    </style:style>
    <style:style style:name="T10" style:family="text">
      <style:text-properties fo:language="tr" fo:country="TR" style:font-name-complex="Abadi MT Condensed Extra Bold"/>
    </style:style>
    <style:style style:name="T11" style:family="text">
      <style:text-properties fo:font-weight="bold" style:font-weight-asian="bold" style:font-weight-complex="bold"/>
    </style:style>
    <style:style style:name="T12" style:family="text">
      <style:text-properties fo:font-size="13pt" style:font-size-asian="13pt" style:font-size-complex="13pt" style:font-weight-complex="bold"/>
    </style:style>
    <style:style style:name="T13" style:family="text">
      <style:text-properties fo:font-size="13pt" fo:letter-spacing="0.115cm" style:font-size-asian="13pt" style:font-size-complex="13pt" style:font-weight-complex="bold"/>
    </style:style>
    <style:style style:name="T14" style:family="text">
      <style:text-properties fo:font-weight="normal" style:font-weight-asian="normal"/>
    </style:style>
    <style:style style:name="T15" style:family="text">
      <style:text-properties fo:font-size="10pt" fo:language="tr" fo:country="TR" style:font-size-asian="10pt" style:font-weight-complex="bold"/>
    </style:style>
    <style:style style:name="T16" style:family="text">
      <style:text-properties fo:font-size="10pt" fo:font-weight="bold" style:font-size-asian="10pt" style:font-weight-asian="bold"/>
    </style:style>
    <style:style style:name="T17" style:family="text">
      <style:text-properties style:text-position="super 58%" fo:font-size="8pt" fo:language="tr" fo:country="TR" style:font-size-asian="8pt" style:font-size-complex="8pt"/>
    </style:style>
    <style:style style:name="T18" style:family="text">
      <style:text-properties style:text-position="super 58%" fo:language="tr" fo:country="TR"/>
    </style:style>
    <style:style style:name="T19" style:family="text">
      <style:text-properties style:text-position="super 58%" fo:language="tr" fo:country="TR" fo:font-weight="bold" style:font-weight-asian="bold" style:font-weight-complex="bold"/>
    </style:style>
    <style:style style:name="T20" style:family="text">
      <style:text-properties style:text-position="super 58%" fo:font-size="9pt" fo:language="tr" fo:country="TR" style:font-size-asian="9pt" style:font-size-complex="9pt"/>
    </style:style>
    <style:style style:name="T21" style:family="text">
      <style:text-properties style:text-position="super 58%" fo:font-size="10pt" fo:language="tr" fo:country="TR" style:font-size-asian="10pt"/>
    </style:style>
    <style:style style:name="T22" style:family="text">
      <style:text-properties style:text-position="super 58%" fo:language="fr" fo:country="FR"/>
    </style:style>
    <style:style style:name="T23" style:family="text">
      <style:text-properties style:font-name-asian="Times New Roman"/>
    </style:style>
    <style:style style:name="T24" style:family="text">
      <style:text-properties fo:language="en" fo:country="GB"/>
    </style:style>
    <style:style style:name="T25" style:family="text">
      <style:text-properties fo:letter-spacing="0.009cm" fo:language="tr" fo:country="TR"/>
    </style:style>
    <style:style style:name="T26" style:family="text">
      <style:text-properties fo:font-size="10.5pt" fo:language="tr" fo:country="TR" style:font-size-asian="10.5pt" style:font-size-complex="10.5pt"/>
    </style:style>
    <style:style style:name="T27" style:family="text">
      <style:text-properties fo:letter-spacing="-0.009cm"/>
    </style:style>
    <style:style style:name="T28" style:family="text">
      <style:text-properties fo:letter-spacing="-0.009cm"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SONSUZLUK BAŞLAMIŞ DURUMDA</text:h>
      <text:p text:style-name="P13"/>
      <text:p text:style-name="P13"/>
      <text:p text:style-name="P3">HARUN YAHYA (ADNAN OKTAR)</text:p>
      <text:p text:style-name="P13"/>
      <text:p text:style-name="P13"/>
      <text:h text:style-name="P4" text:outline-level="1">Okuyucuya</text:h>
      <text:p text:style-name="P13"/>
      <text:p text:style-name="P13"/>
      <text:p text:style-name="P24"><text:span text:style-name="T8"><text:tab/></text:span><text:span text:style-name="T2">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24"><text:span text:style-name="T8"><text:tab/></text:span><text:span text:style-name="T2">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24"><text:span text:style-name="T8"></text:span><text:span text:style-name="T2"><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24"><text:span text:style-name="T8"><text:tab/></text:span><text:span text:style-name="T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24"><text:span text:style-name="T8"><text:tab/></text:span><text:span text:style-name="T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24"><text:span text:style-name="T8"><text:tab/></text:span><text:span text:style-name="T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24"><text:span text:style-name="T8"><text:tab/></text:span><text:span text:style-name="T2">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13"/>
      <text:p text:style-name="P13"/>
      <text:p text:style-name="P14">Bu kitapta kullanılan ayetler, Ali Bulaç'ın hazırladığı<text:line-break/>"Kur'an-ı Kerim ve Türkçe Anlamı" isimli mealden alınmıştır.</text:p>
      <text:p text:style-name="P13"><text:soft-page-break/></text:p>
      <text:p text:style-name="P13"/>
      <text:p text:style-name="P14"><text:span text:style-name="T11">1. Baskı: </text:span>Kasım 1999, <text:s/><text:span text:style-name="T11">2. Baskı: </text:span>Ocak, 2006 <text:line-break/><text:span text:style-name="T11">3. Baskı:</text:span> Nisan 2006, <text:s/><text:span text:style-name="T11">4. Baskı:</text:span> Nisan 2010, <text:span text:style-name="T11">5. Baskı:</text:span> Aralık 2013</text:p>
      <text:p text:style-name="P13"/>
      <text:p text:style-name="P13"/>
      <text:p text:style-name="P26"><text:span text:style-name="T12">ARAŞTIRMA </text:span><text:span text:style-name="T13">YAYINCILIK<text:line-break/></text:span><text:span text:style-name="T14">Kayışdağı Mah. Değirmen sokak No: 3</text:span></text:p>
      <text:p text:style-name="P16">Ataşehir - İstanbul Tel: (0216) 660 00 59</text:p>
      <text:p text:style-name="P14"><text:span text:style-name="T2">Baskı: </text:span>Milsan Basın San. A.Ş. Cemal Ulusoy Cad.38/A</text:p>
      <text:p text:style-name="P14">Bahçelievler - İstanbul / Tel: (0 212) 471 71 50</text:p>
      <text:p text:style-name="P14">Mat sertifika: 12169</text:p>
      <text:p text:style-name="P14">milsanbasin@gmail.com</text:p>
      <text:p text:style-name="P12"/>
      <text:p text:style-name="P13"/>
      <text:p text:style-name="P26">www.harunyahya.org - www.harunyahya.net</text:p>
      <text:p text:style-name="P26">www.a9.com.tr - www.harunyahya.tv</text:p>
      <text:p text:style-name="P13"/>
      <text:p text:style-name="P13"/>
      <text:h text:style-name="P4" text:outline-level="1">İçindekiler</text:h>
      <text:p text:style-name="P12"/>
      <text:p text:style-name="P12"/>
      <text:h text:style-name="P10" text:outline-level="1">Giriş <text:tab/> 8</text:h>
      <text:h text:style-name="P10" text:outline-level="1">Maddenin Ardındaki Sır <text:tab/> 16</text:h>
      <text:h text:style-name="P10" text:outline-level="1">Zamansızlık Gerçeği <text:tab/> 58</text:h>
      <text:h text:style-name="P10" text:outline-level="1">Sonsuzluk Başlamış Durumda <text:tab/> 80</text:h>
      <text:h text:style-name="P10" text:outline-level="1">Sonuç <text:tab/> 124</text:h>
      <text:h text:style-name="P10" text:outline-level="1">Evrim Yanılgısı <text:tab/> 128</text:h>
      <text:p text:style-name="P13"/>
      <text:p text:style-name="P13"/>
      <text:h text:style-name="P4" text:outline-level="1">Yazar ve Eserleri Hakkında</text:h>
      <text:p text:style-name="P13"/>
      <text:p text:style-name="P13"/>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13"/>
      <text:h text:style-name="P5" text:outline-level="1">Giriş</text:h>
      <text:p text:style-name="P13"/>
      <text:p text:style-name="P13"/>
      <text:p text:style-name="P15">Sonsuzluk kelimesi sizin için ne ifade eder?</text:p>
      <text:p text:style-name="P15">Sonsuz zaman deyince genellikle insanların aklına yüz bin yıl, bir milyon yıl ya da bir milyar yıl gibi rakamlar gelir. Bu sürelerin çok uzun olduğu, asla tükenmeyeceği düşünülür. Sonsuz uzaklık deyince de yine genellikle akıllara yüz bin ışık yılı, bir milyon ışık yılı ya da bir milyar ışık yılı gibi uzaklıklar gelir. </text:p>
      <text:p text:style-name="P12"><text:span text:style-name="T2">Oysa bunlar son derece sınırlı düşünceler ve kavramlardır. Şöyle bir örnekle </text:span><text:span text:style-name="T4">sonsuzluğun</text:span><text:span text:style-name="T2"> ne derece olağanüstü bir büyüklük olduğunu vurgulayabiliriz: Yüz katrilyon insan olsa, tüm hayatları boyunca gece gündüz hiç durmadan sayı saysalar, üstelik yüz katrilyon yıl ömürleri olsa ve ömürleri boyunca başka hiçbir iş yapmadan bu işle uğraşsalar, yine de sonsuzluğa ulaşamazlar. Çünkü sonsuzluk, hiç bitmeyecek, başı ve sonu olmayan bir büyüklüğü ifade eder.</text:span></text:p>
      <text:p text:style-name="P12"><text:span text:style-name="T2">Allah öyle büyük bir ilme sahiptir ki insana göre "sonsuz" olan ve bu yüzden asla hesaplamaya güç yetiremeyeceği bu kavram, Allah'ın Katında sona ermiştir. Bizim için sonsuzluk asla ulaşılamayacak bir kavram gibi görünür ama aslında </text:span><text:span text:style-name="T4">Allah Katında sonsuzluk tek bir andır</text:span><text:span text:style-name="T2">… </text:span></text:p>
      <text:p text:style-name="P15">Elinizdeki kitapta sonsuzluk, zamansızlık, mekansızlık konularında hiçbir yerde bulamayacağınız açıklamaları görecek ve sonsuzluğun aslında başlamış olduğuna dair son derece önemli gerçeklerle karşılaşacaksınız. Böylece Allah'ın yüceliğini, büyüklüğünü ve yaratma sanatını bir kez daha takdir etme fırsatı bulacaksınız. İnsanların her zaman merak ettikleri; Allah'ın nerede olduğu, ölümün mahiyeti, öldükten sonra yeniden dirilme, insan için sonsuz bir yaşamın varlığı, tüm bunların ne zaman olacağı gibi pek çok sorunun da yanıtını bulacaksınız. </text:p>
      <text:p text:style-name="P15">Ama tüm bunlara geçmeden önce, anlatılacak konuların rahatlıkla kavranabilmesi açısından, yaşadığımız dünyadaki "maddenin gerçek niteliği" ve "zamansızlık" konuları detaylı olarak incelenecektir.</text:p>
      <text:p text:style-name="P15"/>
      <text:p text:style-name="P15"/>
      <text:h text:style-name="P6" text:outline-level="1">UYARI</text:h>
      <text:p text:style-name="P15"/>
      <text:p text:style-name="P15"/>
      <text:p text:style-name="P15">Okuyacağınız bu kitap, hayatın ÇOK ÖNEMLİ sırlarını içermektedir. Maddesel dünyaya, zaman kavramına ve sonsuzluğa bakış açınızı kökten değiştirecek olan bu konuları, çok dikkatli bir biçimde ve sindirerek okumalısınız. Burada anlatılacak olanlar yalnızca bir bakış açısı, farklı bir yaklaşım veya herhangi bir felsefi düşünce değil; dine inanan-inanmayan herkesin kabul edeceği, bugün bilimin de kanıtladığı kesin gerçeklerdir.</text:p>
      <text:p text:style-name="P15"/>
      <text:p text:style-name="P15"/>
      <text:h text:style-name="P6" text:outline-level="1">ÖNEMLİ AÇIKLAMA</text:h>
      <text:p text:style-name="P15"/>
      <text:p text:style-name="P15"/>
      <text:p text:style-name="P15">Maddenin ardındaki sır konusu, bazı kişilerin itirazlarına neden olmaktadır. Sözkonusu kişiler, konunun özünü yanlış anladıkları için, bu konunun vahdet-i vücud öğretisi ile aynı olduğunu iddia etmektedirler.</text:p>
      <text:p text:style-name="P15"/>
      <text:h text:style-name="P29" text:outline-level="2">Maddenin Ardındaki Sır Konusu, Vahdet-i Vücud Değildir</text:h>
      <text:p text:style-name="P15">Öncelikle şunu belirtelim ki, bu eserlerin yazarı ehl-i sünnet inancına sıkı sıkıya bağlıdır ve vahdet-i vücud öğretisini savunmamaktadır. Ayrıca unutmamak gerekir ki, vahdet-i vücud öğretisi Muhyiddin İbn Arabî gibi çok büyük İslam alimleri tarafından savunulmuştur.</text:p>
      <text:p text:style-name="P15">Vahdet-i vücud düşüncesini anlatan birçok önemli İslam aliminin, geçmişte, bu kitaplarda yer alan bazı konuları tefekkür ederek anlattıkları doğrudur. Ancak bu eserlerde anlatılanlar vahdet-i vücud düşüncesi ile aynı değildir.</text:p>
      <text:p text:style-name="P15">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text:p>
      <text:p text:style-name="P15">Gördüğümüz tüm varlıklar, dağlar, ovalar, çiçekler, insanlar, denizler, kısacası gördüğümüz herşey, Allah'ın Kuran'da var olduğunu, yoktan var ettiğini belirttiği her varlık, yaratılmıştır ve vardır. Ancak, insanlar bu varlıkların dış dünyada var ola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dış dünyada var olan aslını ise Allah görür.</text:p>
      <text:p text:style-name="P15">Sonuç olarak, maddenin beynimizde oluşan bir hayal olması onu “yok” hale getirmez. Ancak bize, insanın muhatap olduğu maddenin mahiyeti hakkında bilgi verir, ki bu da maddenin aslı ile hiçbir insanın muhatap olamadığı gerçeğidir.</text:p>
      <text:p text:style-name="P15"/>
      <text:h text:style-name="P29" text:outline-level="2"><text:soft-page-break/>Dışarıda Madde Vardır, Ancak Biz Maddenin Aslına Ulaşamayız!</text:h>
      <text:p text:style-name="P15">Madde hayaldir demek, madde yoktur demek değildir. Aksine biz görsek de görmesek de maddesel bir dünya vardır. Ancak biz bu dünyayı beynimizin içinde bir kopya -diğer bir deyişle algılarımızın yorumu olarak- görürüz. Dolayısıyla madde, bizim için hayaldir. Kaldı ki dışarıda maddenin varlığını, bizden başka gören varlıklar da vardır. Allah'ın melekleri, yazıcı olarak tayin ettiği elçileri de bu dünyaya şahitlik etmektedirler:</text:p>
      <text:p text:style-name="P28">Onun sağında ve solunda oturan iki yazıcı kaydederlerken O, söz olarak (herhangi bir şey) söylemeyiversin, mutlaka yanında hazır bir gözetleyici vardır. (Kaf Suresi, 17-18)</text:p>
      <text:p text:style-name="P15">Herşeyden önemlisi, en başta Allah herşeyi görmektedir. Bu dünyayı her türlü detayıyla Allah yaratmıştır ve Allah her haliyle görmektedir. Kuran ayetlerinde şöyle haber verilmektedir:</text:p>
      <text:p text:style-name="P28">... Allah'tan korkup-sakının ve bilin ki, Allah yaptıklarınızı görendir. (Bakara Suresi, 233)</text:p>
      <text:p text:style-name="P28">De ki: “Benimle aranızda şahid olarak Allah yeter; kuşkusuz O, kullarından gerçeğiyle haberdardır, görendir.” (İsra Suresi, 96)</text:p>
      <text:p text:style-name="P15">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28">Şüphesiz o, Bizim Katımızda olan Ana Kitap'tadır; çok yücedir, hüküm ve hikmet doludur. (Zuhruf Suresi, 4)</text:p>
      <text:p text:style-name="P28">... Katımızda (bütün bunları) saklayıp-koruyan bir kitap vardır. (Kaf Suresi, 4)</text:p>
      <text:p text:style-name="P28">Gökte ve yerde gizli olan hiçbir şey yoktur ki, apaçık olan bir kitapta (Levh-i Mahfuz'da) olmasın. (Neml Suresi, 75 )</text:p>
      <text:p text:style-name="P15"/>
      <text:p text:style-name="P15"/>
      <text:h text:style-name="P6" text:outline-level="1">SAYIN ADNAN OKTAR’IN MADDENİN GERÇEK MAHİYETİ HAKKINDAKİ AÇIKLAMALARI</text:h>
      <text:p text:style-name="P15"/>
      <text:p text:style-name="P15"/>
      <text:p text:style-name="P30">“Madde dışarıda vardır ama dışarıdaki saydam olan, <text:line-break/>simsiyah karanlık madde ile insanın bir bağlantısı olmaz”</text:p>
      <text:p text:style-name="P15"/>
      <text:p text:style-name="P12"><text:span text:style-name="T3">ADNAN OKTAR:</text:span><text:span text:style-name="T2"> Müslümanların epey bir kısmı bu konudan çekiniyorlar. Madde insanların beyninde oluşuyor görüntü olarak Allah oluşturuyor. Dışarıda vardır ama dışarıdaki saydam olan, simsiyah karanlık olan madde ile insanın bir bağlantısı olmuyor. Onu Allah biliyor. Asıl gördükleri <text:s text:c="2"/>Allah’ın beyinlerinde yarattığı görüntüdür. O görüntü de Allah’ın meydana getirdiği hafif amperdeki bir elektrikle oluşuyor. Çok az bir amperdeki elektrikle, beynine gelen çok düşük volttaki bir elektrik beyninin içerisinde, şu kadarcık et parçasının içerisinde, bütün bu alem oluşuyor. Ve adamlar konuşuyor, kavga ediyor. Elindeki çeki senedi yırtıyor birbirlerinin başına atıyor. Arbede çıkartıyorlar, kan gövdeyi götürüyor. Hepsi beyninin içinde oluşuyor. İnsanlar da rüyasında kavga ederler, olay çıkartırlar. Kaçar, kovalanır, hastaneye kalkar, bağırır çağırır, ağlar. “Aman” der “kabusmuş” der, insanlar. Dünya da işte bir rüya yeridir. Öldüğümüzde biz yine bu rüyadan başka bir rüyaya geçmiş olacağız. İnsan rüyadan rüyaya geçer. Hatta “siz tabakadan tabakaya bindirileceksiniz” diyor Allah. Ayet var “tabakadan tabakaya bindirileceksiniz”. Şeytandan Allah’a sığınırım. Rüyadan rüyaya geçiyor insanlar, hatta uyandığında diyor ki adam, ayet bu: </text:span><text:span text:style-name="T3">“Bizi yattığımız yerden kim kaldırdı?”</text:span><text:span text:style-name="T2"> diyor. Adam uyuduğu kanaatinde, uykudan kalktığı kanaatinde rüyadan kalktığı kanaatinde “Uyuyorduk biz” diyor, “Yattık kalktık burası neresi, neredeyiz biz?” diyor, “Ne oldu böyle?” diyor. Aklına da gelmiyor öldüğü. Sonra çağırıcı çağırdığında herkes o tarafa koştuğunda cehennemin arazisine giriyorlar. “Eyvah bize” diyorlar “Bu din günü” diyorlar. “Öldük” diyorlar. “Öldük ve dirildik” diyorlar. “Şimdi anladık” diyorlar. “Eyvah” diyorlar, ayet var Kuran ayeti. “Bu din günü” diyorlar. Sonra da Allah’a diyorlar: </text:span><text:span text:style-name="T3">“Ya Rabbi diyorlar, bizi geri gönder, biz anladık diyorlar, hata yaptık, eksikliklerimiz var, çok mükemmel olacağız”</text:span><text:span text:style-name="T2"> diyorlar. Allah diyor ki, </text:span><text:span text:style-name="T3">“Dönseler yine ahlaksızlıklarına devam ederler”</text:span><text:span text:style-name="T2"> diyor Allah. Çünkü onlar kendilerini çok akıllı zannediyorlar. O görüntüyü bilerek döneceklerini zannediyorlar. Halbuki Allah onları unutturarak gönderir, gönderse bile, farz edelim gönderse, gönderdiğinde ne diyecek biliyor musun? Hatta o hatırlasa, farz edelim onu hatırlasa bile, “Ya ne korkunç rüya gördüm arkadaşım” der. Ve eski azgınlığına bütün şiddeti ile devam edecektir. Rüyasında birçok dinsiz, cehenneme gittiğini görür. Etkileniyorlar mı? Yoo. Öldüğünü de görür rüyasında, etkilenmezler. Aynısıdır işte. Yani o yine etkilenmez, yine kaldığı yerden devam eder. (</text:span><text:span text:style-name="T5">Sayın Adnan Oktar’ın HarunYahya.tv’deki canlı sohbeti, 4 Mart 2010</text:span><text:span text:style-name="T2">)</text:span></text:p>
      <text:p text:style-name="P15"/>
      <text:p text:style-name="P15"/>
      <text:h text:style-name="P6" text:outline-level="1">Maddenin Gerçeği</text:h>
      <text:p text:style-name="P15"/>
      <text:p text:style-name="P15"/>
      <text:p text:style-name="P12"><text:span text:style-name="T15">K</text:span><text:span text:style-name="T2">itabın önemli bir konusunu oluşturan "maddenin gerçek niteliği" kavramı, aslı bilindiği takdirde insanın hayata bakış açısını ve yaşamını değiştirebilecek bir gerçektir. Hayatınızın anlamını, gelecekten beklentilerinizi, ideallerinizi, taleplerinizi, planlarınızı, değer verdiğiniz kavramları, sahip olduğunuz maddi şeyleri temelden ilgilendiren bir konudur. </text:span></text:p>
      <text:p text:style-name="P15">Bu bölümde bahsedilecek olan "maddenin gerçeği" konusu, elbette bugün ilk defa ortaya çıkan bir konu değildir. İnsanlık tarihi boyunca birçok düşünür ve bilim adamı arasında tartışılagelen bir kavram olmuştur. İnsanlar bu konuda en başından itibaren iki ana gruba ayrılmışlardır; materyalistler olarak tanımlanan bir grup insan, maddenin mutlak bir varlık olduğunu sanarak felsefelerini ve yaşamlarını bunun üzerine oturtmuş ve kendilerini kandırarak yaşamışlardır. Diğer bir grup insan ise samimi davranmış, düşünmekten korkmayarak daha da ileri gitmiş ve muhatap oldukları "şey"lerin aslını ve ardındaki derin anlamı kavrayarak, yaşamlarını sürdürmüşlerdir. Ancak içinde bulunduğumuz yüzyılda gelişen bilim ve teknoloji artık bu konuya son noktayı koymuş ve zaten son derece açık olan bir gerçeği yani maddenin aslıyla hiçbir zaman muhatap olmamızın mümkün olmadığını tartışmasız bir şekilde ispatlamıştır.</text:p>
      <text:p text:style-name="P15">Konunun önemi, insanın tüm yaşamını etkilemesindedir. Çünkü her insanın kısıtlı bir yaşam süresi vardır ve bu süre içinde Allah onu denemektedir. Bu sürenin ardından ise kişi dünyada seçtiği yola, gösterdiği ahlaka ve tavırlara göre kesin bir karşılık alacak, kazandıkları ile sonsuz hayatı şekillenecektir. Bu, şu anlama gelmektedir: Dünyada nasıl bir yaşam seçtiyse sonsuz yaşamında da onunla karşılık görecek, hatalarını bir daha telafi imkanı bulamayacaktır. </text:p>
      <text:p text:style-name="P12"><text:span text:style-name="T2">Bu bilinçle düşünüldüğünde, insanların dünyadaki yaşam sürelerinin ne derece değerli olduğu anlaşılır. İşte kitap boyunca işleyeceğimiz konunun önemi bundan kaynaklanmaktadır. Madem her insanın kısa bir sınav süresi vardır ve karşılığını sonsuz yaşamında kesin olarak alacaktır; o halde hiç şüphesiz bu süreyi en akılcı şekilde geçirmelidir. Ve eğer bunu yapmazsa son pişmanlık asla fayda vermeyecektir. İşte bu kitabın amacı insana, ayette bildirildiği gibi </text:span><text:span text:style-name="T4">"yapayalnız ve tek başına" </text:span><text:span text:style-name="T2">(Enam Suresi, 94) Allah'ın Huzuru’na gideceği "o gün", geri dönülmez bir pişmanlığa kapılmadan önce yardımcı olmaktır. </text:span></text:p>
      <text:p text:style-name="P15">Bu amaçla, kitapta öncelikle maddenin gerçek mahiyeti konusu bilimsel yönüyle ele alınmıştır. Başta da belirttiğimiz gibi burada anlatılanlar kesinlikle bir yorum ya da felsefi bir fikir değil, bilimin birçok alanında kesin olarak kanıtlanmış gerçeklerdir. Üstelik bu konu sanıldığı gibi karmaşık, anlaşılmaz ve zor bir konu da değildir. Düşünmekten çekinmeyen ve gerçekler karşısında samimi bir yaklaşım gösteren her kişi bu gerçek sayesinde yaşamıyla ilgili çok önemli bir noktaya kolaylıkla ulaşabilecektir.</text:p>
      <text:p text:style-name="P15">Şu an okumaya başlayacağınız gerçek belki bugüne kadar düşünüp de çözemediğiniz ya da tam anlamıyla kavrayamadığınız pek çok konunun da anahtarı olacaktır. Böylelikle hayati konuları derinlemesine kavrayabilecek, hayatın anlamını bilerek yaşayabileceksiniz.</text:p>
      <text:p text:style-name="P15"/>
      <text:h text:style-name="P29" text:outline-level="2"><text:soft-page-break/>Asırlardır Tartışılan Soru: Maddenin Gerçek Mahiyeti Nedir?</text:h>
      <text:p text:style-name="P15">Çevresini akıl ve vicdan yoluyla izleyen kişi evrendeki canlı-cansız herşeyin yaratılmış olduğunu fark eder. Peki tüm bunlar kim tarafından yaratılmıştır?</text:p>
      <text:p text:style-name="P15">Açıktır ki, evrenin her noktasında kendini belli eden "yaratılmışlık", evrenin kendisinin bir ürünü olamaz. Örneğin bir böcek kendi kendisini var etmemiştir. Güneş sistemi, bitkiler, insanlar, bakteriler, alyuvarlar, kelebekler kendi kendilerini yaratmamışlardır. Tüm bunların "tesadüfen" oluşmaları gibi bir ihtimal de elbette ki söz konusu değildir.</text:p>
      <text:p text:style-name="P15">Dolayısıyla şu sonuca varabiliriz: Gözümüzle gördüğümüz herşey yaratılmıştır... Ancak gözümüzle gördüğümüz şeylerin hiçbiri "Yaratıcı" değildir. O halde, Yaratıcı, gözümüzle gördüğümüz herşeyden başka, üstün bir varlıktır. Kendisi görünmeyen, fakat yarattığı herşeyde Kendisi’nin varlığını ve vasıflarını gösterdiği üstün bir güçtür.</text:p>
      <text:p text:style-name="P12"><text:span text:style-name="T2">İşte Allah'ın varlığını tanımayanların saptığı nokta da buradadır. Bu kişiler, Allah'ı gözleriyle görmedikleri sürece, O'nun varlığına iman etmemeye şartlandırmışlardır kendilerini. Ancak bu durumda, evrenin her yerinde apaçık görünen </text:span><text:span text:style-name="T4">"yaratılmışlık" </text:span><text:span text:style-name="T2">gerçeğini gizlemek, evrenin ve canlıların yaratılmamış olduğunu iddia etmek zorunda kalırlar. Bunu yapmak için yalanlara başvururlar. Evrim teorisi ve materyalist felsefe bu konuda başvurulan yalanların ve sonuçsuz çırpınışların en belirgin iki örneğidir.</text:span></text:p>
      <text:p text:style-name="P15">İnkar edenlerin bu temel yanılgısı, aslında Allah'ın varlığını inkar etmeyen, ancak sapkın bir Allah inancına sahip olan pek çok kişi tarafından da paylaşılmaktadır. Kimi ülkelerde, toplumun çoğunluğunu oluşturan bu gibi kişiler, Yaratılış’ı açıkça reddetmezler, ancak Allah'ın "nerede" olduğuna dair son derece batıl inançları vardır: Çoğu, Allah'ın "gökte" olduğunu sanır. Bilinçaltlarındaki batıl düşünceye göre, Allah çok uzaklardaki bir gezegenin arkasındadır ve çok nadiren "dünya işlerine" müdahale eder. Ya da hiç etmez; evreni yaratmış ve bırakmıştır, sözde insanlar kendi kaderlerini çizerler... (Allah'ı tenzih ederiz)</text:p>
      <text:p text:style-name="P15">Kimileri de Allah'ın Kuran'da bildirdiği <text:s/>Allah'ın "her yerde" olduğu gerçeğini bilirler, fakat bunun anlamını tam olarak çözemezler. Bilinçaltlarındaki batıl düşünce; Allah'ın radyo dalgaları ya da görünmez, hissedilmez bir gaz gibi, maddeleri çevrelediği şeklindedir. (Allah'ı tenzih ederiz)</text:p>
      <text:p text:style-name="P12"><text:span text:style-name="T2">Oysa bu düşünce ve baştan beri saydığımız, </text:span><text:span text:style-name="T4">Allah'ın "nerede" olduğunu</text:span><text:span text:style-name="T2"> bir türlü çözemeyen (belki de bu yüzden Allah'ın apaçık olan varlığını akılsızca inkar eden) düşünceler, ortak bir yanlışa dayanmaktadırlar: Hiçbir temeli olmayan bir ön yargıyı benimsemekte, ondan sonra da Allah ile ilgili olarak zanlara kapılmaktadırlar. </text:span></text:p>
      <text:p text:style-name="P15">Nedir bu ön yargı?</text:p>
      <text:p text:style-name="P15">Bu ön yargı maddenin varlığı ve niteliği ile ilgilidir. Bazı kimseler maddenin gerçek mahiyetiyle ilgili yanılgılara öyle şartlanmışlardır ki, bu konuda belki de hiç detaylı düşünmemişlerdir. Oysa modern bilim, maddenin mahiyetiyle ilgili ön yargıyı da yıkarak, çok önemli ve etkileyici bir gerçeği ortaya koymaktadır. İlerleyen sayfalarda Kuran'da da işaret edilen bu büyük gerçeği açıklayacağız.</text:p>
      <text:p text:style-name="P15"/>
      <text:h text:style-name="P29" text:outline-level="2"><text:soft-page-break/>Elektrik Sinyallerinden Oluşan Evren </text:h>
      <text:p text:style-name="P15">Yaşadığımız dünya ile ilgili tüm bilgilerimiz bize beş duyumuz aracılığı ile gelir. Yani biz gözümüzün gördüğü, elimizin dokunduğu, burnumuzun kokladığı, dilimizin tattığı, kulağımızın duyduğu bir dünyayı tanırız. Doğumumuzdan itibaren bu duyulara bağlı olduğumuz için bir çok insan "dış dünya"nın, duyularımızın bize tanıttığından farklı olabileceğini hiç düşünmemiştir. <text:s/>Oysa, bugün birçok bilim dalında yapılan araştırmalar son derece farklı bir anlayışı beraberinde getirmiş, algılarımız ve algıladığımız dünya ile ilgili ciddi şüphelerin oluşmasına neden olmuştur.</text:p>
      <text:p text:style-name="P15">Bu yeni anlayışın çıkış noktası ise şudur: Bizim "dış dünya" olarak algıladıklarımız, yalnızca elektrik sinyallerinin beyinde yarattığı etkilerdir. Elmanın kırmızılığı, tahtanın sertliği, dahası anneniz, babanız, aileniz, sahibi olduğunuz bütün mallar, eviniz, işiniz ve bu kitabın satırları hakkında sahip olduğumuz tek bilgi elektrik sinyallerinden ibarettir. Yani, biz hiçbir zaman dışarıdaki elmanın gerçek rengini, dışarıdaki tahtanın asıl yapısını, annemizin, babamızın, sevdiklerimizin gerçek hallerini bilemeyiz. Bunların hepsi dışarıda Allah'ın yaratması olarak vardır, ama biz yaşamımız boyunca sadece beynimizdeki kopyalarıyla muhatap oluruz.</text:p>
      <text:p text:style-name="P15">Konuyu tam olarak açıklamak için öncelikle, dış dünya hakkında bize bilgi veren duyularımızdan söz edelim.</text:p>
      <text:p text:style-name="P15"/>
      <text:h text:style-name="P29" text:outline-level="2">Nasıl Görüyoruz, Duyuyoruz, Tadıyoruz?</text:h>
      <text:p text:style-name="P12"><text:span text:style-name="T2">Görme işlemi çok aşamalı bir biçimde gerçekleşir. Görme sırasında, herhangi bir cisimden gelen ışık demetleri (fotonlar), gözün önündeki lensin içinden kırılarak geçer ve gözün arka tarafındaki retinaya ters olarak düşerler. Buradaki hücreler tarafından elektrik sinyaline dönüştürülen görme uyarıları, sinirler aracılığı ile, beynin arka kısmındaki görme merkezi adı verilen küçük bir bölgeye ulaşırlar. Bu elektrik sinyali bir dizi işlemden sonra beyindeki bu merkezde görüntü olarak algılanır. Yani görme olayı, gerçekte beynin arkasındaki küçük,</text:span><text:span text:style-name="T4"> ışığın hiçbir şekilde giremediği, kapkaranlık bir bölgede</text:span><text:span text:style-name="T2"> yaşanır.</text:span></text:p>
      <text:p text:style-name="P12"><text:span text:style-name="T2">Şimdi genelde herkesçe bilinen bu bilgi üzerinde bir kez daha dikkatlice düşünelim: Biz, "görüyorum" derken, aslında gözümüze gelen uyarıların elektrik sinyaline dönüşerek beynimizde oluşturduğu "etki"yi görürüz. Yani</text:span><text:span text:style-name="T4"> "görüyorum" derken, aslında beynimizdeki elektrik sinyallerini </text:span><text:span text:style-name="T2">seyrederiz. </text:span></text:p>
      <text:p text:style-name="P12"><text:span text:style-name="T2">Hayatımız boyunca gördüğümüz her görüntü bir kaç cm</text:span><text:span text:style-name="T17">3</text:span><text:span text:style-name="T2">'lük görme merkezinde oluşur. Okuduğunuz bu satırlar da, ufka baktığınızda gördüğünüz uçsuz bucaksız manzara da, bu küçücük yerde meydana gelmektedir. Bu arada gözden kaçırılmaması gereken bir nokta daha vardır. Az önce belirttiğimiz gibi, kafatası ışığı içeri geçirmez, yani beynin içi kapkaranlıktır. Dolayısıyla beynin, dışarıda var olan ışığın kendisiyle muhatap olması asla mümkün değildir. </text:span></text:p>
      <text:p text:style-name="P15">Buradaki ilginç durumu bir örnekle açıklayalım. Karşımızda bir mum olduğunu düşünelim. Bu mumun karşısına geçip onu uzun süre izleyebiliriz. Ama bu süre boyunca beynimiz, muma ait ışığın aslı ile hiçbir zaman muhatap olmaz. Mumun ışığını gördüğümüz anda bile kafamızın ve beynimizin içi kapkaranlıktır. Kapkaranlık beynimizin içinde, aydınlık, ışıl ışıl ve renkli bir dünyayı seyrederiz. </text:p>
      <text:p text:style-name="P15">R. L. Gregory, görme olayındaki mucizevi durumu şöyle ifade etmektedir:</text:p>
      <text:p text:style-name="P11"><text:span text:style-name="T2">Görme olayına o kadar alışmışız ki, çözülmesi gereken sorular olduğunun farkına varmak büyük bir hayal gücü gerektiriyor. Fakat bunu dikkate alın. Gözlerimize minik tepetaklak olmuş görüntüler veriliyor ve biz </text:span><text:soft-page-break/><text:span text:style-name="T2">çevremizde bunları sağlam nesneler olarak görüyoruz. Retinaların üzerindeki uyarıların sonucunda nesneler dünyasını algılıyoruz ve </text:span><text:span text:style-name="T4">bu bir mucizeden farksız aslında.</text:span><text:span text:style-name="T18">1</text:span></text:p>
      <text:p text:style-name="P15">Aynı durum diğer algılar için de geçerlidir. Ses, dokunma, tat ve koku, birer elektrik sinyali olarak beyne ulaşır ve buradaki ilgili merkezlerde algılanırlar.</text:p>
      <text:p text:style-name="P15">Duyma da benzer şekilde gerçekleşir: Dış kulak, çevredeki ses dalgalarını kulak kepçesi vasıtasıyla toplayıp orta kulağa iletir; orta kulak aldığı ses titreşimlerini güçlendirerek iç kulağa aktarır; iç kulak da bu titreşimleri elektrik sinyallerine dönüştürerek beyne gönderir. Aynı görmede olduğu gibi duyma işlemi de beyindeki duyma merkezinde gerçekleşir. Kafatası ışığı geçirmediği gibi sesi de geçirmez. Dolayısıyla bir insanın duyduğunu sesler ne kadar güçlü ve gürültülü de olsa beynin içi tamamen sessizdir.</text:p>
      <text:p text:style-name="P15">Buna rağmen en net sesler beyinde algılanır. Öylesine bir netliktir ki bu; sağlıklı bir insan kulağı hiçbir parazit, hiçbir cızırtı olmaksızın herşeyi duyar. Ses geçirmeyen beyninizde bir orkestranın senfonilerini dinlersiniz, kalabalık bir ortamın tüm gürültüsünü duyarsınız, bir yaprağın hışırtısından jet uçaklarının gürültüsüne dek geniş bir frekans aralığındaki tüm sesleri algılayabilirsiniz. Ama o anda hassas bir cihazla beyninizin içindeki ses düzeyi ölçülse burada derin bir sessizliğin hakim olduğu görülecektir.</text:p>
      <text:p text:style-name="P15">Koku algımızın oluşması da buna benzerdir: Vanilya kokusu, gül kokusu gibi uçucu moleküller, burnun epitelyum denilen bölgesindeki titrek tüylerde bulunan alıcılara gelirler ve bu alıcılarda etkileşime girerler. Bu etkileşim beynimize elektrik sinyali olarak iletilir ve koku olarak algılanır. Sonuçta bizim güzel ya da çirkin diye adlandırdığımız kokuların hepsi uçucu moleküllerin etkileşimlerinin elektrik sinyaline dönüştürüldükten sonra, beyindeki algılanış biçiminden başka bir şey değildir. Bir parfümü, bir çiçeği, sevdiğiniz bir yemeği, deniz kokusunu, hoşunuza giden ya da gitmeyen her türlü kokuyu beyninizde algılarsınız. Fakat koku molekülleri beyne hiçbir zaman ulaşamazlar. Ses ve görüntüde olduğu gibi beyninize ulaşan yalnızca elektrik sinyalleridir. Sonuç olarak, doğduğunuz andan itibaren dışarıdaki nesnelere ait olarak bildiğiniz kokular duyu organlarınız aracılığı ile hissettiğiniz elektrik uyarılarıdır. Bir kokunun dışarıdaki gerçek haliyle hiçbir zaman muhatap olmazsınız.</text:p>
      <text:p text:style-name="P15">Benzer şekilde, insan dilinin ön tarafında da dört farklı tip kimyasal alıcı vardır. Bunlar tuzlu, tatlı, ekşi ve acı tatlarına karşılık gelir. Tat alıcılarımız bir dizi kimyasal işlemden sonra bu algıları elektrik sinyallerine dönüştürür ve beyne iletirler. Bu sinyaller de beyin tarafından tat olarak algılanırlar. Bir çikolatayı ya da <text:s/>sevdiğiniz bir meyveyi yediğinizde aldığınız tat, elektrik sinyallerinin beyin tarafından yorumlanmasıdır. Dışarıdaki nesneye ise asla ulaşamazsınız; çikolatanın kendisini göremez, koklayamaz ve tadamazsınız. Örneğin, beyninize giden tat alma sinirleri kesilse, o an yediğiniz herhangi bir şeyin tadının beyninize ulaşması mümkün olmaz; tat alma duyunuzu tamamen yitirirsiniz.</text:p>
      <text:p text:style-name="P15">Bu noktada karşımıza bir gerçek daha çıkar: Bir yiyeceği tattığımızda bir başkasının o yiyecekten aldığı tadın veya bir sesi duyduğumuzda başka birisinin duyduğu sesin bizim algıladıklarımız ile aynı olduğundan emin olmamız mümkün değildir. Bu gerçekle ilgili Lincoln Barnett şöyle demektedir:</text:p>
      <text:p text:style-name="P11"><text:span text:style-name="T2">Hiç kimse kendisinin kırmızıyı ya da "Do" notasını duyuşunun başka bir insanınki ile aynı olup olmadığını bilemez.</text:span><text:span text:style-name="T18">2</text:span></text:p>
      <text:p text:style-name="P15">Dokunma duyumuza gelince de, değişen bir şey olmadığını görürüz. Bir cisme dokunduğumuzda dış dünyayı ve nesneleri tanımamıza yardımcı olacak bilgiler, derideki duyu sinirleri aracılığıyla beyne ulaştırılırlar. Dokunma hissi beynimizde oluşur. Zannedildiği gibi dokunma hissini algıladığımız yer parmak uçlarımız ya da derimiz değil, yine beynimizdeki dokunma merkezidir. Bizler nesnelerden gelen elektriksel uyarıların beynimizde değerlendirilmesi sonucu sertlik ya da yumuşaklık, sıcaklık ya da soğukluk gibi nesneleri tanımlayan farklı farklı <text:soft-page-break/>hisler duyarız. Hatta bir cismi tanımaya yarayan her türlü detayı bu uyarılar sonucunda elde ederiz. Bu önemli gerçekle ilgili olarak B. Russel ve L. Wittgeinstein gibi ünlü filozofların düşünceleri şöyledir:</text:p>
      <text:p text:style-name="P11"><text:span text:style-name="T2">…</text:span><text:span text:style-name="T7"> </text:span><text:span text:style-name="T2">Bir limonun gerçekten var olup olmadığı ve nasıl bir süreçle var olduğu sorulamaz ve incelenemez. Limon, sadece dille anlaşılan tat, burunla duyulan koku, gözle görülen renk ve biçimden ibarettir ve yalnız bu nitelikleri bilimsel bir araştırmanın ve yargının konusu olabilir. </text:span><text:span text:style-name="T4">Bilim, nesnel dünyayı asla bilemez.</text:span><text:span text:style-name="T19">3</text:span></text:p>
      <text:p text:style-name="P12"><text:span text:style-name="T2">Yani maddesel dünyanın aslına ulaşmamız imkansızdır. Muhatap olduğumuz tüm nesneler, gerçekte görme, işitme, dokunma gibi algıların toplamından ibarettir. Algı merkezlerindeki bilgileri değerlendiren beynimiz, yaşamımız boyunca maddenin bizim dışımızdaki </text:span><text:span text:style-name="T4">"aslı" ile değil, beynimizdeki kopyaları ile muhatap olur. </text:span><text:span text:style-name="T2">Biz ise bu kopyaların aslının nasıl olduğunu hiçbir zaman bilemeyiz. </text:span></text:p>
      <text:p text:style-name="P15"/>
      <text:h text:style-name="P29" text:outline-level="2">Beynimizin İçinde Oluşan "Dış Dünya"</text:h>
      <text:p text:style-name="P15">Buraya kadar anlattığımız fiziksel gerçekler bizi tartışılmaz bir sonuca ulaştırır: Bizim gördüğümüz, dokunduğumuz, duyduğumuz ve adına "madde", "dünya" ya da "evren" dediğimiz kavramların aslıyla hiçbir zaman muhatap olmayız, biz bunların sadece beynimizdeki kopya hallerini biliriz. </text:p>
      <text:p text:style-name="P15">Örneğin meyve yiyen biri, aslında meyvenin beynindeki algısıyla muhataptır,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text:p>
      <text:p text:style-name="P12"><text:span text:style-name="T2">Üzerinde düşünülmesi gereken ayrı bir nokta da</text:span><text:span text:style-name="T4"> uzaklık hissidir</text:span><text:span text:style-name="T2">. 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Bu yazıları okurken içinde oturduğunuzu sandığınız odanın da aslında içinde değilsiniz; aksine oda sizin içinizdedir. Bedeninizi görmeniz, sizi odanın içinde olduğunuza inandırır. </text:span><text:span text:style-name="T4">Ancak şunu unutmayın; bedeninizin de aslını hiçbir zaman görmediniz, hep beyninizde oluşan kopyasıyla muhatap oldunuz. </text:span></text:p>
      <text:p text:style-name="P12"><text:span text:style-name="T2">Diğer tüm algılarınız için de aynı durum geçerlidir. Örneğin siz yan odadaki televizyonun sesini duyduğunuzu sanırken aslında beyninizin içindeki sesle muhatapsınızdır. Metrelerce uzaktan geldiğini sandığınız ses de, hemen yanınızdaki kişinin konuşması da aslında beyninizdeki birkaç cm</text:span><text:span text:style-name="T20">3</text:span><text:span text:style-name="T2">'lük duyma merkezinde algılanmaktadır. Bu algı merkezinin dışında sağ, sol, ön, arka gibi bir kavram yoktur. Yani ses sağdan, soldan veya havadan size ulaşmaz; </text:span><text:span text:style-name="T4">sesin geldiği bir yön yoktur. </text:span></text:p>
      <text:p text:style-name="P15">Algıladığınız kokular da böyledir; hiçbiri uzak bir mesafeden size ulaşmaz. Koku alma merkezinizde oluşan etkileri, dışarıdaki maddelerin gerçek kokusu zannedersiniz. Oysa bir gülün görüntüsü nasıl ki görme merkezinizin içindeyse, o gülün kokusu da aynı şekilde koku alma merkezinizin içindedir; dışarıdaki gülün aslını ve kokusunu hibçir zaman bilemezsiniz. </text:p>
      <text:p text:style-name="P15">Çünkü algılarımızın bize tanıttığı "dış dünya", aynı anda beynimize ulaşan "elektrik sinyalleri bütünü"dür. Beynimiz hayatımız boyunca bu sinyalleri değerlendirir. Birçok insan da bunları maddenin dışarıdaki "aslı" sanarak yanıldığının farkında olmadan bir ömür sürer. </text:p>
      <text:p text:style-name="P12"><text:soft-page-break/><text:span text:style-name="T2">Bazı insanların aslıyla muhatap olduklarını zannettikleri "dış dünyayla" ilgili sinyalleri yorumlayıp anlamlı hale getiren de, yine bizim beynimizdir. Örneğin duyma algısını ele alalım. Kulağımızın içine gelen ses dalgalarının yorumunu yaparak onu bir senfoniye çeviren aslında beynimizdir. Yani biz müziğin beynimizin yorumladığı halini biliriz, dışarıdaki aslını değil. Renkleri görürken de aslında gözümüze ulaşan sadece ışığın </text:span><text:span text:style-name="T4">farklı dalga boylarıdır.</text:span><text:span text:style-name="T2"> Bu farklı dalga boylarını renklere çeviren yine beynimizdir. </text:span><text:span text:style-name="T4">"Dış dünyadaki renklerin nasıl olduğu bizim için meçhuldur.</text:span><text:span text:style-name="T2"> Biz elmanın gerçek kırmızısıyla, gökyüzünün gerçek mavisiyle, ağaçların gerçek yeşiliyle hiçbir zaman muhatap olmayız. </text:span><text:span text:style-name="T4">Dış dünya, tamamen algılayana bağlıdır.</text:span></text:p>
      <text:p text:style-name="P15">Nitekim gözdeki retinada oluşan küçük bir bozukluk renk körlüğüne sebep olur. Kimi insan maviyi yeşil, kimisi kırmızıyı mavi, kimisi de renkleri grinin çeşitli tonları şeklinde algılar. Bu noktadan sonra dışarıdaki nesnenin renkli olup olmaması önemli değildir.</text:p>
      <text:p text:style-name="P15"/>
      <text:h text:style-name="P29" text:outline-level="2">Dış Dünya Olmadan da Algılar Dünyası Meydana Gelebilir</text:h>
      <text:p text:style-name="P15">Gördüğümüz ve yaşadığımız her şeyin beynimizde var olduğunu, dışarıda var olan maddenin aslını hiç bilmediğimizi ortaya koyan gerçeklerden biri de, beynimizde algıların oluşması için dış dünyaya ihtiyacımız olmamasıdır. Bugün simülatörler gibi birçok teknolojik gelişme ve ayrıca rüyalarımız bu gerçeğin en önemli delilleridir.</text:p>
      <text:p text:style-name="P12"><text:span text:style-name="T2">Bilim yazarı Rita Carter, </text:span><text:span text:style-name="T6">Mapping The Mind</text:span><text:span text:style-name="T2"> isimli kitabında, "görmek için gözlere ihtiyaç yoktur" diyerek, bilim adamları tarafından gerçekleştirilen önemli bir deneye yer vermektedir. Deneyde görme özürlü kişilere, video resimlerini titreşimlere dönüştüren bir cihaz takıldı. Bu kişilerin gözlerinin yanına takılan bir kamera ise uyarıları bu kişinin beynine gönderiyordu. Böylece bu kişi sürekli olarak görsel dünyadan uyarı alabiliyordu. Hastalar bir süre sonra gerçekten görüyormuş gibi davranmaya başladılar. Örneğin, cihazlardan birinde görüntüyü yaklaştırmak için bir lens vardı. Bu lens hasta uyarılmadan çalıştırıldığında, hasta görüntüyü büyüyerek üzerine geliyormuş gibi gördüğü için iki kolu ile kendini koruma ihtiyacı hissetmiştir.</text:span><text:span text:style-name="T21">4</text:span></text:p>
      <text:p text:style-name="P15">Bu deneyde de görüldüğü gibi, algılarımızın oluşması için dış dünyada maddi bir karşılıklarının bulunması şart değildir. Tüm uyarılar yapay olarak da oluşturulabilmektedir.</text:p>
      <text:p text:style-name="P15"/>
      <text:h text:style-name="P29" text:outline-level="2">Rüyalarda yaşadığımız "algılar dünyası"</text:h>
      <text:p text:style-name="P15">İnsan dış dünya olmadan da tüm algıları bütün canlılığı ile yaşayabilir ve buna verilebilecek en açık örnek, daha önce de bahsettiğimiz gibi rüyalardır. Bir insan rüyası sırasında gözleri kapalı olarak yatağında yatar. Ancak buna rağmen, gerçek hayatında karşılaştığı olayların, yaşadığı hislerin, uyarıların tamamını rüyalarında, gerçeklerinden ayırt edilemeyecek kadar gerçekçi olarak algılar. Bu gerçeğe, bu kitabı okuyan insanların tamamı bizzat kendi uykularında sık sık şahit olurlar. Örneğin, gece yatağında sessiz ve sakin bir ortamda, çevresinde ikinci bir kişi dahi yokken yatan bir insan, rüyasında kendisini çok kalabalık bir mekanda, bir tehlike içinde görebilir. Can havliyle bu tehlikeden kaçtığını, bir duvarın arkasına sığındığını gerçekmiş gibi yaşayabilir. Hatta rüyasında gördükleri o kadar gerçekçidir ki, korku ve panik duygusunu gerçekten tehlikeli bir ortam varmış gibi aynısı ile hisseder. Her gürültüde yüreği ağzına gelir, korkudan titrer, kalbi hızla atar, terler, insan bedeni tehlike anlarında neler hissederse, fiziksel olarak ne tepkiler verirse hepsini aynen yaşar. </text:p>
      <text:p text:style-name="P15"><text:soft-page-break/>Rüyasında yüksek bir yerden aşağı düşen bir insan da bunu bütün vücudu ile hisseder. Oysa o anda yatağında hiç kıpırdamadan yatmaktadır. Ya da, rüyasında ayağı kayıp su birikintisinin içine düştüğünü gören bir insan, tüm kıyafetlerinin ıslandığını, çıkan rüzgar nedeniyle üşüdüğünü hissedebilir. Ancak bulunduğu yerde ne bir su birikintisi, ne de rüzgar vardır. Hatta çok sıcak bir odada uyuyor olmasına rağmen ıslaklığı ve üşümeyi, aynı uyanıkken olduğu gibi yaşar.</text:p>
      <text:p text:style-name="P15">Veya rüyasında maddenin aslı ila muhatap olduğunu iddia eden bir kişi kendinden son derece emin olabilir. Kendisine "dış dünyanın aslıyla muhatap olmanın mümkün olmadığını" anlatan arkadaşının omzuna elini koyarak "Şimdi sen elimi omzunda hissetmiyor musun? O zaman nasıl maddenin gerçeğini görmediğini söyleyebiliyorsun? Nereden çıkarıyorsun bu iddiaları? Gel seninle bir Boğaz turu yapalım, hem bu konuyu konuşuruz, bir de böyle bir konuya neden inanıyorsun bana anlatırsın" diyebilir. Derinleşen uykusunda gördüğü bu rüya o kadar nettir ki, keyifle arabanın kontağını açıp motora yavaş yavaş gaz verir ve sonra aniden pedala basıp arabayı adeta sıçratır. Yolda hızla giderken ağaçlar ve yol çizgileri süratten adeta blok bir görüntü oluşturur. Bir yandan da temiz Boğaz havasını alır. Tam arkadaşına itiraz etmeye, o anda maddenin aslını gördüğünü anlatmaya hazırlanırken saatinin ziliyle uyanır. Ancak ne ilginçtir ki, rüyasında maddenin aslıyla muhatap olmadığımız gerçeğine itiraz eden bu insan, uyanıkken de gördüklerinin zihninde oluşan kopya görüntüler olduğunu anlatan bir arkadaşı yanında olsa, ona da aynı şekilde itiraz edecektir.</text:p>
      <text:p text:style-name="P15">İnsanlar rüyalarından uyandıklarında o ana kadar görmüş olduklarının hayal olduğunu anlarlar, ama "uyanma" görüntüsüyle başlayan ve adına "gerçek hayat" dedikleri hayatın gerçek yapısından nedense hiç kuşkulanmazlar. Oysa, "gerçek hayatımız" dediğimiz görüntüleri algılayış şeklimiz, rüyalarımızı algılayış şeklimizle tamamen aynıdır. Her ikisini de zihnimizde görürüz. Ve rüyalarımızdan uyandırılmadığımız sürece, onların bir hayal olduğunu anlamayız. Ancak uyandığımız zaman "demek ki gördüklerim bir rüyaymış" deriz. Öyle ise şu anda gördüklerimizin bir rüya olmadığını nasıl ispatlayabiliriz? Sadece henüz uyandırılmamış olduğumuz için, içinde bulunduğumuz anı gerçek zannediyor olabiliriz. Her gece gördüğümüz rüyalardan daha uzun süren bu rüyadan bir gün uyandırıldığımızda, bu gerçekle karşılaşacak olabiliriz. Ve bunun aksini söyleyerek ispatlayabileceğimiz hiçbir delilimiz yoktur. </text:p>
      <text:p text:style-name="P15">Dünya hayatının bir rüya gibi olduğu, bu rüyadan "büyük bir uyanış" ile uyanıldığında, insanların rüya gibi bir alemde yaşadıklarını anlayacakları, İslam alimleri tarafından da dile getirilen bir gerçektir. Üstün ilmi nedeniyle Şeyh-i Ekber (En Büyük Şeyh) olarak anılan büyük İslam alimi Muhyiddin Arabi, bir sözünde, Peygamber Efendimiz (sav)'in bir hadisini aktararak, dünya hayatını rüyalarımıza şöyle benzetmiştir:</text:p>
      <text:p text:style-name="P11"><text:span text:style-name="T2">Hazreti Muhammed Aleyhisselam "insanlar uykudadır, öldükleri vakit uyanırlar" buyurmuştur. Demek ki, dünya hayatında gördüğü şeyler uyuyan kimsenin rüyasında gördüğü şeyler gibidir...</text:span><text:span text:style-name="T18">5</text:span></text:p>
      <text:p text:style-name="P15">Bir ayette ise Allah insanların kıyamet gününde tekrar diriltildiklerinde şöyle diyeceklerini bildirmektedir:</text:p>
      <text:p text:style-name="P28">Demişlerdir ki: "Eyvahlar bize, uykuya-bırakıldığımız yerden bizi kim diriltip-kaldırdı? Bu, Rahman (olan Allah)ın va'dettiğidir, (demek ki) gönderilen (elçi)ler doğru söylemiş". (Yasin Suresi, 52)</text:p>
      <text:p text:style-name="P15">Ayette de görüldüğü gibi, insanlar kıyamet günü aynı bir rüyadan uyanır gibi uyanmaktadırlar. Bir insan, ağır bir uykuya daldığı ve rüya gördüğü sırada aniden uyandırıldığında kendisini uyandıranın kim olduğunu nasıl sorgularsa, bu insanlar da aynı şekilde kendilerini kimin uyandırdığını sormaktadırlar. Allah'ın bu ayette de bildirdiği gibi, dünya hayatı gördüğümüz bir rüya gibidir ve her insan bu rüyadan uyandırılacak ve gerçek hayatı olan ahiret hayatına dair görüntüleri görmeye başlayacaktır.</text:p>
      <text:p text:style-name="P15"/>
      <text:p text:style-name="P15"/>
      <text:h text:style-name="P4" text:outline-level="1"><text:span text:style-name="T24">DÜNYA BİR RÜYA YERİDİR. ''İNSANLAR UYKUDADIRLAR,</text:span> ÖLÜM İLE UYANIRLAR.''</text:h>
      <text:p text:style-name="P20"/>
      <text:p text:style-name="P12"/>
      <text:p text:style-name="P12"><text:span text:style-name="T4">SUNUCU: </text:span><text:span text:style-name="T2">Efendimiz (sav)’in de böyle bir hadisi var. “Sizlerin içlerinizde en kötünüz, dünyayı sevendir” diyor Hocam.</text:span></text:p>
      <text:p text:style-name="P12"><text:span text:style-name="T4">ADNAN OKTAR: </text:span><text:span text:style-name="T2">Hayır, dünyanın ne olduğunu bilseler, sevmezler, bu kadar bağlanmazlar. Ne olduğundan haberleri yok. Şimdi mesela ben bu fincanı elime alıyorum; yani bayağı net. Çok çok net. 3 boyutlu görünüyor. Yani görüntü gibi görünmüyor. Benden uzakta görünüyor ayrıca, yani o kadar kaliteli bir görüntü oluşuyor beynimde. Bir de his var, yani dokunma hissi de oluşmuş. Bu da beynimin içinde. Ama sanki uzakta dokunuyormuşum gibi. Yani his kalitesi 3 boyutlu olduğu için, gerçekten uzakta dokunuyormuşum imajı veriyor şu an bana. Bir de tadı var. Yani alenen ıhlamur. Şekerli, kokusu da var. Şimdi inanmayan beri gelsin. Halbuki hepsi beynimin içerisinde oluyor. İşte bu görüntünün ve hislerin 3 boyutlu kalitesinden dolayı, üçü de çok, beşi de çok kalitelidir hislerin. Yani çok kaliteli yaratıyor Allah hisleri. Yani kusursuz, temiz ve çok nettir. Ama ahiret daha nettir tabii.... </text:span></text:p>
      <text:p text:style-name="P12"><text:span text:style-name="T7"><text:s/></text:span><text:span text:style-name="T4">CİHAT GÜNDOĞDU: </text:span><text:span text:style-name="T2">Hadis-i şerifte de Hocam, sizin söylediğiniz gibi, inşaAllah: “İnsanlar uykudadırlar, ölüm ile uyanırlar” diye geçiyor inşaAllah. </text:span></text:p>
      <text:p text:style-name="P12"><text:span text:style-name="T4">ADNAN OKTAR: </text:span><text:span text:style-name="T2">“İnsanlar uykudadırlar, ölüm ile uyanırlar.” Uyanırlar, yine bir uykuya geçmiş olurlar, tabii. Ama bak bu çok net, yani konuyu tam açıklıyor. “İnsanlar uykudadırlar, ölüm ile uyanırlar.” İşte bizim anlattığımız konunun bir özeti bu. Ve bunu Peygamber (sav) söylüyor. Mesela rüyasında bir şey görüp ağlamak nasıl mantıksızsa, üzülmek nasıl mantıksızsa, aynı şekilde dünyada bir şey olduğunda, ona üzülüp ağlamak da aynı şekilde mantıksızdır. </text:span><text:span text:style-name="T6">(Sayın Adnan Oktar’ın HarunYahya.tv’deki canlı sohbeti, 4 Mart 2010)</text:span></text:p>
      <text:p text:style-name="P17"/>
      <text:p text:style-name="P15"/>
      <text:h text:style-name="P7" text:outline-level="2">Algılayan Kim?</text:h>
      <text:p text:style-name="P15">Buraya kadar anlaşılacağı gibi, birçok insanın içinde yaşadığımızı sandığı ve "dış dünya" adını verdiğimiz maddesel dünyanın aslıyla hiçbir zaman muhatap olamayız. Ama asıl önemli soru burada ortaya çıkar: Bildiğimiz hiçbir maddesel varlığın gerçeğine ulaşamıyorsak, o halde beynimiz nedir? Beynimiz de kolumuz, bacağımız ya da başka herhangi bir nesne gibi maddesel dünyanın bir parçası olduğuna göre, onun da aslına hiçbir zaman ulaşamayız.</text:p>
      <text:p text:style-name="P15">Beyni analiz ettiğimizde karşımıza, diğer canlı organlarda da bulunan protein ve yağ moleküllerinden daha farklı bir malzeme çıkmaz. Yani beyin dediğimiz et parçasında, görüntüleri seyrederek yorumlayacak, bilinci oluşturacak, kısacası "ben" dediğimiz şeyi var edebilecek bir şey yoktur.</text:p>
      <text:p text:style-name="P15">R. L. Gregory beynin içinde görüntünün algılanması ile ilgili insanların düştükleri bir yanılgıyı şöyle dile getirmektedir:</text:p>
      <text:p text:style-name="P11"><text:span text:style-name="T2">Gözlerin beyinde resimler oluşturduğunu söylemeye yönelik bir eğilim söz konusudur, fakat bundan kaçınmak gerekir. Beyinde bir resim oluştuğu söylenirse bunu görmesi için içte bir göz daha olması gerekir -fakat bu gözün resmini görebilmek için bir göze daha ihtiyaç olacaktır,... ve bu da sonsuz bir göz ve resim olması anlamına gelir. Bu mümkün olamaz.</text:span><text:span text:style-name="T18">6</text:span></text:p>
      <text:p text:style-name="P15">Maddeden başka bir varlığı kabul etmeyen materyalistlerin içinden çıkamadıkları asıl nokta burasıdır: Gören, gördüğünü algılayan ve tepki veren "içteki göz" kime aittir?</text:p>
      <text:p text:style-name="P15">Karl Pribram da bilim ve felsefe dünyasında, algıyı hissedenin kim olduğu ile ilgili bu önemli arayışa dikkat çekmiştir:</text:p>
      <text:p text:style-name="P11"><text:span text:style-name="T2">Yunanlılardan beri, filozoflar "makinenin içindeki hayalet", "küçük insanın içindeki küçük insan", vb. üzerine düşünüp durmuşlardı. Ben </text:span><text:span text:style-name="T4">-beyni kullanan varlık- nerededir? Asıl bilmeyi gerçekleştiren kim?</text:span><text:span text:style-name="T2"> Assisi'li Aziz Francis'in de söylemiş olduğu gibi: "Aradığımız şey bakanın ne olduğudur."</text:span><text:span text:style-name="T18">7</text:span></text:p>
      <text:p text:style-name="P15">Şimdi şunu düşünün: Elinizdeki kitap, içinde oturduğunuz oda, kısaca önünüzdeki bütün görüntüler beyninizin içinde görülmektedir. Peki bu görüntüleri atomlar mı görüyor? Hem de kör, sağır, bilinçsiz atomlar... Neden atomların bir kısmı bu özellikleri kazanmış da, diğerleri kazanamamış?... Düşünmemiz, kavramamız, hatırlamamız, sevinmemiz, üzülmemiz, bütün bunlar bu atomların arasındaki kimyasal reaksiyonlardan mı ibaret?</text:p>
      <text:p text:style-name="P15">Bu soruları dikkatle düşündüğümüzde, atomlarda irade aramanın bir anlamı olmadığını görürüz. Açıktır ki, gören, işiten ve hisseden varlık, madde ötesinde bir varlıktır. Peki bu görüntüleri beyninizin içinde gören kimdir? Beyninizin içinde, bir göze ihtiyaç duymadan bu kitabın görüntüsünü gören, gördüklerini anlayan, okuduklarından etkilenen, bunlar üzerinde düşünen kimdir? Beyne ulaşan elektrik sinyallerini bir kulağa ihtiyaç duymadan, bir dostunun sesi veya en sevdiği şarkı olarak dinleyen, dinlediklerinden zevk alan kimdir?</text:p>
      <text:p text:style-name="P25">İşte bu varlık "ruh"tur.</text:p>
      <text:p text:style-name="P15">Dışarıda var olan maddenin beyindeki kopyalarını gören, duyan, hisseden, algılayan, yorumlayan ruhtur. Bu satırları yazan ve okuyan akıllı varlıklar, birer atom ve molekül yığını -ve bunların arasındaki kimyasal reaksiyonlar- değil, birer "ruh"tur.</text:p>
      <text:p text:style-name="P15"/>
      <text:h text:style-name="P29" text:outline-level="2"><text:soft-page-break/>Gerçek Mutlak Varlık</text:h>
      <text:p text:style-name="P15">Tüm bu gerçekler, bizi çok önemli bir soruyla daha karşı karşıya getirir: Madem maddesel dünyanın aslına dair hiçbir şey bilmiyoruz ve sadece beynimizdeki kopya görüntülerle muhatabız, o halde bu görüntülerin kaynağı nedir?...</text:p>
      <text:p text:style-name="P15">Peki bizim ruhumuza yıldızları, dünyayı, bitkileri, insanları, bedenimizi ve gördüğümüz diğer herşeyi sürekli olarak seyrettiren kimdir?</text:p>
      <text:p text:style-name="P15">Çok açıktır ki, içinde yaşadığımız tüm maddesel evreni yaratan ve sürekli yaratmaya devam eden üstün bir Yaratıcı vardır. Bu Yaratıcı sonsuz bir güç ve bilgi sahibidir. </text:p>
      <text:p text:style-name="P15">O Yaratıcı alemlerin Rabbi olan Allah'tır.</text:p>
      <text:p text:style-name="P15">Göklerin ve yerin, yani evrenin sabit ve kararlı olmadığı, sadece Allah'ın yaratmasıyla varlık buldukları ve O yaratmayı durdurduğunda yok olacakları <text:s/>bir ayette şöyle ifade edilir:</text:p>
      <text:p text:style-name="P28">Şüphesiz Allah, gökleri ve yeri zeval bulurlar diye (her an kudreti altında) tutuyor. Andolsun, eğer zeval bulacak olurlarsa, Kendisinden sonra artık kimse onları tutamaz. Doğrusu O, Halim'dir, bağışlayandır. (Fatır Suresi, 41)</text:p>
      <text:p text:style-name="P15">Daha önce de belirttiğimiz gibi, insanların çoğu, Allah'ın gücünü kavrayamadıklarından, büyük bir cehaletle Yüce Allah'ı göklerde bir yerlerde bulunan ve dünya işlerine müdahale etmeyen bir varlık olarak düşünürler. (Allah'ı tenzih ederiz) Bu sapkın mantığın temeli, evrenin sadece bir maddeler bütünü olduğu, Allah'ın ise bu maddelerin "dışında" bir yerlerde bulunduğu şeklindeki yanılgıdır. (Allah'ı tenzih ederiz)</text:p>
      <text:p text:style-name="P15">Gerçek mutlak varlık Allah'tır. Yani var olan sadece Allah'tır, madde mutlak varlık değildir. Dışarıda var olan maddeler dünyası Allah'ın üstün yaratışının bir eseridir Allah "her yerde"dir ve her yeri kaplamaktadır. Bu gerçek Kuran'da şöyle açıklanır:</text:p>
      <text:p text:style-name="P28">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5">Allah'ın mekandan münezzeh olduğu ve her yeri çepeçevre kuşattığı gerçeği bir başka ayette de şöyle bildirilmektedir: </text:p>
      <text:p text:style-name="P28">Doğu da Allah'ındır, batı da. Her nereye dönerseniz Allah'ın yüzü (kıblesi) orasıdır. Şüphesiz ki Allah kuşatandır, bilendir. (Bakara Suresi, 115)</text:p>
      <text:p text:style-name="P15">Bu gerçeğin kavranmasıyla, şirk koşmadan, Allah'ı birleyerek iman tam anlamıyla oluşur. Çünkü Allah'tan başka tüm varlıkların gölge varlıklar olduklarını bilen bir insan, kesin bir imanla (hakkel yakin derecesinde) "yalnızca Allah vardır, O'ndan başka ilah (güç sahibi varlık) yoktur" der. </text:p>
      <text:p text:style-name="P15">Allah'ı gözleriyle görmediği için Allah'ın varlığına inanmayanların maddeci iddiaları da, maddenin gerçek mahiyeti öğrenildiğinde tamamen yıkılır. Çünkü bu gerçeği öğrenen kişi, kendi varlığının bir hayal niteliğinde olduğunu anlar. Hayal olan bir varlığın ise, mutlak olan bir varlığı göremeyeceğini kavrar. Nitekim Kuran'da, insanların Kendisi’ni göremediği, ama Kendisi’nin onları gördüğünü Rabbimiz şöyle açıklar:</text:p>
      <text:p text:style-name="P28">Gözler O'nu idrak edemez; O ise bütün gözleri idrak eder... (En'am Suresi, 103) </text:p>
      <text:p text:style-name="P12"><text:soft-page-break/><text:span text:style-name="T2">Elbette ki biz insanlar Allah'ın varlığını gözlerimizle göremeyiz. Ama biliriz ki, Allah bizim içimizi, dışımızı, bakışlarımızı, düşüncelerimizi tam olarak kuşatmıştır. Bu nedenle Allah Kuran'da Kendisi’nin </text:span><text:span text:style-name="T4">"kulaklara ve gözlere malik olan"</text:span><text:span text:style-name="T2"> (Yunus Suresi, 31) olduğunu bildirmektedir. Allah'ın bilgisi dışında biz tek bir söz söyleyemeyiz, hatta tek bir nefes dahi alamayız. Bundan dolayı Allah bizim yaptığımız herşeyi bilir, bu durum Kuran'da da şöyle belirtilmiştir: </text:span></text:p>
      <text:p text:style-name="P28">Şüphesiz, yerde ve gökte Allah'a hiçbir şey gizli kalmaz. (Al-i İmran Suresi, 5) </text:p>
      <text:p text:style-name="P12"><text:span text:style-name="T2">Beynimizdeki kopya dünyayı seyrederken yani hayatımızı sürerken de, bize en yakın olan varlık, Allah'ın Kendisi’dir. Allah'ın Kuran'da bildirdiği </text:span><text:span text:style-name="T4">"Andolsun, insanı Biz yarattık ve nefsinin ona ne vesveseler vermekte olduğunu biliriz. Biz ona şahdamarından daha yakınız" </text:span><text:span text:style-name="T2">(Kaf Suresi, 16) ayetinin sırrı da bu gerçekte gizlidir. Yüce Rabbimiz </text:span><text:span text:style-name="T4">Allah insanı çepeçevre kuşatmıştır ve ona "sonsuz yakın"dır.</text:span></text:p>
      <text:p text:style-name="P12"><text:span text:style-name="T2">Allah insanlara </text:span><text:span text:style-name="T4">"sonsuz yakın"</text:span><text:span text:style-name="T2"> olduğunu, </text:span><text:span text:style-name="T4">"kullarım Beni sana soracak olursa, muhakkak ki Ben (onlara) pek yakınım..."</text:span><text:span text:style-name="T2"> (Bakara Suresi, 186) ayeti ile de bildirir. Bir başka ayette geçen, </text:span><text:span text:style-name="T4">"muhakkak Rabbin insanları çepeçevre kuşatmıştır"</text:span><text:span text:style-name="T2"> (İsra Suresi, 60) ifadesi de yine aynı gerçeği haber verir.</text:span></text:p>
      <text:p text:style-name="P12"><text:span text:style-name="T2">Birçok insan kendisine en yakın olan varlığın yine kendisi olduğunu sanarak yanılır. Oysa Allah bize, kendimizden bile daha yakındır. </text:span><text:span text:style-name="T4">"Hele can boğaza gelip dayandığında, ki o sırada siz (sadece) bakıp-durursunuz, Biz ona sizden daha yakınız; ancak görmezsiniz."</text:span><text:span text:style-name="T2"> (Vakıa Suresi, 83-85) ayetleriyle de bu gerçeği bildirmiştir. Ancak ayette de bildirildiği gibi bazı insanlar gözleriyle görmedikleri için bu olağanüstü gerçekten habersiz yaşarlar.</text:span></text:p>
      <text:p text:style-name="P12"><text:span text:style-name="T2">Kendilerini yaratanın Allah olduğunu kabul eder, ancak yaptıkları işlerin kendilerine ait olduğunu zannederler. Oysa, insanın her yaptığı fiil Allah'ın izniyle yaratılır. Örneğin, bir kitap yazan insan Allah'ın izniyle o kitabı yazar. O kitaptaki her cümle, her fikir, her paragraf Allah'ın dilemesiyle meydana gelir. Allah bu çok önemli gerçeği birçok ayeti ile bildirmektedir. Bu ayetlerden biri, </text:span><text:span text:style-name="T4">"... sizi de, yapmakta olduklarınızı da Allah yaratmıştır"</text:span><text:span text:style-name="T2"> (Saffat Suresi, 96) ayetidir. Allah, </text:span><text:span text:style-name="T4">"... attığın zaman sen atmadın, ama Allah attı..."</text:span><text:span text:style-name="T2"> (Enfal Suresi, 17) ayetiyle ise, her yaptığımızın Kendisi’ne ait fiiller olduğunu bildirmektedir. </text:span></text:p>
      <text:p text:style-name="P15">Gerçek budur. Bir insan bunu kabullenmek istemeyebilir, ama bu hiçbir şeyi değiştirmez. </text:p>
      <text:p text:style-name="P15"/>
      <text:h text:style-name="P29" text:outline-level="2">Maddenin Gerçeğini Bilmek Dünya Hırsını Ortadan Kaldırır</text:h>
      <text:p text:style-name="P15">Buraya kadar anlattığımız konu, yaşamınız boyunca size anlatılmış en büyük gerçeklerden biridir. Çünkü tüm maddesel dünyanın gerçekte bir "gölge varlık" olduğunu ispatlayan bu konu, Allah'ın varlığının ve yaratışının kavranmasının, O'nun yegane mutlak varlık olduğunun anlaşılabilmesinin anahtarıdır. Aynı zamanda hem insanın ne kadar aciz olduğunun ilmi ve reddedilemez bir ispatıdır, hem de Allah'ın muhteşem sanatının bir tecellisidir. Bu nedenle de bu ilim insanları iman etmeye mecbur etmekte, iman etmemeyi imkansız hale getirmektedir. Bazı insanların bu gerçekten kaçmalarının ana sebebi de budur.</text:p>
      <text:p text:style-name="P15">Burada anlatılanlar, tıpkı bir fizik kanunu veya bir kimya formülü kadar kesin gerçeklerdir. İnsanlar yeri geldiğinde en zor matematik problemlerini bile çözebilmekte, anlaşılması çok zor görülen pek çok konuyu kavrayabilmektedirler. Ama aynı kişilere, maddenin, insanların zihinlerinde oluşan bir görüntüden ibaret olduğu, maddenin aslıyla hiçbir şekilde muhatap olamayacakları anlatıldığında, bunu bir türlü anlamaya <text:soft-page-break/>yanaşmamaktadırlar. Bu, son derece "abartılı" bir anlayışsızlık durumudur. Çünkü burada anlatılan konunun kavranması, tıpkı bir insanın, "iki çarpı iki kaç eder?", "kaç yaşındasın?" gibi sorulara vereceği cevaplar kadar kolaydır. Dünyayı nerede gördüğünü hangi bilim adamına, hangi nöroloji profesörüne sorsanız size "tabii ki beynimde" diye cevap verecektir. Hatta, bu gerçeği lise biyoloji kitaplarında dahi bulabilirsiniz. Ancak tüm bu açıklığa rağmen, maddesel dünyayı beynimizde algıladığımıza dair bilgi ve bu bilginin insanı ulaştırdığı sonuçlar görmezlikten gelinebilmektedir. Bilim tarafından ispatlanmış en önemli gerçeklerden birinin insanların gözünden bu kadar büyük bir titizlikle saklanması büyük bir olaydır aslında. </text:p>
      <text:p text:style-name="P15">İnsanların, bütün bilimsel gerçekleri kolaylıkla kabul edip, bu gerçekten bu kadar çok korkup kaçmalarının temel sebebi ise, maddenin gerçeğini öğrenmenin bu kişilerin hayata bakış açılarını temelinden değiştirecek olmasıdır. Maddeyi ve kendilerini mutlak varlık olarak kabul edenler ve tüm hayatlarını buna bağlı olarak kuranlar, bir anda kendilerinin, eşlerinin, çocuklarının, sahip oldukları tüm servetin bir hayal olduğunu anlayacaklardır. İşte insanların bu gerçekten bu kadar korkmalarının, anladıkları halde anlamazlıktan gelmelerinin, bir ilkokul çocuğunun dahi kolaylıkla kavrayabileceği bir gerçeği son derece anlamsız itirazlarla yok etmeye çalışmalarının ardında yatan neden, bu dünya hırslarını kaybetme korkusudur. </text:p>
      <text:p text:style-name="P12"><text:span text:style-name="T2">Mallara, oğullara, dünyanın geçici süslerine hırsla bağlı olan biri için bu gerçekten de büyük bir korku sebebidir. Çünkü bu gerçeği anladığında, daha ölmeden ölmüş, malını ve canını teslim etmiş olacaktır. Allah </text:span><text:span text:style-name="T4">"Eğer sizden onları(n tümünü) isteyip sizi çıplak bırakacak olursa, cimrilik edersiniz ve sizin kinlerinizi de ortaya çıkarmış olur." </text:span><text:span text:style-name="T2">(Muhammed Suresi, 37) ayetiyle, insanlardan tüm mallarını istediğinde onların nasıl direneceklerini ve cimrilik ederek kinleneceklerini bildirmektedir. Bir insan maddenin gerçeğini öğrendiğinde ise, zaten malının, canının Allah'a ait olduğunu, verecek veya vermemekte direnecek bir şeyi olmadığını anlayacak, ölmeden önce herşeyiyle Allah'a teslim olacaktır. Samimi iman edenler için bu bir güzellik, şeref ve Allah'a yakınlığa bir vesiledir. İmansız veya zayıf imanlı insanlar ise, bu güzelliği fark edemedikleri için bu gerçeği büyük bir ısrarla reddederler. </text:span></text:p>
      <text:p text:style-name="P15"/>
      <text:h text:style-name="P29" text:outline-level="2">Maddenin Gerçeği Gizlenmediğinde Oluşacak Ortam</text:h>
      <text:p text:style-name="P15">Maddenin aslı ile muhatap olmadıklarını, yalnızca Allah'ın kendilerine izlettirdiği görüntüler ile iç içe olduklarını bilen insanların tüm yaşamları, hayata bakış açıları ve değer yargıları değişecektir. Bu, hem kişisel hem de toplumsal anlamda faydalı bir değişim olacaktır. Çünkü bu gerçeği gören insan, Allah'ın Kuran'da bildirdiği üstün mümin ahlakını hiç zorlanmadan yaşayacaktır.</text:p>
      <text:p text:style-name="P15">Dünyaya önem vermeyen, maddenin aslı ile muhatap olamadığınız gerçeğini anlayan insanlar için önem verilmesi gereken, maneviyat olacaktır. Allah'ın her an kendisini işittiğini ve gördüğünü bilen, yaptığı her hareket nedeniyle ahirette hesap vereceğini idrak eden bir kişi doğal olarak güzel ahlaklı olacak, Allah'ın emir ve yasaklarına titizlik gösterecektir. Böylece toplumda herkes birbirine karşı sevgi ve saygı dolu olacak, iyi ve güzel davranışlarda herkes birbiriyle yarışacaktır. İnsanlar arasındaki değer yargıları değişecek, madde değerini yitirecek böylece insanlar arasında üstünlük, mevki ve makama göre değil, ahlaka ve takvaya göre olacaktır. Kimse, aslı hayal olan şeylerin peşinden koşmayacak, herkes gerçeğin peşinden gidecektir. İnsanlar "Kim ne düşünür?" zihniyetiyle değil "Allah ne yaparsam benden hoşnut olur?" düşüncesiyle hareket edeceklerdir. Mal, mülk, makam ve mevkiden kaynaklanan gurur, kibir, kendini beğenmişlik hislerinin yerini tevazu ve aczini çok iyi anlama hissi alacaktır. Dolayısıyla insanlar Kuran'da bahsedilen bütün güzel ahlak örneklerini severek ve <text:soft-page-break/>isteyerek yaşayacaklardır. Bu sayılan değişimler ise günümüz toplumlarının pek çok sorununu doğal olarak ortadan kaldıracaktır. </text:p>
      <text:p text:style-name="P15">Küçük çıkarları için bile sinirlenen, öfkelenen, saldırganlaşan insanların yerini, her gördüğünün Allah'ın kendisine izlettirdiği görüntüler olduğunu bilen, bu nedenle öfke, kızgınlık, bağırıp çağırma gibi tepkilerin kendisini küçük düşüreceğinin farkında olan insanlar alacaktır. Bu sayede insanlara ve toplumlara huzur ve güven hakim olacak, herkes yaşamından ve sahip olduklarından hoşnut olacaktır. İşte insanlardan gizlenen bu gerçeğin, insanlara ve toplumlara kazandıracağı nimetlerin bir kısmı bunlardır. Bu gerçeğin bilinmesi, düşünülmesi ve yaşanmasıyla beraber insanlar daha pek çok güzelliklere kavuşacaklardır. Bu güzelliklere kavuşmak isteyen kişilerin yapması gereken şey ise bu büyük gerçeği iyice düşünmek ve anlamaya gayret etmektir. Allah bir ayetinde şöyle bildirmiştir:</text:p>
      <text:p text:style-name="P28">Gerçek şu ki size Rabbinizden basiretler gelmiştir. Kim basiretle-görürse kendi lehine, kim de kör olursa (görmek istemezse) kendi aleyhinedir... (En'am Suresi, 104)</text:p>
      <text:p text:style-name="P15"/>
      <text:h text:style-name="P29" text:outline-level="2">Materyalistlerin Mantık Bozuklukları</text:h>
      <text:p text:style-name="P15">Bu bölümün başından itibaren maddenin, materyalistlerin iddia ettikleri gibi mutlak bir varlık olmadığını, maddenin dışarıdaki aslıyla hiçbir zaman muhatap olmadığımızı bilimsel delilleriyle gördük. Materyalistler ise, bütün felsefelerini yok eden bu açık gerçeğe karşı son derece dogmatik bir tutumla direnmektedirler ve geçersiz karşı mantıklar getirmektedirler. </text:p>
      <text:p text:style-name="P12"><text:span text:style-name="T2">Örneğin materyalist felsefenin 20. yüzyıldaki en büyük savunucularından biri olan koyu Marksist </text:span><text:span text:style-name="T4">George Politzer</text:span><text:span text:style-name="T2">, bu konuyla ilgili kendince önemli bir delil olarak </text:span><text:span text:style-name="T4">"otobüs örneği"</text:span><text:span text:style-name="T2">ni vermiştir. Politzer'e göre, maddenin beynimizdeki kopyasıyla muhatap olduğumuz gerçeğini savunan düşünürler de otoyolda otobüs gördükleri zaman ezilmemek için kaçmaktadırlar.</text:span><text:span text:style-name="T21">8</text:span><text:span text:style-name="T2"> Bir başka ünlü materyalist Johnson ise kendisine maddenin gerçeğiyle hiç muhatap olmadığımız anlatıldığında, taşlara tekme atarak bu gerçeği inkar etmeye çalışmıştır.</text:span><text:span text:style-name="T21">9</text:span></text:p>
      <text:p text:style-name="P12"><text:span text:style-name="T4">Marx</text:span><text:span text:style-name="T2">,</text:span><text:span text:style-name="T4"> Engels</text:span><text:span text:style-name="T2">,</text:span><text:span text:style-name="T4"> Lenin</text:span><text:span text:style-name="T2"> gibi ünlü materyalistlerin kitaplarında hep bu tür örnekler ve </text:span><text:span text:style-name="T6">"maddenin gerçek mahiyetini tokat yiyince anlarsınız" </text:span><text:span text:style-name="T2">gibi öfke dolu cümleler yer almaktadır.</text:span></text:p>
      <text:p text:style-name="P15">Materyalistlerin yanıldıkları ve anlayamadıkları nokta, "algı" kavramının sadece görme duyusu ile ilgili olduğunu sanmalarıdır. Oysa sadece görme değil, dokunma, çarpma, darbe, sertlik, acı, sıcaklık, soğukluk, ıslaklık gibi tüm hisler, aynı görme gibi insanın beyninde oluşan algılardır. Örneğin otobüse binmek için otobüsün kapısının soğuk metalini elinde hisseden bir insan, aslında bu "soğuk metal hissini" beyninde algılar. Bu çok açık ve bilinen bir gerçektir. Dokunma duyusu, daha önce de belirtildiği gibi, bir insanın -örneğin parmaklarından gelen sinir uyarılarının- beyninin belli bir noktasında oluşturduğu bir histir. Hisseden parmaklarımız değildir. İnsanlar bunu bilimsel olarak da açıklandığı için kabul etmektedirler. Ancak, konu otobüsün kapısını tutmak değil de, otobüsün insana çarpması olunca, yani bu dokunma hissi daha şiddetli ve acı verici olunca, bu gerçeğin geçerli olmadığını sanmaktadırlar. Oysa, acı veya darbe de beyinde hissedilir. Bir otobüsün çarptığı bir insan darbenin şiddetini ve tüm acıyı beyninde hisseder. </text:p>
      <text:p text:style-name="P15">Bunu daha iyi anlamak için rüyaları düşünmek faydalı olacaktır. İnsan rüyasında da kendisine otobüs çarptığını, kazadan sonra gözünü hastanede açtığını, ameliyata alındığını, doktorların konuşmalarını, ailesinin telaş ile hastaneye gelişini, sakat kaldığını veya canının çok yandığını görebilir. Rüyasında yaşadığı tüm bu olayların görüntülerini, seslerini, sertlik hissini, acıyı, ışığı, hastanedeki renkleri, her türlü hissi çok berrak ve net olarak algılamaktadır. Ve bunların hepsi gerçek yaşamdakiler kadar doğal ve inandırıcıdır. O an, rüyanın içindeki <text:soft-page-break/>biri ona rüya gördüğünü, gördüklerinin bir hayal olduğunu söylese ona inanmaz. Oysa, gördüklerinin hepsi bir hayaldir ve ne otobüsün, ne hastanenin, ne de rüyasında gördüğü bedeninin dış dünyada maddi karşılığı vardır. Rüyasında gördüğü bedenin ve otobüsün maddi karşılıkları olmamasına rağmen, "gerçek bir bedene" "gerçek bir otobüs" çarpmış gibi hissedebilmektedir. </text:p>
      <text:p text:style-name="P15">Öyle ise materyalistlerin "maddenin gerçek mahiyetini tokat yiyince anlarsın", "dizine bir tekme gelince, maddenin aslını görüp görmediğinden şüphen kalmaz", "köpek görünce kaçarsın ama", "otobüs çarpınca beyninde mi değil mi anlarsın", "madem kopya görüntülerle muhatapsın o zaman otobana çıkıp arabalardan kaçmadan ortada dur" gibi itirazlarının hiçbir anlamı ve geçerliliği yoktur. Hızlı bir darbe, can acıtan köpeğin dişleri, şiddetli bir tokat, maddenin aslı ile muhatap olduğunuzun kanıtı değillerdir. Çünkü bahsedildiği gibi bunların aynısını rüyanızda da, maddi karşılıkları olmadığı halde yaşayabilirsiniz. Ayrıca, bir hissin şiddetli olması, o hissin beyinde oluştuğu gerçeğini de değiştirmemektedir. Bu, bilimsel olarak ispatı olan çok açık bir gerçektir. Bazı insanların otobandan hızla geçen bir otobüsü veya bu otobüsün sebep olduğu bir kazayı, maddenin fiziksel varlığı ile muhatap olduklarının çarpıcı bir delili sanmalarının nedeni, görüntünün insanı aldatacak kadar gerçekçi görülmesi ve hissedilmesidir. Mekan görüntülerindeki, örneğin otobandaki derinlik ve perspektifin kusursuzluğu, mekanda görülen cisimlerin renk, şekil, gölge olarak mükemmelliği, ses, koku ve sertlik hislerinin çok net olması ve görüntünün içinde bir mantık bütünlüğü bulunması kimilerini yanıltabilmektedir. Ve bazı insanlar bu olaylar neticesinde bunların algı olduğunu unutabilmektedir. Ama zihinde meydana gelen algılar ne kadar eksiksiz ve mükemmel olursa olsun, bunların birer algı olduğu gerçeği değişmeyecektir. İnsan otobanda yürürken bir kaza yaşasa da, depremde yıkılan bir evin altında kalsa da, yangında alevler tarafından sarılsa da, merdivenlere takılıp düşse de tüm bu olayları zihninde yaşar ve asla gerçekleri ile muhatap olamaz. </text:p>
      <text:p text:style-name="P15">Bir insan otobandaki bir otobüsün önüne atladığında, zihnindeki otobüs, zihnindeki bedenine çarpar. O insanın bu kaza sonucunda hayatını yitirmesi, bedeninin parçalanması da bu gerçeği değiştirmez. Eğer insanın zihninde gördüğü bu olay ölüm ile sonuçlanırsa, Allah o insana gösterdiği görüntüyü bir perdenin kaldırılması gibi kaldırır ve o kişiye başka bir görüntü, ahirete ait görüntüleri gösterir. Bu gerçeği şimdi samimiyetle düşünüp anlamayanlar, ölümleriyle birlikte hemen anlayacaklardır. </text:p>
      <text:p text:style-name="P15"/>
      <text:h text:style-name="P29" text:outline-level="2">Sinirleri Paralel Bağlama Örneği</text:h>
      <text:p text:style-name="P15">Politzer'in trafik kazası örneğini ele alalım: Bu kazada, otobüsün altında ezilen kişinin beş duyu organından beynine giden sinirler, bir başka insanın, örneğin George Politzer'in beynine paralel bir bağlantıyla bağlansa, kazadaki kişiye otobüs çarptığı anda, o sırada evinde oturmakta olan Politzer'e de otobüs çarpacaktır. Daha doğrusu, kaza geçiren adamın yaşadığı hislerin tamamını, bir müzik teybine bağlanan iki ayrı kolondan aynı şarkının dinlenmesine benzer biçimde, Politzer de yaşamaya başlayacaktır. Politzer de evinde oturduğu halde otobüsün fren sesini, otobüsün vücuduna değmesini, kırık kol ve akan kan görüntülerini, kırık ağrılarını, ameliyathaneye sokuluşunun görüntülerini, alçının sertliğini, kolunun güçsüzlüğünü hissedecek, görecek ve yaşayacaktır. </text:p>
      <text:p text:style-name="P15">Kazadaki adamın sinirleri kaç kişiye bağlansa bunların hepsi, aynı Politzer gibi, kazayı başından sonuna kadar yaşayacaktır. Kazadaki adam komaya girse, hepsi komaya girecektir. Hatta, söz konusu trafik kazasına ait algıların tümü bir alete kaydedilse ve bu algılar sürekli başa alınarak bir başka kişiye verilse, bu kişiye de defalarca otobüs çarpacaktır. Peki o halde, hangisine çarpan otobüs gerçektir? Materyalist felsefenin bu soruya verebileceği çelişkisiz bir cevap yoktur. Doğru cevap, trafik kazasını hepsinin kendi zihinlerinde tüm ayrıntılarıyla yaşadığıdır. </text:p>
      <text:p text:style-name="P15"><text:soft-page-break/>Pasta yeme ve taşa tekme atma örnekleri için de durum aynıdır. Pasta yiyince karnında pastanın şişliğini ve tokluğunu hisseden Engels'in duyu organlarına ait sinirler paralel olarak ikinci bir kişinin beynine bağlansa, Engels pasta yediği ve doyduğu anda o kişi de pasta yiyecek ve doyacaktır. Taşa tekme atınca ayağı acıyan materyalist Johnson'ın sinirleri paralel olarak bir başka kişiye bağlansa, bu kişi de taşa vuracak ve canı acıyacaktır.</text:p>
      <text:p text:style-name="P15">Peki hangi pasta ve hangi taş gerçektir? Materyalist felsefe, buna da çelişkisiz bir cevap veremez. Doğru ve çelişkisiz cevap şudur: Hem Engels hem diğer kişi pastayı kendi zihinlerinde yiyip doymuşlardır. Hem Johnson hem ikinci kişi, taşa tekme atış anını kendi zihinlerinde tüm detaylarıyla yaşamışlardır.</text:p>
      <text:p text:style-name="P15">Yukarıda Politzer’le ilgili olarak verdiğimiz örnekte şöyle bir değişiklik yapalım; evinde oturan Politzer'in sinirlerini otobüsün çarptığı adamın beynine, otobüsün çarptığı adamın sinirlerini de Politzer'in beynine bağlayalım. Bu durumda ise, Politzer aslında evinde oturduğu halde kendisine otobüs çarptığını zannedecek, otobüsün çarptığı adam ise kazanın tüm şiddetine rağmen, bunu asla fark edemeyecek, çünkü kendisinin evde oturduğunu düşünecektir. Bu mantık pasta yeme ve taşa tekme atma örnekleri için de düşünülebilir.</text:p>
      <text:p text:style-name="P15">Görüldüğü gibi insanın algılarını aşması ve dışarı çıkması mümkün değildir. Bu durumda bir insanın ruhuna, bedeni ve hiçbir maddi varlığı olmadığı halde, ortada maddesel bir ortam da olmamasına karşın herşey seyrettirilebilecektir. Öyle ki kişinin bunu anlaması mümkün değildir, hatta izlettirilen üç boyutlu mükemmel görüntüleri gerçek zannedip, varlığından da son derece emin olacaktır. Çünkü her insan duyu organlarına hissettirilen algılara bağımlıdır. </text:p>
      <text:p text:style-name="P15">İngiliz felsefeci David Hume bu gerçek üzerindeki düşüncelerini şöyle ifade etmiştir:</text:p>
      <text:p text:style-name="P11"><text:span text:style-name="T2">Çok samimi olarak, kendim dediğim şeye dahil olduğum zaman ben sıcak ya da soğuğa, ışık ya da gölgeye, aşk ya da nefrete, acı ya da lezzete dair özel bir algıya ya da başka bir şeye daima rastlarım. Ben bir algı olmaksızın herhangi bir zamanda kendimi asla yakalayamam ve asla algıdan başka bir şeyi gözleyemem.</text:span><text:span text:style-name="T18">10</text:span></text:p>
      <text:p text:style-name="P15"/>
      <text:h text:style-name="P29" text:outline-level="2">Algıların Beyinde Oluştuğu Felsefe Değil, Bilimsel Gerçektir</text:h>
      <text:p text:style-name="P15">Materyalistler, burada anlattıklarımızın felsefi bir görüş olduğunu iddia etmektedirler. Oysa bizim "dış dünya"nın aslıyla hiçbir zaman muhatap olmadığımız bir felsefe değil, bilimsel bir gerçektir. Görüntünün ve hislerin beyinde nasıl oluştuğu, bütün tıp fakültelerinde detaylı biçimde okutulmaktadır. Başta modern fizik olmak üzere 20. yüzyıl biliminin ortaya koyduğu gerçekler, maddenin somut bir gerçekliğe sahip olmadığını, herkesin bir anlamda "beynindeki ekran"ı izlediğini açıkça göstermektedir.</text:p>
      <text:p text:style-name="P15">Bunu, ister ateist olsun, ister budist olsun, ister başka bir görüşe ya da düşünceye sahip olsun, bilime inanan herkes kabul etmek zorundadır. Bir materyalist kendince Allah'ın varlığını inkar edebilir ama bu bilimsel gerçeği inkar edemez.</text:p>
      <text:p text:style-name="P15">Yaşadıkları devirlerin bilim anlayışı ve bilimsel imkanları yetersiz dahi olsa, Karl Marx, Friedrich Engels, Georges Politzer ve diğerlerinin bu kadar kolay ve açık bir gerçeği kavrayamamaları, yine de şaşırtıcıdır. Ama günümüzde bilimin ve teknolojinin imkanları son derece gelişmiştir ve bu imkanlar zaten çok açık olan bu gerçeğin kavranmasını daha da kolaylaştırmaktadır. Materyalistler ise, hem kısmen de olsa bu konuyu kavramanın, hem de bu konunun kendi felsefelerini ne kadar kesin bir biçimde çökerttiğini fark etmenin verdiği büyük bir korku içindedirler.</text:p>
      <text:p text:style-name="P15"><text:soft-page-break/></text:p>
      <text:h text:style-name="P29" text:outline-level="2">Materyalistler Tarihin En Büyük Tuzağına Düşmüşlerdir</text:h>
      <text:p text:style-name="P15">Türkiye'deki materyalist çevrelerde baş gösteren ve burada sadece birkaç örneğine değindiğimiz panik atmosferi, aslında materyalistlerin tarih boyunca karşılaşmadıkları kadar büyük bir hezimetle yüz yüze olduklarını göstermektedir. Maddenin aslıyla muhatap olmadığımız gerçeği, modern bilim tarafından ispat edilmiştir ve dahası çok açık, kesin ve güçlü bir biçimde ortaya konmaktadır. Materyalistler körü körüne inandıkları, bel bağladıkları, güvendikleri maddesel dünyanın, içindeki herşeyle birlikte tamamen yok olduğunu görmekte ve buna karşı hiçbir şey yapamamaktadırlar.</text:p>
      <text:p text:style-name="P15">İnsanlık tarihi boyunca materyalist düşünce hep var oldu ve bu kişiler kendilerinden ve savundukları felsefeden çok emin bir şekilde, kendilerini yaratmış olan Allah'a cahilce baş kaldırdılar. Ortaya attıkları akıl ve bilim dışı senaryoya göre madde ezeli ve ebediydi ve tüm bunların bir Yaratıcısı olamazdı. (Allah'ı tenzih ederiz) Yalnızca kibirlerinden dolayı, Allah'ı reddederlerken maddenin mutlak varlığı olduğu yalanının ardına sığındılar. Bu felsefeden öylesine eminlerdi ki, hiçbir zaman bunun aksini ispatlayacak bir açıklama getirilemeyeceğini düşünüyorlardı.</text:p>
      <text:p text:style-name="P15">İşte bu yüzden, maddenin aslı ile ilgili olarak bu kitapta anlatılan gerçekler bu kişileri büyük bir şaşkınlığa düşürmüştür. Çünkü burada anlatılanlar felsefelerini temelden yıkıp atmış, üzerinde tartışmaya dahi imkan bırakmamıştır. Tüm düşüncelerini, hayatlarını, kibirlerini ve inkarlarını üzerine bina ettikleri madde, ellerinden bir çırpıda uçup gitmiştir. </text:p>
      <text:p text:style-name="P12"><text:span text:style-name="T2">Allah'ın bir sıfatı, inkarcılara tuzak kurmasıdır. Kuran'da </text:span><text:span text:style-name="T4">"Onlar bu tuzağı tasarlıyorlarken, Allah da bir düzen (bir karşılık) kuruyordu. Allah, düzen kurucuların (tuzaklarına karşılık verenlerin) hayırlısıdır"</text:span><text:span text:style-name="T2"> (Enfal Suresi, 30) ayetiyle bu gerçek bildirilir. </text:span></text:p>
      <text:p text:style-name="P15">İşte Allah, maddenin aslıyla muhatap olduklarını zannettirerek materyalistleri tuzağa düşürmüş ve tarihte benzeri görülmemiş şekilde küçültmüştür. Mallarının, mülklerinin, mevkilerinin, ünvanlarının, içinde bulundukları toplumun, tüm dünyanın ve aslında sadece kopyalarıyla muhatap oldukları herşeyin aslını bildiklerini sanmışlar, üstelik bunlara güvenerek cahilce Allah'a karşı büyüklenmişlerdir. Büyük bir akılsızlık örneği sergileyip böbürlenerek <text:s/>Allah'a isyan etmiş ve inkarda ileri gitmişlerdir. Bunları yaparken de güç aldıkları tek şey madde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28">Yoksa hileli-bir düzen mi kurmak istiyorlar? Fakat (asıl) o inkar edenler hileli-düzene düşecek olanlardır. (Tur Suresi, 42)</text:p>
      <text:p text:style-name="P12"><text:span text:style-name="T2">Bu, belki de tarihin gördüğü en büyük yenilgidir. Materyalistler kendilerince büyüklenirken, aslında büyük bir oyuna gelmişler, Allah'a karşı çirkin bir cesaret göstererek yaptıkları mücadelede kesin olarak yenilmişlerdir. </text:span><text:span text:style-name="T4">"Böylece Biz, her ülkenin önde gelenlerini -orada hileli-düzenler kursunlar diye- oranın suçlu günahkarları kıldık. Oysa onlar, hileli-düzeni ancak kendilerine kurarlar da bunun şuuruna varmazlar"</text:span><text:span text:style-name="T2"> (Enam Suresi, 123) ayeti Yaratıcımıza cahilce baş kaldıran (Allah’ı tenzih ederiz) bu gibi inkarcıların nasıl bir şuursuzluk içinde olduklarını ve nasıl bir sonla karşılaşacaklarını en açık şekilde haber verir. Bir başka ayette ise bu gerçek şöyle bildirilir:</text:span></text:p>
      <text:p text:style-name="P28"><text:soft-page-break/>(Sözde) Allah'ı ve iman edenleri aldatırlar. Oysa onlar, yalnızca kendilerini aldatıyorlar ve şuurunda değiller. (Bakara Suresi, 9)</text:p>
      <text:p text:style-name="P12"><text:span text:style-name="T2">İnkarcılar kendilerince tuzak kurmaya kalkışırlarken Allah'ın ayette bildirdiği "</text:span><text:span text:style-name="T4">şuuruna varmazlar</text:span><text:span text:style-name="T2">" ifadesiyle açıklandığı gibi, çok önemli bir gerçeği fark edememişlerdir: Yaşadıkları tüm olayların zihinlerinde muhatap oldukları kopya görüntüler olduğu ve işledikleri her fiil gibi, kurdukları tuzakların da zihinlerinde oluşan bir görüntüsüyle muhatap oldukları gerçeğini... Bu kavrayışsızlıkları sebebiyle de, Allah ile yalnız olduklarını unutarak kendi kendilerini hileli bir düzene düşürmüşlerdir.</text:span></text:p>
      <text:p text:style-name="P12"><text:span text:style-name="T2">Her dönemde olduğu gibi bu dönemde de Allah inkarcıların tüm hileli düzenlerini temelinden yıkacak bir gerçekle onları yüz yüze getirmiştir. Allah</text:span><text:span text:style-name="T4"> "Hiç şüphesiz, şeytanın hileli-düzeni pek zayıftır" </text:span><text:span text:style-name="T2">(Nisa Suresi, 76) ayetiyle, bu düzenlerin daha ilk kuruldukları anda sonuçlarının yıkım olacağını da haber vermiştir. Ve müminleri de </text:span><text:span text:style-name="T4">"onların hileli düzenleri size hiçbir zarar veremez"</text:span><text:span text:style-name="T2"> (Al-i İmran Suresi, 120) ayetiyle müjdelemiştir. Allah bir başka ayetinde inkar edenlerin aldanışlarını şöyle bildirir: </text:span></text:p>
      <text:p text:style-name="P28">"Onların amelleri dümdüz bir arazideki seraba benzer; susayan onu bir su sanır. Nihayet ona ulaştığında bir şey bulamaz ve yanında Allah'ı bulur". (Nur Suresi, 39) </text:p>
      <text:p text:style-name="P15">Materyalizm felsefesi de bu ayette işaret edildiği gibi, isyan edenler için bir "serap" oluşturur; ona güvenerek ellerini uzattıklarında, herşeyin bir hayalden ibaret olduğunu anlarlar. Allah onları böyle bir serapla kandırmış, bütün bu algılar bütününü gerçeğiyle muhatap oluyorlarmış gibi göstermiştir. Profesörler, astronomlar, biyologlar, fizikçiler, ünvanları, mevkileri her ne olursa olsun maddeyi kendilerine akılsızca ilah edinmeleri (Allah'ı tenzih ederiz) sebebiyle bu oyuna gelmişler, birer çocuk gibi aldanmış ve küçük düşmüşlerdir. Beyinlerinde gördükleri kopya görüntülerin mutlak olduğunu sanarak onun üzerine felsefelerini, ideolojilerini kurmuşlar, hakkında ciddi tartışmalara girmişler, sözde "entelektüel" anlatımlar kullanmışlardır. Tüm bunlardan dolayı da kendilerini çok akıllı saymışlar, evrenin gerçeği hakkında fikir yürütebileceklerini düşünmüşler ve en önemlisi kendi sınırlı akıllarıyla Allah hakkında zanlarda bulunmuşlardır. Allah, onların içine düştükleri bu durumu bir ayetinde şöyle bildirir:</text:p>
      <text:p text:style-name="P28">Onlar (inanmayanlar) bir düzen kurdular. Allah da (buna karşılık) bir düzen kurdu. Allah, düzen kurucuların en hayırlısıdır. (Al-i İmran Suresi 54)</text:p>
      <text:p text:style-name="P12"><text:span text:style-name="T2">Dünyada bazı tuzaklardan kurtulmak mümkün olabilir; ancak Allah'ın inkar edenlere kurduğu bu tuzak öyle sağlamdır ki, asla bir kurtuluş imkanları kalmamıştır. Ne yaparlarsa yapsınlar, kime başvururlarsa vursunlar, kendilerini kurtaracak, Allah'tan başka bir yardımcı bulmaları da mümkün değildir. Allah'ın Kuran'da haber verdiği gibi,</text:span><text:span text:style-name="T4"> "kendileri için Allah'tan başka bir (vekil) koruyucu dost ve yardımcı bulamayacaklardır."</text:span><text:span text:style-name="T2"> (Nisa Suresi, 173) </text:span></text:p>
      <text:p text:style-name="P15">Materyalistler böyle bir tuzağa düşeceklerini hiç beklemiyorlardı. 20. yüzyılın bütün imkanları ellerindeyken rahatça inkarda diretebileceklerini ve insanları da inkara sürükleyebileceklerini sanıyorlardı. Allah inkarcıların tarih boyunca taşıdıkları bu zihniyeti ve uğradıkları sonu Kuran'da şöyle haber vermiştir:</text:p>
      <text:p text:style-name="P28">Onlar hileli bir düzen kurdu. Biz de (onların hilesine karşı) onların farkında olmadığı bir düzen kurduk. Artık sen, onların kurdukları hileli-düzenin uğradığı sona bir bak; Biz, onları ve kavimlerini topluca yerle bir ettik. (Neml Suresi, 50-51)</text:p>
      <text:p text:style-name="P12"><text:span text:style-name="T2">Ayetlerde anlatılan gerçeğin bir anlamı da şudur: Materyalistlere sahip oldukları herşeyin sadece beyinlerindeki kopyalarıyla muhatap oldukları açıklanmış, yani ellerindeki herşey topluca yok edilmiştir. Ve onlar, aslını bildiklerini zannettikleri mallarının, fabrikalarının, altınlarının, dolarlarının, çocuklarının, eşlerinin, dostlarının, makam ve mevkilerinin, hatta kendi bedenlerinin </text:span><text:span text:style-name="T4">ellerinin arasından kayıp gittiğine şahitlik ederken, bir anlamda "yok olmuşlardır"</text:span><text:span text:style-name="T2">. Madde olmaktan çıkmış, artık birer ruh haline gelmişlerdir.</text:span></text:p>
      <text:p text:style-name="P15"><text:soft-page-break/>Kuşkusuz bu gerçeğin farkına varmak materyalistler için olabilecek en dehşet verici olaydır. Çünkü bu, kendi tabirleri ile onlar için henüz dünyadayken, "ölmeden bir ölüm" hükmündedir.</text:p>
      <text:p text:style-name="P12"><text:span text:style-name="T2">Allah, </text:span><text:span text:style-name="T4">"Kendisini tek olarak (ve yapayalnız) yarattığım (şu adam)ı Bana bırak" </text:span><text:span text:style-name="T2">(Müddessir Suresi, 11) ayetiyle, her insanın Allah'ın Katında aslında yapayalnız olduğu gerçeğini haber vermiştir. Bu olağanüstü gerçek daha pek çok ayette bildirilmiştir:</text:span></text:p>
      <text:p text:style-name="P28">Andolsun, sizi ilk defa yarattığımız gibi (bugün de) 'teker teker, yapayalnız ve yalın (bir tarzda)' Bize geldiniz ve size lütfettiklerimizi arkanızda bıraktınız... (Enam Suresi, 94)</text:p>
      <text:p text:style-name="P28">Ve onların hepsi, kıyamet günü O'na, 'yapayalnız, tek başlarına' geleceklerdir. (Meryem Suresi, 95)</text:p>
      <text:p text:style-name="P15">Bu ayetlerde anlatılan gerçeğin bir manası da şudur: Maddeyi cahilce ilah edinenler, (Allah'ı tenzih ederiz) Allah'tan gelmiş ve yine O'na dönmüşlerdir. İsteseler de, istemeseler de Allah'a teslim olmuşlardır. Şimdi hesap gününü beklemektedirler ve o gün hepsi tek tek sorguya çekileceklerdir. Her ne kadar anlamak istemeseler de...</text:p>
      <text:p text:style-name="P15"/>
      <text:h text:style-name="P29" text:outline-level="2">Sonuç</text:h>
      <text:p text:style-name="P15">Buraya kadar anlattığımız konu, yaşamınız boyunca size anlatılmış en büyük gerçeklerden biridir. Maddenin aslıyla hiçbir zaman muhatap olmadığımızı ispatlayan bu konu, Allah'ın varlığının ve yaratışının kavranmasının, O'nun yegane mutlak varlık olduğunun anlaşılmasının anahtarıdır. </text:p>
      <text:p text:style-name="P15">Bu konuyu anlayan insan, dünyanın, insanların çoğunun sandığı gibi bir yer olmadığını fark eder. Dünya, caddelerde amaçsızca dolaşanların, meyhanelerde kavga edenlerin, lüks kafelerde birbirlerine gösteriş yapanların, mallarıyla övünenlerin, hayatlarını boş amaçlara adayanların sandığı gibi aslını bildiğimiz, mutlak bir yer değildir. Bizim dünyaya dair her türlü bilgimiz, beynimizde gördüğümüz kopya görüntülerden ibarettir. Saydığımız insanların hepsi de, bu kopya görüntüleri zihinlerinin içinde seyreden birer gölge varlıktır, ama bunun bilincinde değildirler. </text:p>
      <text:p text:style-name="P12"><text:span text:style-name="T2">Bu konu çok önemlidir ve Allah'ı inkar eden </text:span><text:span text:style-name="T4">materyalist felsefeyi </text:span><text:span text:style-name="T2">en temelinden çökertir. </text:span><text:span text:style-name="T4">Marx</text:span><text:span text:style-name="T2">, </text:span><text:span text:style-name="T4">Engels</text:span><text:span text:style-name="T2">, </text:span><text:span text:style-name="T4">Lenin</text:span><text:span text:style-name="T2"> gibi materyalistlerin bu konuyu duyduklarında paniğe kapılmaları, öfkelenmeleri, yandaşlarını "sakın düşünmeyin" diye uyarmaları bu yüzdendir. Aslında bu kişiler, algıların beyinde oluştuğu gerçeğini bile kavrayamayacak kadar büyük bir akli zaafiyet içindedirler. Beyinlerinin içinde seyrettikleri dünyayı "dış dünyanın aslı" sanmakta, bunun aksini gösteren apaçık delilleri ise bir türlü anlayamamaktadırlar. </text:span></text:p>
      <text:p text:style-name="P12"><text:span text:style-name="T2">Bu gaflet, Allah'ın inkarcılara vermiş olduğu akıl eksikliğinin bir sonucudur. Çünkü Allah'ın Kuran'da bildirdiği gibi, inkarcıların</text:span><text:span text:style-name="T4"> "Kalpleri vardır bununla kavrayıp-anlamazlar, gözleri vardır bununla görmezler, kulakları vardır bununla işitmezler. Bunlar hayvanlar gibidir, hatta daha aşağılıktırlar. İşte bunlar gafil olanlardır." </text:span><text:span text:style-name="T2">(Araf Suresi, 179) </text:span></text:p>
      <text:p text:style-name="P15">İçinde yaşadığımız çağda, söz konusu gerçek, bilimin ortaya koyduğu kanıtlarla net olarak ispatlanır hale gelmiş bulunmaktadır. Evrenin aslıyla muhatap olmadığımız gerçeği, dünya tarihinde ilk kez bu denli somut, açık ve anlaşılır bir biçimde izah edilmektedir.</text:p>
      <text:p text:style-name="P12"><text:span text:style-name="T2">Bu nedenle </text:span><text:span text:style-name="T4">21. yüzyıl</text:span><text:span text:style-name="T2">, insanların yaygın olarak İlahi gerçekleri kavrayacakları ve tek mutlak varlık olan Allah'a dalga dalga yönelecekleri </text:span><text:span text:style-name="T4">bir tarihsel dönüm noktası olacaktır</text:span><text:span text:style-name="T2">. 21. yüzyılda, 19. yüzyılın materyalist sapkın inançları tarihin çöplüğüne atılacak, Allah'ın varlığı ve yaratışındaki ihtişam kavranacak, mekansızlık, zamansızlık </text:span><text:soft-page-break/><text:span text:style-name="T2">gibi gerçekler anlaşılacak, insanlık asırlardır gözünün önüne çekilen perdelerden, aldatmacalardan ve batıl inanışlardan kurtulacaktır.</text:span></text:p>
      <text:p text:style-name="P15"/>
      <text:p text:style-name="P15"/>
      <text:h text:style-name="P6" text:outline-level="1">Zamansızlık Gerçeği</text:h>
      <text:p text:style-name="P15"/>
      <text:p text:style-name="P15"/>
      <text:p text:style-name="P15">Bu noktaya kadar anlattıklarımızla birlikte, gerçekte "üç boyutlu bir mekan"ın aslı ile muhatap olmadığımız, tüm yaşamımızı zihnimizdeki bir mekan içinde sürdüğümüz kesinlik kazanmaktadır. Bunun aksini iddia etmek, akıl ve bilimsellikten uzak bir batıl inanç olacaktır. Çünkü dışımızdaki dünyanın aslı ile muhatap olmamız mümkün değildir.</text:p>
      <text:p text:style-name="P15">Bu durum, evrim teorisinin de temelini oluşturan materyalist felsefenin birinci varsayımını çürütür. Bu varsayım, maddenin mutlak ve sonsuz olduğu varsayımıdır. Materyalist felsefenin ikinci varsayımı ise, zamanın mutlak ve sonsuz olduğu varsayımıdır ki, bu da diğeri kadar batıl bir inanıştır. </text:p>
      <text:p text:style-name="P15"/>
      <text:h text:style-name="P29" text:outline-level="2">Zaman Algısı</text:h>
      <text:p text:style-name="P12"><text:span text:style-name="T2">Zaman dediğimiz algı, aslında bir anı bir başka anla kıyaslama yöntemidir. Bunu bir örnekle açıklayabiliriz. Bir cisme vurduğumuzda bundan belirli bir ses çıkar. Aynı cisme tekrar vurduğumuzda yine bir ses çıkar. Kişi, birinci ses ile ikinci ses arasında bir süre olduğunu düşünür ve bu süreye "zaman" der. Oysa ikinci sesi duyduğu anda, birinci ses sadece zihnindeki bir hayalden ibarettir. Sadece hafızasında var olan bir bilgidir. Kişi, </text:span><text:span text:style-name="T4">hafızasında olanı, yaşamakta olduğu anla kıyaslayarak </text:span><text:span text:style-name="T2">zaman algısını elde eder. Eğer </text:span><text:span text:style-name="T4">bu kıyas olmasa, zaman algısı da olmayacaktır. </text:span></text:p>
      <text:p text:style-name="P15">Aynı şekilde kişi, bir odaya kapısından girip sonra da odanın ortasındaki bir koltuğa oturan bir insanı gördüğünde, kıyas yapar. Gördüğü insan koltuğa oturduğu anda, onun kapıyı açması, odanın ortasına doğru yürümesi ile ilgili görüntüler, sadece beyinde yer alan bir bilgidir. Zaman algısı, koltuğa oturmakta olan insan ile bu bilgiler arasında kıyas yapılarak ortaya çıkar. </text:p>
      <text:p text:style-name="P12"><text:span text:style-name="T2">Kısacası </text:span><text:span text:style-name="T4">zaman, beyinde saklanan birtakım bilgiler arasında kıyas yapılmasıyla var olmaktadır.</text:span><text:span text:style-name="T2"> Eğer bir insanın hafızası olmasa, beyni bu tür yorumlar yapmaz ve dolayısıyla zaman algısı da oluşmaz. Bir insanın "ben otuz yaşındayım" demesinin nedeni, beyninde söz konusu otuz yıla ait bazı bilgilerin biriktirilmiş olmasıdır. Eğer hafızası olmasa, ardında böyle bir zaman dilimi olduğunu düşünmeyecek, sadece yaşadığı tek bir "an" ile muhatap olacaktır ki bu nokta çok önemlidir.</text:span></text:p>
      <text:p text:style-name="P15"/>
      <text:h text:style-name="P29" text:outline-level="2">Zamansızlığın Bilimsel Anlatımı</text:h>
      <text:p text:style-name="P12"><text:span text:style-name="T2">Bu konuda görüş belirten düşünür ve bilim adamlarından örnekler vererek konuyu daha iyi açıklamaya çalışalım. Nobel ödüllü ünlü genetik profesörü ve düşünür François Jacob, </text:span><text:span text:style-name="T6">Mümkünlerin Oyunu</text:span><text:span text:style-name="T2"> adlı kitabında zamanın geriye akışı ile ilgili şunları anlatır:</text:span></text:p>
      <text:p text:style-name="P11"><text:span text:style-name="T2">Tersinden gösterilen filmler,</text:span><text:span text:style-name="T4"> zamanın tersine doğru akacağı bir dünyanın</text:span><text:span text:style-name="T2"> neye benzeyeceğini tasarlamamıza imkan vermektedir. Sütün fincandaki kahveden ayrılacağı ve süt kabına ulaşmak için havaya fırlayacağı bir dünya; ışık demetlerinin bir kaynaktan fışkıracak yerde bir tuzağın (çekim </text:span><text:soft-page-break/><text:span text:style-name="T2">merkezinin) içinde toplanmak üzere duvarlardan çıkacağı bir dünya; sayısız damlacıkların hayret verici işbirliğiyle suyun dışına doğru fırlatılan bir taşın bir insanın avucuna konmak için bir eğri boyunca zıplayacağı bir dünya. Ama zamanın tersine çevrildiği böyle bir dünyada, </text:span><text:span text:style-name="T4">beynimizin süreçleri ve belleğimizin oluşması da aynı şekilde tersine çevrilmiş olacaktır. </text:span><text:span text:style-name="T2">Geçmiş ve gelecek için de aynı şey olacaktır ve dünya tastamam bize göründüğü gibi görünecektir.</text:span><text:span text:style-name="T18">11</text:span></text:p>
      <text:p text:style-name="P15">Beynimiz belirli bir sıralama yöntemine alıştığı için şu anda dünya üstte anlatıldığı gibi işlememekte ve zamanın hep ileri aktığını düşünmekteyiz. Oysa bu, beynimizin içinde verilen bir karardır ve dolayısıyla tamamen izafidir. Eğer hafızamızdaki bilgiler geriye doğru oynatılan filmlerdeki gibi dizilse, zamanın akışı da bizim için geriye doğru oynatılan filmlerdeki gibi olacaktır. Böyle bir durumda, geçmişi gelecek, geleceği de geçmiş olarak algılamaya başlar, hayatı şimdiki düzeninin tam tersi bir düzende yaşarız.</text:p>
      <text:p text:style-name="P12"><text:span text:style-name="T2">Gerçekte ise zamanın nasıl aktığını, ya da akıp akmadığını asla bilemeyiz. </text:span><text:span text:style-name="T4">Bu da zamanın mutlak bir gerçek olmadığını, sadece bir algı biçimi olduğunu</text:span><text:span text:style-name="T2"> gösterir. </text:span></text:p>
      <text:p text:style-name="P12"><text:span text:style-name="T2">Zamanın bir algı olduğu, 20. yüzyılın en büyük fizikçisi sayılan Einstein'ın ortaya koyduğu Genel Görecelik Kuramı ile de doğrulanmıştır. Lincoln Barnett, </text:span><text:span text:style-name="T6">Evren ve Einstein</text:span><text:span text:style-name="T2"> adlı kitabında bu konuda şunları yazar:</text:span></text:p>
      <text:p text:style-name="P11"><text:span text:style-name="T2">Salt uzayla birlikte Einstein, sonsuz geçmişten sonsuz geleceğe akan şaşmaz ve değişmez bir evrensel zaman kavramını da bir yana bıraktı. Görecelik Kuramı'nı çevreleyen anlaşılmazlığın büyük bölümü, insanların</text:span><text:span text:style-name="T4"> zaman duygusunun da renk duygusu gibi bir algı biçimi olduğunu </text:span><text:span text:style-name="T2">kabul etmek istemeyişinden doğuyor... Nasıl uzay maddi varlıkların olasılı bir sırası ise, </text:span><text:span text:style-name="T4">zaman da olayların olasılı bir sırasıdır.</text:span><text:span text:style-name="T2"> Zamanın öznelliğini en iyi Einstein'in sözleri açıklar: "Bireyin yaşantıları bize bir olaylar dizisi içinde düzenlenmiş görünür. Bu diziden </text:span><text:span text:style-name="T4">hatırladığımız olaylar 'daha önce' ve 'daha sonra' ölçüsüne göre sıralanmış gibidir.</text:span><text:span text:style-name="T2"> Bu nedenle birey için bir ben-zamanı, ya da </text:span><text:span text:style-name="T4">öznel zaman vardır.</text:span><text:span text:style-name="T2"> Bu zaman kendi içinde ölçülemez. Olaylarla sayılar arasında öyle bir ilgi kurabilirim ki, büyük bir sayı önceki bir olayla değil de, sonraki bir olayla ilgili olur.</text:span><text:span text:style-name="T18">12</text:span><text:span text:style-name="T2"> </text:span></text:p>
      <text:p text:style-name="P15">Einstein'ın bu sözlerinden, zamanın ileriye doğru aktığı fikrinin tamamen bir şartlanma olduğu anlaşılmaktadır.</text:p>
      <text:p text:style-name="P12"><text:span text:style-name="T2">Einstein, Barnett'in ifadeleriyle, "uzay ve zamanın da sezgi biçimleri olduğunu, renk, biçim ve büyüklük kavramları gibi bunların da </text:span><text:span text:style-name="T4">bilinçten ayrılamayacağını göstermiş"</text:span><text:span text:style-name="T2">tir.</text:span><text:span text:style-name="T21">13</text:span><text:span text:style-name="T2"> Genel Görecelik Kuramı'na göre </text:span><text:span text:style-name="T4">"zamanın da, onu ölçtüğümüz olaylar dizisinden ayrı, bağımsız bir varlığı yoktur."</text:span></text:p>
      <text:p text:style-name="P15">Zaman bir algıdan ibaret olduğuna göre de, tümüyle algılayana bağlı, yani göreceli bir kavramdır.</text:p>
      <text:p text:style-name="P12"><text:span text:style-name="T2">Zamanın akış hızı, onu ölçerken kullandığımız referanslara göre değişir. Çünkü insanın bedeninde zamanın akış hızını mutlak bir doğrulukla gösterecek doğal bir saat yoktur. Lincoln Barnett'in belirttiği gibi "rengi <text:s/>ayırt edecek bir göz yoksa, renk diye bir şey olmayacağı gibi, zamanı gösterecek bir olay olmadıkça bir an, bir saat ya da bir gün hiçbir şey değildir."</text:span><text:span text:style-name="T21">14</text:span></text:p>
      <text:p text:style-name="P15">Zamanın göreceliği, rüyada çok açık bir biçimde yaşanır. Rüyada gördüklerimizi saatler sürmüş gibi hissetsek de, gerçekte her şey birkaç dakika hatta birkaç saniye sürmüştür. </text:p>
      <text:p text:style-name="P15">Konuyu biraz daha açıklamak için bir örnek üzerinde düşünelim. Özel olarak dizayn edilmiş tek pencereli bir odaya konup, burada belirli bir süre geçirdiğimizi düşünelim. Odada geçen zamanı görebileceğimiz bir de saat bulunsun. Aynı zamanda odanın penceresinden güneşin belirli aralıklarla doğup-battığını görelim. Aradan birkaç gün geçtikten sonra, o odada ne kadar kaldığımız sorulduğunda vereceğimiz cevap; hem zaman zaman saate bakarak edindiğimiz bilgi, hem de güneşin kaç kere doğup battığına bağlı olarak yaptığımız hesaptır. Örneğin, <text:soft-page-break/>odada üç gün kaldığımızı hesaplarız. Ama eğer bizi bu odaya koyan kişi bize gelir de, "aslında sen bu odada iki gün kaldın" derse ve pencerede gördüğümüz güneşin aslında suni olarak oluşturulduğunu, odadaki saatin de özellikle hızlı işletildiğini söylerse, bu durumda yaptığımız hesabın hiçbir anlamı kalmaz.</text:p>
      <text:p text:style-name="P15">Bu örnek de göstermektedir ki, zamanın akış hızıyla ilgili bilgimiz, sadece algılayana göre değişen referanslara dayanmaktadır.</text:p>
      <text:p text:style-name="P15">Aynı şekilde zamanın akış hızının, farklı şartlarda herkesçe farklı olarak algılanması da zamanın psikolojik bir algıdan ibaret olduğunu kanıtlar. Örneğin, bir arkadaşınızla buluşacağınız zaman onun 10 dakikalık bir gecikmesi size bitmek bilmeyen, çok uzun bir zaman gibi gelebilir. Ya da sabah okula veya işe gitmek üzere uyanan uykusuz bir insana uyuyacağı fazladan bir 10 dakika oldukça uzun gelebilir, hatta bu sayede uykusunun büyük bir kısmını aldığını düşünebilir. Bazı şartlarda ise bunun tam tersi söz konusudur. Öğrencilik yıllarından hatırlayacağınız gibi -40 dakikalık- adeta bir asır süren bir dersin ardından 10 dakikalık bir teneffüs çok çabuk geçebilir. </text:p>
      <text:p text:style-name="P12"><text:span text:style-name="T2">Zamanın göreceliği, bilimsel yöntemle de ortaya konmuş somut bir gerçektir. </text:span><text:span text:style-name="T4">Einstein'ın Genel Görecelik Kuramı </text:span><text:span text:style-name="T2">göstermektedir ki zamanın hızı, bir cismin hızına ve çekim merkezine olan uzaklığına göre değişmektedir. Hız arttıkça zaman kısalmakta, sıkışmakta; daha ağır daha yavaş işleyerek sanki "durma" noktasına yaklaşmaktadır. </text:span></text:p>
      <text:p text:style-name="P12"><text:span text:style-name="T2">Bunu Einstein'ın bir örneği ile açıklayalım. Bu örneğe göre aynı yaştaki ikizlerden biri Dünya'da kalırken, diğeri ışık hızına yakın bir hızda uzay yolcuğuna çıkar. Uzaya çıkan kişi, geri döndüğünde ikiz kardeşini kendisinden çok daha yaşlı bulacaktır. Bunun nedeni uzayda seyahat eden kardeş için zamanın daha yavaş akmasıdır. Aynı örnek hızı ışık hızının yüzde doksan dokuzuna yakın olan bir roketle uzayda yolculuk yapan bir baba ve dünyada kalan oğlu için de düşünülebilir; </text:span><text:span text:style-name="T6">"eğer babanın yaşı 27, oğlunun yaşı 3 olsa, 30 dünya senesi sonra baba dünyaya döndüğünde oğul 33 yaşında, baba ise 30 yaşında olacaktır."</text:span><text:span text:style-name="T21">15</text:span></text:p>
      <text:p text:style-name="P15">Zamanın izafi oluşu, saatlerin yavaşlaması veya hızlanmasından değil; tüm maddesel sistemin atom altı seviyesindeki parçacıklara kadar farklı hızlarda çalışmasından ileri gelir. Zamanın kısaldığı böyle bir ortamda insan vücudundaki kalp atışları, hücre bölünmesi, beyin faaliyetleri gibi işlemler daha ağır işlemektedir. Böylelikle kişi zamanın yavaşlamasını hiç fark etmeden günlük yaşamını sürdürür.</text:p>
      <text:p text:style-name="P15">Rölativite Teorisi ile ortaya konan bu gerçekler daha sonra pek çok bilim adamı tarafından defalarca onaylanmıştır. Bu teori ile ilgili Isaac Asimov'un tespiti şöyledir: </text:p>
      <text:p text:style-name="P11"><text:span text:style-name="T2">Einstein'ın Rölativite teorilerinin yayınlanmasının üzerinden 84 yıl geçmiştir. Bu süre içinde teoriler birçok kez testten geçmiştir ve her defasında Einstein haklı çıkmıştır.</text:span><text:span text:style-name="T18">16</text:span></text:p>
      <text:p text:style-name="P15"/>
      <text:h text:style-name="P29" text:outline-level="2">Kuran'da İzafiyet</text:h>
      <text:p text:style-name="P12"><text:span text:style-name="T2">Modern bilimin bu bulgularının bize gösterdiği sonuç, </text:span><text:span text:style-name="T4">zamanın materyalistlerin sandığı gibi mutlak bir gerçek değil, göreceli bir algı oluşudur.</text:span><text:span text:style-name="T2"> Bu konudaki önemli gerçek ise, 20. yüzyıla dek bilimin farkında olmadığı bu gerçeğin, bundan 14 asır önce indirilmiş olan Kuran'da bildirilmesidir. Kuran ayetlerinde, zamanın izafi bir kavram olduğunu gösteren açıklamalar bulunur. </text:span></text:p>
      <text:p text:style-name="P15">Modern bilim tarafından doğrulanan, zamanın psikolojik bir algı olduğu, yaşanan olaya, mekana ve şartlara göre farklı algılanabildiği gerçeğini pek çok Kuran ayetinde görmek mümkündür. Örneğin bir insanın bütün hayatı, Kuran'da bildirildiğine göre çok kısa bir süredir:</text:p>
      <text:p text:style-name="P28"><text:soft-page-break/>Sizi çağıracağı gün, O'na övgüyle icabet edecek ve (dünyada) pek az bir süre kaldığınızı sanacaksınız. (İsra Suresi, 52)</text:p>
      <text:p text:style-name="P28">Gündüzün bir saatinden başka sanki hiç ömür sürmemişler gibi onları bir arada toplayacağı gün, onlar birbirlerini tanımış olacaklar… (Yunus Suresi, 45)</text:p>
      <text:p text:style-name="P15">Bazı ayetlerde ise insanlara zamanın sandıklarından da kısa bir sürede geçtiği şöyle bildirilir. <text:s/></text:p>
      <text:p text:style-name="P28">Dedi ki: Yıl sayısı olarak yeryüzünde ne kadar kaldınız?" Dediler ki: "Bir gün ya da bir günün birazı kadar kaldık, sayanlara sor." Dedi ki: "Yalnızca az (zaman) kaldınız, gerçekten bir bilseydiniz," (Müminun Suresi, 112-114)</text:p>
      <text:p text:style-name="P15">Başka bazı ayetlerde de, zamanın farklı ortamlarda farklı bir akış hızıyla geçtiği bildirilir:</text:p>
      <text:p text:style-name="P28">... Gerçekten, senin Rabbinin Katında bir gün, sizin saymakta olduklarınızdan bin yıl gibidir. (Hac Suresi, 47)</text:p>
      <text:p text:style-name="P28">Melekler ve Ruh (Cebrail), ona, süresi elli bin yıl olan bir günde çıkabilmektedir. (Mearic Suresi, 4)</text:p>
      <text:p text:style-name="P28">Gökten yere her işi O evirip düzene koyar. Sonra (işler,) sizin saymakta olduğunuz bin yıl süreli bir günde yine O'na yükselir. (Secde Suresi, 5)</text:p>
      <text:p text:style-name="P15">Bu ayetler, zamanın izafiyetinin çok açık birer ifadesidir. Bilim tarafından 20. yüzyılda ulaşılan bu sonucun bundan 1400 yıl önce Kuran'da bildirilmiş olması ise, elbette, Kuran'ı zamanı ve mekanı tümüyle sarıp kuşatan Yüce Allah'ın indirdiğinin delillerinden biridir.</text:p>
      <text:p text:style-name="P15">Kuran'ın daha pek çok ayetinde kullanılan üslup açıkça zamanın bir algı olduğunu ortaya koymaktadır. Özellikle de kıssalarda bu anlatımı görmek mümkündür. Örneğin Allah Kuran'da bahsedilen mümin bir topluluk olan Kehf ehlini üç yüzyılı aşkın bir süre derin bir uyku halinde tutmuştur. Daha sonra uyandırdığında ise bu kişiler zaman olarak çok az bir süre kaldıklarını düşünmüşler, ne kadar uyuduklarını tahmin edememişlerdir:</text:p>
      <text:p text:style-name="P28">Böylelikle mağarada yıllar yılı onların kulaklarına vurduk (derin bir uyku verdik). Sonra iki gruptan hangisinin kaldıkları süreyi daha iyi hesap ettiğini belirtmek için onları uyandırdık. (Kehf Suresi, 11-12)</text:p>
      <text:p text:style-name="P28">"Böylece, aralarında bir sorgulama yapsınlar diye onları dirilttik (uyandırdık). İçlerinden bir sözcü dedi ki: "Ne kadar kaldınız?" Dediler ki: "Bir gün veya günün bir (kaç saatlik) kısmı kadar kaldık." Dediler ki: "Ne kadar kaldığınızı Rabbiniz daha iyi bilir..." (Kehf Suresi, 19)</text:p>
      <text:p text:style-name="P15">Aşağıdaki ayette anlatılan durum da zamanın aslında psikolojik bir algı olduğunun önemli bir delilidir. </text:p>
      <text:p text:style-name="P28">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 araya getiriyoruz, sonra da onlara et giydiriyoruz?" dedi. O, kendisine (bunlar) apaçık belli olduktan sonra dedi ki: "(Artık şimdi) Biliyorum ki gerçekten Allah, her şeye güç yetirendir. (Bakara Suresi, 259) </text:p>
      <text:p text:style-name="P15">Görüldüğü gibi bu ayet zamanı yaratan Allah'ın zamandan münezzeh olduğunu açıkça göstermektedir. İnsan ise Allah'ın kendisi için takdir ettiği zamana bağımlıdır. Ayette görüldüğü gibi insan ne kadar uykuda kaldığını dahi bilmekten acizdir. Böyle bir durumda (materyalistlerin çarpık mantığında olduğu gibi) zamanın mutlak olduğunu iddia etmek, son derece akıl dışı olacaktır.</text:p>
      <text:p text:style-name="P15"><text:soft-page-break/></text:p>
      <text:h text:style-name="P29" text:outline-level="2">Kader</text:h>
      <text:p text:style-name="P15">Zamanın izafi oluşu, bize çok önemli bir gerçeği göstermektedir: Bu izafiyet o kadar değişkendir ki, bizim için milyarlarca yıl süren bir zaman dilimi, bir başka boyutta sadece tek bir saniye bile sürebilir. Hatta, evrenin başından sonuna kadar geçen çok büyük bir zaman dilimi, bir başka boyutta, bir saniye bile değil, ancak bir "an" sürüyor olabilir. </text:p>
      <text:p text:style-name="P12"><text:span text:style-name="T2">İşte çoğu insanın tam olarak anlayamadığı, materyalistlerin ise anlayamayarak tümden reddettikleri kader gerçeğinin özü buradadır. Kader, Allah'ın geçmiş ve gelecek tüm olayları bilmesidir. İnsanların önemli bir bölümü ise, Allah'ın henüz yaşanmamış olayları önceden nasıl bildiğini sorarlar ve kaderin gerçekliğini anlayamazlar. Oysa "yaşanmamış olaylar", </text:span><text:span text:style-name="T4">bizim için</text:span><text:span text:style-name="T2"> yaşanmamış olaylardır. Allah ise zamana ve mekana bağlı değildir, zaten bunları yaratan Kendisi'dir. Bu nedenle </text:span><text:span text:style-name="T4">Allah için geçmiş, gelecek ve şu an hepsi birdir ve hepsi olup, bitmiştir. </text:span></text:p>
      <text:p text:style-name="P12"><text:span text:style-name="T2">Lincoln Barnett, Genel Görecelik Kuramı'nın bu gerçeğe nasıl işaret ettiğinden, </text:span><text:span text:style-name="T6">Evren ve Einstein</text:span><text:span text:style-name="T2"> isimli kitabında bahsetmektedir. Barnett'e göre, varlıkları bütün anlamında ancak </text:span><text:span text:style-name="T4">"bütün yüceliğiyle kozmik bir zihin"</text:span><text:span text:style-name="T2"> kavrayabilir. Barnett'in "kozmik zihin" dediği İrade, </text:span><text:span text:style-name="T4">tüm evrene hakim olan Allah'ın ilmi ve aklıdır.</text:span><text:span text:style-name="T2"> Bizim bir cetvelin başını, ortasını, sonunu ve aralarındaki tüm birimleri bir bütün olarak tek bir anda kolayca görebilmemiz gibi, Allah da bizim bağlı olduğumuz zamanı başından sonuna kadar tek bir an olarak bilir. İnsanlar ise sadece zamanı gelince bu olayları yaşayıp, Allah'ın onlar için yarattığı kadere tanık olurlar. </text:span></text:p>
      <text:p text:style-name="P12"><text:span text:style-name="T2">Bu arada bazı kimselerin öne sürdüğü çarpık kader anlayışının yanlışlarına da dikkat etmek gerekir. Bu çarpık kader anlayışında, Allah'ın insanlara bir "alın yazısı" belirlediği, ama onların kimi zaman bunu değiştirdikleri gibi batıl bir inanış vardır. Örneğin ölümden dönen bir hasta için "kaderini yendi" gibi cahilce ifadeler kullanılır. Oysa kimse kaderini değiştiremez. Ölümden dönen kişi, kaderinde ölümden dönmesi yazılı olduğu için ölmemiştir. "Kaderimi yendim" diyerek kendilerini aldatanların bu cümleyi söylemeleri ve o psikolojiye girmeleri de, yine kaderlerindedir. Nitekim ayette </text:span><text:span text:style-name="T4">"... Ömür sürene, ömür verilmesi ve onun ömründen kısaltılması da mutlaka bir kitapta (yazılı)dır. Gerçekten bu, Allah'a göre kolaydır." </text:span><text:span text:style-name="T2">(Fatır Suresi, 11) diye buyrularak bunların hepsinin kaderde olduğu gerçeği bildirilmektedir. Çünkü kader Allah'ın ilmidir ve tüm zamanı aynı anda bilen ve tüm zamana ve mekana hakim olan Allah için, her şey kaderde yazılmış ve bitmiştir. </text:span></text:p>
      <text:p text:style-name="P15">Allah için zamanın tek olduğunu Kuran'da kullanılan üsluptan da anlarız; bizim için gelecek zamanda olacak bazı olaylar, Kuran'da çoktan olup bitmiş bir olay olarak anlatılır. Örneğin, ahirette insanların Allah'a verecekleri hesabın belirtildiği ayetler, bunu çoktan olup bitmiş bir olay gibi anlatmaktadır:</text:p>
      <text:p text:style-name="P28">Sur'a üfürüldü; böylece Allah'ın diledikleri dışında, göklerde ve yerde olanlar çarpılıp-yıkılıverdi. Sonra bir daha ona üfürüldü, artık onlar ayağa kalkmış durumda gözetliyorlar. Yer, Rabbi'nin nuruyla parıldadı; kitap kondu; peygamberler ve şahidler getirildi ve aralarında hak ile hüküm verildi... (Zümer Suresi, 68-69)</text:p>
      <text:p text:style-name="P28">İnkar edenler, cehenneme bölük bölük sevkedildiler... (Zümer Suresi, 71)</text:p>
      <text:p text:style-name="P28">Rablerinden korkup-sakınanlar da, cennete bölük bölük sevkedildiler... (Zümer Suresi, 73)</text:p>
      <text:p text:style-name="P15">Bu konudaki diğer örnekler ise şöyledir:</text:p>
      <text:p text:style-name="P28">(Artık) Her bir nefis yanında bir sürücü ve bir şahid ile gelmiştir. (Kaf Suresi, 21)</text:p>
      <text:p text:style-name="P28">Gök yarılıp-çatlamıştır; artık o gün, 'sarkmış-za'fa uğramıştır.' (Hakka Suresi, 16) </text:p>
      <text:p text:style-name="P28"><text:soft-page-break/>Ve sabretmeleri dolayısıyla cennetle ve ipekle ödüllendirmiştir. Orada tahtlar üzerinde yaslanıp-dayanmışlardır. Orada ne (yakıcı) bir güneş ve ne de dondurucu bir soğuk görürler. (İnsan Suresi, 12-13) </text:p>
      <text:p text:style-name="P28">Görebilenler için cehennem de sergilenmiştir. (Naziat Suresi, 36) </text:p>
      <text:p text:style-name="P28">Artık bugün, iman edenler, kafir olanlara gülmektedirler. (Mutaffifin Suresi, 34) </text:p>
      <text:p text:style-name="P28">Suçlu-günahkarlar ateşi görmüşlerdir, artık içine kendilerinin gireceklerini de anlamışlardır; ancak ondan bir kaçış yolu bulamamışlardır. (Kehf Suresi, 53)</text:p>
      <text:p text:style-name="P15">Görüldüğü gibi, bizim için ölümümüzden sonra yaşanacak olan bu olaylar, Kuran'da yaşanmış ve bitmiş olaylar olarak anlatılmaktadır. Çünkü Allah, bizim bağlı olduğumuz izafi zaman boyutundan münezzehtir. Allah tüm olayları zamansızlıkta dilemiş, insanlar bunları yapmış ve tüm bu olaylar yaşanmış ve sonuçlanmıştır. Küçük büyük her türlü olayın, Allah'ın bilgisi dahilinde gerçekleştiği ve bir kitapta kayıtlı olduğu gerçeği ise aşağıdaki ayette haber verilir:</text:p>
      <text:p text:style-name="P28">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5"/>
      <text:h text:style-name="P29" text:outline-level="2">Materyalistlerin Endişesi</text:h>
      <text:p text:style-name="P12"><text:span text:style-name="T2">Maddenin gerçeği ile zamansızlık ve mekansızlık konularını ele aldığımız bu bölümde anlatılanlar, aslında son derece açık gerçeklerdir. Daha önce de ifade edildiği gibi bunlar kesinlikle bir felsefe ya da bir düşünce biçimi değil,</text:span><text:span text:style-name="T4"> reddedilmesi mümkün olmayan bilimsel sonuçlardır. </text:span><text:span text:style-name="T2">Teknik bir gerçek olmasının dışında, akla dayalı ve mantıksal deliller de bu konuda başka alternatife imkan tanımamaktadır: </text:span><text:span text:style-name="T4">Evren</text:span><text:span text:style-name="T2">, onu meydana getiren maddeler ve içindeki insanlarla ve zamanla birlikte </text:span><text:span text:style-name="T4">bir görüntü varlıktır. </text:span><text:span text:style-name="T2">Yani aslı ile muhatap olamadığımız, zihinde yaşanan bir algılar bütünüdür.</text:span></text:p>
      <text:p text:style-name="P15">Materyalistler bu gerçeği anlamakta zorluk çekerler. Materyalistlerin bu konuyu anlayamamalarının asıl nedeni ise, anladıklarında karşı karşıya kalacakları gerçekten bilinçaltlarında büyük bir korku duymalarıdır. Lincoln Barnett, bu konunun sadece "sezilmesinin" bile materyalist bilim adamlarını korku ve endişeye sürüklediğini şöyle belirtiyor:</text:p>
      <text:p text:style-name="P11"><text:span text:style-name="T2">Filozoflar tüm nesnel gerçekleri algıların bir gölge dünyası haline getirirken, bilim adamları insan duyularının sınırlarını </text:span><text:span text:style-name="T4">korku ve endişe ile sezdiler.</text:span><text:span text:style-name="T18">17</text:span></text:p>
      <text:p text:style-name="P15">Maddenin aslı ile muhatap olamadığı ve zamanın bir algı olduğu gerçeği anlatıldığında bir materyalist büyük bir korkuya kapılır. Çünkü madde ve zaman mutlak varlık olarak bağlandığı yegane iki kavramdır. Bunlar adeta tapındığı birer puttur; çünkü kendisinin madde ve zaman tarafından (evrim yoluyla) yaratıldığı yanılgısına inanmaktadır. (Allah'ı tenzih ederiz.)</text:p>
      <text:p text:style-name="P12"><text:span text:style-name="T2">İçinde yaşadığı evrenin, dünyanın, kendi bedeninin, diğer insanların, fikirlerinden etkilendiği materyalist filozofların, kısacası hiçbir şeyin asılları ile karşılaşamadığını hissettiğinde ise tüm benliğini bir dehşet duygusu sarar. Güvendiği, inandığı, medet umduğu herşey bir anda kendisinden uzaklaşıp kaybolur. Aslını mahşer günü yaşayacağı ve </text:span><text:span text:style-name="T4">"o gün (artık) Allah'a teslim olmuşlardır ve uydurdukları (yalancı ilahlar) da onlardan çekilip uzaklaşmıştır" </text:span><text:span text:style-name="T2">(Nahl Suresi, 87) ayetinde haber verilen çaresizliği hisseder.</text:span></text:p>
      <text:p text:style-name="P15"><text:soft-page-break/>Bu andan itibaren materyalist kendisini maddenin dışarıdaki aslı ile muhatap olduğuna inandırmaya çabalar, bunun için kendince "delil"ler oluşturur; yumruğunu duvara vurur, taşları tekmeler, bağırır, çağırır ama asla gerçekten kurtulamaz.</text:p>
      <text:p text:style-name="P15">Materyalistler, bu gerçeği kendi kafalarından atmak istedikleri gibi, diğer insanların da zihninden uzaklaştırmak isterler. Çünkü maddenin gerçek mahiyeti insanlar tarafından bilindiği takdirde, felsefelerinin ilkelliğinin ve cahil bakış açılarının ortaya çıkacağının, görüşlerini anlatacak bir zemin kalmayacağının farkındadırlar. İşte burada anlatılan gerçekten bu denli rahatsız olmalarının nedeni, yaşadıkları bu korkulardır. </text:p>
      <text:p text:style-name="P15">Allah inkarcıların bu korkularının ahirette daha da şiddetleneceğini bildirmiştir. Hesap günü Allah onlara şöyle seslenecektir:</text:p>
      <text:p text:style-name="P28">"Onların tümünü toplayacağımız gün; sonra şirk koşanlara diyeceğiz ki: "Nerede (o bir şey) sanıp da ortak koştuklarınız?" (Enam Suresi, 22)</text:p>
      <text:p text:style-name="P12"><text:span text:style-name="T2">Bunun ardından inkarcılar, dünyada aslına ulaştıklarını zannederek Allah'a şirk koştukları mallarının, evlatlarının, çevrelerinin kendilerinden uzaklaştığına ve tamamen yok olduklarına şahit olacaklardır. Allah bu gerçeği de, </text:span><text:span text:style-name="T4">"bak, kendilerine karşı nasıl yalan söylediler ve düzmekte oldukları da kendilerinden kaybolup-uzaklaştı"</text:span><text:span text:style-name="T2"> (Enam Suresi, 24) ayetiyle haber vermiştir.</text:span></text:p>
      <text:p text:style-name="P15"/>
      <text:h text:style-name="P29" text:outline-level="2">İnananların Kazancı</text:h>
      <text:p text:style-name="P15">Maddenin mutlak olmadığı ve zamanın bir algı olduğu gerçeği, materyalistleri korkuturken, inananlar için tam aksi gerçekleşir. Allah'a iman eden insanlar maddenin ardındaki sırrı kavradıklarında büyük bir sevinç duyarlar. Çünkü bu gerçek her türlü konunun anahtarıdır. Bu kilit açıldığı anda tüm sırlar açığa çıkar. Kişi normalde belki anlamakta zorluk çektiği pek çok konuyu bu sayede rahatlıkla anlar hale gelir. </text:p>
      <text:p text:style-name="P12"><text:span text:style-name="T2">Daha önce de ifade edildiği gibi ölüm, cennet, cehennem, ahiret, boyut değiştirme, sonsuzluk gibi konular böylece anlaşılmış ve "Allah nerede?", "Allah'tan önce ne vardı?", "Allah'ı kim yarattı?", "Kabir hayatı ne kadar sürecek?", "Cennet ve cehennem nerede?", "Cennet ve cehennem şu an var mı?" gibi önemli sorular da kolayca yanıtlanmış olur. Ve Allah'ın tüm bir evreni nasıl bir sistemle yoktan var ettiği kavranır. Hatta öyle ki bu sır sayesinde </text:span><text:span text:style-name="T4">"ne zaman" ve "nerede" gibi sorular da anlamsız hale gelir. </text:span><text:span text:style-name="T2">Çünkü ortada ne zaman, ne de mekan kalır. Mekansızlık kavrandığı takdirde cennet, cehennem, dünya hepsinin aslında </text:span><text:span text:style-name="T4">aynı yerde olduğu </text:span><text:span text:style-name="T2">da anlaşılır. Zamansızlık kavrandığı takdirde ise her şeyin</text:span><text:span text:style-name="T4"> tek bir anda olduğu</text:span><text:span text:style-name="T2"> fark edilir; hiçbir şey için beklenmez, zaman geçmez, her şey zaten olup, bitmiştir. </text:span><text:span text:style-name="T4">Yani sonsuzluk aslında başlamış durumdadır.</text:span></text:p>
      <text:p text:style-name="P12"><text:span text:style-name="T2">Bu sırrın kavranmasıyla birlikte, </text:span><text:span text:style-name="T4">dünya inanan insan için cennete benzemeye başlar. </text:span><text:span text:style-name="T2">İnsanı sıkan her tür maddesel endişe, kuruntu ve korku kaybolur. İnsan, tüm evrenin tek bir Hakimi olduğunu, O'nun tüm maddesel dünyayı dilediği gibi yarattığını ve yapması gereken tek şeyin O'na yönelmek olduğunu kavrar. Artık o, </text:span><text:span text:style-name="T4">"her türlü bağımlılıktan özgürlüğe kavuşturulmuş olarak"</text:span><text:span text:style-name="T2"> (Al-i İmran Suresi, 35) Allah'a teslim olmuştur.</text:span></text:p>
      <text:p text:style-name="P15">Bu sırrı kavramak, dünyanın en büyük kazancıdır.</text:p>
      <text:p text:style-name="P15"/>
      <text:p text:style-name="P15"/>
      <text:h text:style-name="P4" text:outline-level="1"><text:span text:style-name="T2">SAYIN</text:span><text:span text:style-name="T9"> </text:span><text:span text:style-name="T2">ADNAN</text:span><text:span text:style-name="T9"> </text:span><text:span text:style-name="T2">OKTAR’IN</text:span><text:span text:style-name="T9"> </text:span><text:span text:style-name="T2">ZAMAN VE MEKAN HAKKINDAKİ AÇIKLAMALARI</text:span></text:h>
      <text:p text:style-name="P15"/>
      <text:p text:style-name="P15"/>
      <text:p text:style-name="P12"><text:span text:style-name="T3">MUHABİR:</text:span><text:span text:style-name="T2"> Zaman ve mekân dersem ne diyeceksiniz?</text:span></text:p>
      <text:p text:style-name="P12"><text:span text:style-name="T3">ADNAN OKTAR:</text:span><text:span text:style-name="T2"> Bakın benim bir klasik anlatımım vardır, yine anlatayım. Şimdi fincanı sehpaya vurduğumda bir ses duydunuz.</text:span></text:p>
      <text:p text:style-name="P12"><text:span text:style-name="T3">MUHABİR:</text:span><text:span text:style-name="T2"> Evet</text:span></text:p>
      <text:p text:style-name="P12"><text:span text:style-name="T3">ADNAN OKTAR:</text:span><text:span text:style-name="T2"> Bir daha vuruyorum; iki zamanı, yani iki olay iki anı kafanızda kıyasladınız. Bu aradaki farka siz zaman dediniz. Yani, bu bir inanç; aslında tek bir an var, tek bir anın içerisinde bunlar oldu. Yani, tamamen bir inançtır. Serbest uzayda, boş uzayda Einstein’da söylüyor bunu; zaman diye bir şey yok. Zaman ve mekân tamamen görecelidir yani, algıya bağlı olan bir şey. Zaman olmadığı için, tek bir an olduğu için, tek bir anın içinde her şey yaratılıp bitti. Yani, bütün sonsuz hayat tek bir anın içinde olup bitmiştir. Ama Allah onu algı olarak, bir inanç olarak bize veriyor. Beynin bir inancı bu, bir kıyasla meydana gelen beyindeki mantığın oluşturduğu bir sistem. Yoksa zaman yok, yani, teknik olarak da mümkün değil zaman diye bir şeyin olması. Tek bir an var...</text:span></text:p>
      <text:p text:style-name="P12"><text:span text:style-name="T3">ADNAN OKTAR:</text:span><text:span text:style-name="T2"> İşte tek bir tane an var, her şey onun içinde oluyor. Yani, bizim geçmişimiz, kâinatın ilk patlaması, o Big Bang denen olay, 15 milyar yıl geçmesi. 15 milyar Allah Katında 15 saniye bile değil, 15 salise bile değil; hemen olup bitmiştir.</text:span></text:p>
      <text:p text:style-name="P12"><text:span text:style-name="T3">MUHABİR:</text:span><text:span text:style-name="T2"> Sabit ve değişmez değil o zaman, zaman, sabit ve değişiyor mu?</text:span></text:p>
      <text:p text:style-name="P12"><text:span text:style-name="T3">ADNAN OKTAR:</text:span><text:span text:style-name="T2"> Tabi, algıya bağlı, mesela şu an daha Hitler’i yeni gören varlıklar olabilir. Hitler’in doğumunu daha yeni gören insanlar olabilir. Mesela, Napolyon’u daha yeni gören, daha yeni onun ordularını gören insanlar olabilir. Yani, tamamen algıya ve o andaki varlıklara, onun sunumuna bağlı olan bir şeydir bu. </text:span></text:p>
      <text:p text:style-name="P12"><text:span text:style-name="T3">MUHABİR:</text:span><text:span text:style-name="T2"> O zaman, zaman kavramı tamamen bir ansa bizim için yaşadığımız gün, yaşadığımız yıl, yaşadığımız yüzyıl da tamamen bir anın içinde yaşanıyor. </text:span></text:p>
      <text:p text:style-name="P12"><text:span text:style-name="T3">ADNAN OKTAR:</text:span><text:span text:style-name="T2"> Tabi.</text:span></text:p>
      <text:p text:style-name="P12"><text:span text:style-name="T3">MUHABİR: </text:span><text:span text:style-name="T2">Şöyle düşünebilir miyiz, bir odaya kapatalım bir kişiyi; Güneş’i sahte olarak doğurup batırtalım ve saat sürecini, saat kavramını ortadan kaldıralım. Bu sizin belgesellerinizde çok güzel anlatılmış. Biraz açalım mı?</text:span></text:p>
      <text:p text:style-name="P12"><text:span text:style-name="T3">ADNAN OKTAR:</text:span><text:span text:style-name="T2"> Evet, kesin kavrayamaz. Yani, her şeyi söyleyebiliriz. Mesela, bir insanı uyutsak, yani, suni olarak narkozla uyutsak 4 sene geçti desek o kişiye. Yani 4 yıl sonrasının gazetelerini göstertsek, kupürlerini göstertsek, ‘sen baygındın’ desek, buna kesinlikle inanır. Çok makul görür.</text:span></text:p>
      <text:p text:style-name="P12"><text:span text:style-name="T3">MUHABİR:</text:span><text:span text:style-name="T2"> Evet oldukça enteresan bir konu; peki insanlar bu konuyu nasıl değerlendiriyorlar, yani zaman her şeyin ilacıdır gibi bir kavram var, bir cümle var. </text:span></text:p>
      <text:p text:style-name="P12"><text:span text:style-name="T3">ADNAN OKTAR:</text:span><text:span text:style-name="T2"> Evet</text:span></text:p>
      <text:p text:style-name="P12"><text:span text:style-name="T3">MUHABİR:</text:span><text:span text:style-name="T2"> Zaman her şeyin ilacıdır, cümlesini kurarken yine o kafalarında yarattığı sadece o inanca göre mi hareket ediyorlar?</text:span></text:p>
      <text:p text:style-name="P12"><text:soft-page-break/><text:span text:style-name="T3">ADNAN OKTAR:</text:span><text:span text:style-name="T2"> Yani, bazen tabi bazı üzüntüler oluyor, bazı korkular oluyor, zaman onları unutturuyor. Zamanın içinde onlar geçip gidiyor; ama o bir algı olarak beynine veriliyor. Onu unutturan da Allah onlara; zaman yoksa bir şeye ilaçlık yapmaz. </text:span></text:p>
      <text:p text:style-name="P12"><text:span text:style-name="T3">MUHABİR:</text:span><text:span text:style-name="T2"> Evet.</text:span></text:p>
      <text:p text:style-name="P12"><text:span text:style-name="T3">ADNAN OKTAR:</text:span><text:span text:style-name="T2"> Yani o bir sebep, ilaç olarak etki ediyor orada. Zamanı, o şahıs bir sebep, bir nevi ilaç olarak kullanmış oluyor. Ve o ilacın etkisiyle o meydana gelmiş oluyor.</text:span></text:p>
      <text:p text:style-name="P12"><text:span text:style-name="T3">MUHABİR:</text:span><text:span text:style-name="T2"> Evet, çok enteresan konular ben de sizin sayenizde öğreniyorum hocam. Şimdi o kadar çok gelen sorular ve bunların değerlendirmeleri var ki; zaman-mekân maddeyle birlikte yaratıldı. </text:span></text:p>
      <text:p text:style-name="P12"><text:span text:style-name="T3">ADNAN OKTAR:</text:span><text:span text:style-name="T2"> Evet doğru</text:span></text:p>
      <text:p text:style-name="P12"><text:span text:style-name="T3">MUHABİR:</text:span><text:span text:style-name="T2"> Bunu biraz açalım mı?</text:span></text:p>
      <text:p text:style-name="P12"><text:span text:style-name="T3">ADNAN OKTAR:</text:span><text:span text:style-name="T2"> İlk önce, 15 milyar yıl önce; bilim adamları diyorlar ki: ‘Ne zaman vardı ne mekân vardı’ diyorlar. Fakat açıklayabilmek için ilk madde şöyle diyorlar: Sıfır hacim, sıfır hacim, yani yokluk. Sonsuz yoğunlukta bir şey vardı diyorlar. Bunun patlamasıyla kâinat meydana geldi diyorlar. Yani, Kuran’ın açıklamasını kabul etmiş oluyorlar. Kuran’da kâinatı yokluktan var ettiğini anlatıyor Cenab-ı Allah. Kuran’ın dediğine geldiler sonunda. Ve bir anda oluşmuştur bu. Bu patlamayla beraber anında zaman ve mekân da oluşmuştur. Yani, saniyeler hesabıyla hatta saliseler hesabıyla daha kısa bir zaman içerisinde kâinat hemen biçimlenmiştir. Bu olaydan sonra zaman başlamıştır. Daha önce bir zaman yok, daha önce mekân da yok. </text:span></text:p>
      <text:p text:style-name="P12"><text:span text:style-name="T3">MUHABİR:</text:span><text:span text:style-name="T2"> Hiçbir şey yok. </text:span></text:p>
      <text:p text:style-name="P12"><text:span text:style-name="T3">ADNAN OKTAR:</text:span><text:span text:style-name="T2"> Yok, sadece Allah var. </text:span></text:p>
      <text:p text:style-name="P12"><text:span text:style-name="T3">MUHABİR:</text:span><text:span text:style-name="T2"> Sonrasında da zaman-mekan içerisinde yaşıyoruz, hayatımız bizim için hazırlanmış bir tiyatro sahnesi olarak nitelendirelim. Biz, hep kaderimizi yaşıyoruz. (</text:span><text:span text:style-name="T5">Sayın Adnan Oktar’ın Kanal 35 TV (İzmir) Röportajından, 25 Ocak 2009</text:span><text:span text:style-name="T2">) </text:span></text:p>
      <text:p text:style-name="P15"/>
      <text:p text:style-name="P15"/>
      <text:p text:style-name="P12"><text:span text:style-name="T3">ADNAN OKTAR:</text:span><text:span text:style-name="T2"> Renk diye bir şey zaten yok, renk, o cisimlerden gelen dalgaları beynimiz bu şekilde yorumladığı için oluşuyor. Mesela mavi renk, yeşil renk, kırmızı renk, dışarıda öyle bir renk yok. Bilim adamlarının hepsi kendileri de öyle söylüyorlar, böyle bir şey yok diyorlar dışarıda. Dışarıda ses de yok, ışık da yok. Mesela Güneş ne kadar parlak, adamın gözünü alıyor, öyle bir konu yok. Güneş simsiyah karanlıktır. O gelen dalgaları bizim beynimiz ışık olarak yorumluyor. Allah öyle yaratmış, çok çok büyük bir mucizedir bu. Mesela ses, dışarıda çıt yoktur. Yani radyo dalgaları nasıl dışarıda böyle oluyor, ancak radyoya geldiğinde ses haline geliyor, değil mi? Mesela televizyon dalgaları da var ama kimse dışarıda ne görüntü görüyor, ne ses duyuyor. Şu an bütün kanalların yayını var, şu an burada geziniyor, ama göremiyoruz, duyamıyoruz, nasıl oluyor? Ancak televizyon cihazına geldiğinde o ses haline geliyor. İşte vücudumuz da böyle bir cihaz gibi. Görüntü geliyor, görüntü televizyon gibi görüntü haline geliyor, elektrik akımı olarak geliyor, görüntü haline geliyor. Ses geliyor, sesin elektriği geliyor, elektriği beynimiz sese çeviriyor, ondan sonra kainat meydana geliyor, ne kadarcık yerde meydana geliyor? Şu kadarcık yerde meydana geliyor; mercimek kadardır. Bütün bu alemi orada yaşıyoruz. Böyle yaşayan insanların Allah’a tevekkül edememesi, Allah’a inanamaması, Allah’ın yarattığı bu sanatı görememeleri ahir zamanda çok büyük bir mucizedir. Mesela bütün teknik aletler her şey beyinde yaratılıyor. Mesela şu fincan beynin içinde yaratılıyor. Yani dışarıda fincan saydam bir varlık olarak, yani görünmeyen bir varlık olarak var. </text:span><text:soft-page-break/><text:span text:style-name="T2">Adamlar oturmuş fabrikadan bahsediyor, fabrikada yapılıyor diyorlar. Yani saydam, ışığı olmayan bir madde var dışarıda bakın. Bakın saydam, ışığı yok, rengi yok, bir şey var dışarıda. Bunu biz beynimizde görüyoruz, ışıklı hale gelen, görüntülü hale gelen biziz, yani fabrika bunu boyamıyor, Allah boyuyor. Allah ses haline getiriyor, görüntü haline getiriyor beynimizde meydana getiriyor. Dışarıdaki yapısı onların hiçbir işine yaramaz. Yani çünkü saydam, renksiz bir şey. Allah mucize olarak beynimizde bütün kainatı sonsuz genişlikte ve büyüklükte yaratıyor. Kendisine sevgiyi de beynimizde yaratıyor, kendisinden korkumuzu da beynimizde yaratıyor, çok çok harika bir alemdir insan. Hatta ben bir kudsi hadiste hatırladığım kadarıyla “Ben yere göğe sığmadım” diyor Cenab-ı Allah “ama mümin kulumun kalbine sığdım” diyor. İşte bu her şeyi ben sizin içinizde yaratıyorum, dışarıda var alem ama gerçeğini ben sizin içinizde yaratıyoruma işaret eden bir izahtır. Ama derin düşünen, derin anlayan içindir bu tabi. (</text:span><text:span text:style-name="T5">Sayın Adnan Oktar’ın ÇAY TV Röportajından, 8 Nisan 2009</text:span><text:span text:style-name="T2">)</text:span></text:p>
      <text:p text:style-name="P15"/>
      <text:p text:style-name="P15"/>
      <text:h text:style-name="P6" text:outline-level="1">Sonsuzluk Başlamış Durumda</text:h>
      <text:p text:style-name="P15"/>
      <text:p text:style-name="P15"/>
      <text:p text:style-name="P15">Kitabın zamansızlık bölümünde, tüm bilgilerimizin hafızada saklı olduğundan söz etmiştik. İnsanın sahip olduğu her türlü bilginin, yaşadığı her olayın, karşılaştığı her detayın, hayatı boyunca gördüğü, duyduğu, bildiği, hissettiği her şeyin bu hafızada depolandığını, zamana ait hislerin de aynı şekilde hafızadaki bir bilgi olduğunu söylemiştik. Şimdi de hafıza kavramını biraz daha derinlemesine inceleyeceğiz.</text:p>
      <text:p text:style-name="P15"/>
      <text:h text:style-name="P29" text:outline-level="2">Allah'ın Sonsuz Hafızası ve İnsanın Sınırlı Hafızası</text:h>
      <text:p text:style-name="P15">Kitap boyunca anlatıldığı gibi biz 5 duyumuzla hisseder ve yaşarız. Beş duyumuzun izin verdiği şeyleri algılar, bunun dışına hiçbir zaman çıkamayız. İçinde yaşadığımız zamanı ve mekanı da böyle algılarız. Beynimiz 5 duyuyla bir varlığı tespit edemiyorsa, o varlık için "yok oldu" deriz. Buna bağlı olarak hafızamız hangi olayı ya da görüntüyü veya algıyı muhafaza ederse o bizim için vardır yani diridir, neyi de unutursa artık o bizim için yoktur. Diğer bir deyişle hafızamızda olmayan varlıklar ve olaylar bizim için ölmüştür, geçmiştir, yok olmuştur. </text:p>
      <text:p text:style-name="P15">Fakat bu, yalnızca insanlar için geçerli bir durumdur; çünkü yalnızca insanların hafızası sınırlıdır. Allah'ın hafızası ise her şeyin üstündedir, sınırsız ve sonsuzdur. Ancak burada şunu da belirtmek gerekir: "Allah'ın hafızası" kavramının kullanılması yalnızca konuyu açıklayabilmek amaçlıdır, yoksa iki hafıza arasında herhangi bir kıyas ya da benzetme yapılması asla mümkün değildir. Allah, her şeyi yoktan var eden ve her şeyi en ince ayrıntısına kadar bilendir.</text:p>
      <text:p text:style-name="P15">Allah Kuran'da Kendisi’ni bazı sıfatlarıyla tanıtmıştır. Bunlardan birisi de Hafız yani "yapılan bütün işleri ayrıntılarıyla tutan, koruyan" sıfatıdır ve bu kelimenin ardında çok önemli sırlar gizlidir. </text:p>
      <text:p text:style-name="P15"/>
      <text:h text:style-name="P29" text:outline-level="2">"Levh-i Mahfuz"</text:h>
      <text:p text:style-name="P15">Allah Katında her şey yalnızca tek bir anda olup bitmiştir. İşte dünya var olduğundan beri gerçekleşen olaylar da bu tek bir ana sığmaktadır. Ve bu ana dair tüm bilgiler, Allah Katında bir "Kitap"ta saklanmaktadır. Kuran'da, Levh-i Mahfuz olarak isimlendirilen "Ana Kitap"ta her şeyin bilgisinin bulunduğu belirtilmektedir: </text:p>
      <text:p text:style-name="P28">Şüphesiz o, Bizim Katımızda olan Ana Kitap'tadır; çok yücedir, hüküm ve hikmet doludur. (Zuhruf Suresi, 4)</text:p>
      <text:p text:style-name="P28">... Kitabın anası O'nun Katındadır. (Rad Suresi, 39)</text:p>
      <text:p text:style-name="P28">... Katımızda (bütün bunları) saklayıp-koruyan bir kitap vardır. (Kaf Suresi, 4)</text:p>
      <text:p text:style-name="P28">Gökte ve yerde gizli olan hiçbir şey yoktur ki, apaçık olan bir kitapta (Levh-i Mahfuz'da) olmasın. (Neml Suresi, 75 )</text:p>
      <text:p text:style-name="P28">(Önlerine) Kitap konulmuştur; artık suçlu-günahkarların, onda olanlardan dolayı dehşetle-korkuya kapıldıklarını görürsün. Derler ki: "Eyvahlar bize, bu kitaba ne oluyor ki, küçük büyük bırakmayıp her <text:soft-page-break/>şeyi sayıp-döküyor?" Yapıp-ettiklerini (önlerinde) hazır bulmuşlardır. Rabbin hiç kimseye zulmetmez. (Kehf Suresi, 49)</text:p>
      <text:p text:style-name="P15">Allah başka ayetlerinde de dünyada insanların yaşadıkları tüm olayların, içlerinden geçen tüm düşüncelerin, başlarına gelen her şeyin bu kitapta olduğu gerçeğini şöyle haber verir:</text:p>
      <text:p text:style-name="P28">Yeryüzünde olan ve sizin nefislerinizde meydana gelen herhangi bir musibet yoktur ki, Biz onu yaratmadan önce, bir kitapta (yazılı) olmasın. Şüphesiz bu, Allah'a göre pek kolaydır. (Hadid Suresi, 22)</text:p>
      <text:p text:style-name="P15">İşte kainat yaratıldığından beri var olan canlı cansız her şeyi, gerçekleşen her olayı Allah yaratmaktadır ve dolayısıyla O'nun bilgisi dahilindedir; yani tüm bunlar "Allah'ın hafızası"ndadır. Levh-i Mahfuz da Allah'ın Hafız sıfatının bir tecellisidir. </text:p>
      <text:p text:style-name="P15">Bu durumda karşımıza çok önemli bir gerçek çıkmaktadır: Allah'ın hafızası sonsuzdur, o halde onda var olan hiçbir şey yok olmaz. Diğer bir deyişle Allah'ın yarattığı hiçbir canlı ölüp kaybolmaz, hiçbir çiçek solup yok olmaz, hiçbir içecek bitmez, hiçbir süre geçmez, hiçbir yiyecek tükenmez... Allah her an yaratmaktadır ve her şey ezelde yaratılmış ve "sonsuzluğa kilitlenmiş"tir. </text:p>
      <text:p text:style-name="P15">Peki "sonsuzluğa kilitlenmek" ne demektir? </text:p>
      <text:p text:style-name="P15">Bunu şöyle de açıklayabiliriz: Her varlığın ve olayın yaratıldığı anda aslında onun için sonsuzluk da başlamıştır. Örneğin bir çiçek yaratıldığında aslında bir daha yok olmamak üzere yaratılmıştır. Bu varlığın ya da nesnenin insanın görüntüsünden çıkması, insanın hafızasından silinmesi onun yok olması, ölmesi anlamına gelmez. Önemli olan Allah'ın hafızasındaki, Allah'ın Katındaki halidir. Ve Allah'ın hafızasında bu canlının varoluşu da, yaşamı boyunca geçirdiği anlar da, ölümü de mevcuttur. </text:p>
      <text:p text:style-name="P12"><text:span text:style-name="T2">Allah, varlık verdiği her şeyi sonsuz olarak yaratmıştır. Var olan şeyler için artık sonsuz yaşam başlamıştır. Fakat bunu iyi anlayabilmek için tek tek varlıklar ve olaylar üzerinde düşünmekte yarar vardır. Ancak bu örneklere geçmeden önce bir konuya daha değinmek gerekir: Burada anlatılanlar, kuşkusuz bir insanın yaşamında karşılaşabileceği en büyük ilimlerden biridir. Sonsuzluk kavramıyla ilgili bu gerçekleri çoğu insan ilk kez duyuyor, ilk kez düşünüyor olabilir. Önemli olan şudur; Allah Kuran'da yalnızca </text:span><text:span text:style-name="T4">"içten Allah'a yönelen" </text:span><text:span text:style-name="T2">kimselerin öğüt alabileceğine dikkat çekmektedir. Yani samimi kalple Allah'tan yardım dileyen, O'nun sonsuz kudretini takdir etmeye çalışan, Rabbimiz'in büyüklüğünü kavramak için çaba gösteren insanlar burada anlatılan gerçeklerden de öğüt alacak ve bu gerçekleri kavramaya başlayacaklardır.</text:span></text:p>
      <text:p text:style-name="P15"/>
      <text:h text:style-name="P29" text:outline-level="2">Sonsuzluk İçinde İnsanlar </text:h>
      <text:p text:style-name="P12"><text:span text:style-name="T2">Allah'ın Halık ismi "Her şeyin varlığını ve varlığı boyunca görüp geçireceği halleri, hadiseleri tayin ve tespit eden, ve ona göre yaratan, yokluktan var eden" anlamındadır. Allah Halık sıfatıyla insanları daha ilk başta anne karnında yarattığı andan itibaren onlar için sonsuzluk da başlamıştır. İnsan anne karnında geçirdiği gelişim evrelerini elbetteki hatırlamaz ancak bunun her karesi Allah Katında mevcuttur ve kesinlikle kaybolmaz. Aynı şekilde insanın ilk bebeklik ve büyüme evreleri de insanın kendi hafızasından silinir. İnsan, Allah göstermediği sürece, artık bu kareleri göremez, bazılarını da sadece hatıra olarak bilir. Yaşadığı an içinde gördüğü şeyler ise, yalnızca kendisine hissettirilen algılardır. Fakat Allah'ın sonsuz hafızasında her şey olduğu gibi durmaktadır. İnsanların yaşadıkları olaylar, başlarından geçen hadiseleri ve hayatlarındaki her türlü detayı Allah yaratmıştır ve hiçbiri yok olmaz.</text:span><text:span text:style-name="T4"> "... Bu, Allah'ın göklerde ve yerde ne varsa tümünü bildiğini ve Allah'ın gerçekten her şeyi </text:span><text:soft-page-break/><text:span text:style-name="T4">bilen olduğunu bilmeniz içindir."</text:span><text:span text:style-name="T2"> (Maide Suresi, 97) ayetinde bildirildiği gibi, en küçük ayrıntıya kadar Allah Katında muhafaza edilir.</text:span><text:span text:style-name="T25"> </text:span></text:p>
      <text:p text:style-name="P15">Örneğin Hz. Adem (as) peygamberin dünyaya gönderilmeden önce cennette yaratılmasına, orada imtihan edilmesine ait tüm detaylar Allah Katındaki Ana Kitap'ta durmaktadır. Allah'ın Hz. Adem (as)'ı henüz balçıktan yarattığı hali de, meleklerin Hz. Adem (as)'a secde etmeleri de, onun cennetten çıkarılışı da, dünyaya gönderildiği an da, dünyada başından geçen olaylar da tüm ayrıntılarıyla şu an canlı olarak durmaktadır. Hiçbiri yok olmuş değildir, en küçük detayına kadar her şey şu an Allah Katında canlı olarak mevcuttur. </text:p>
      <text:p text:style-name="P15">Bir başka örnek olarak, çok sevdiği kedisi öldüğü için üzülen bir insan düşünün. Aslında o insanın kedisinin ölüm anındaki hali Allah Katında sonsuza kadar var olduğu gibi, o kedinin yavru halindeki en sevimli görüntüsü de, doğumundan o ana kadar geçen bütün halleri de Allah Katında canlı olarak mevcuttur. Ayrıca kedinin sahibinin işteyken veya yanında değilken göremediği halleri de Allah Katında canlı olarak saklanmaktadır. Dolayısıyla hiçbir varlık ölerek yok olmaz. Hepsi Allah Katında her halleriyle canlı olarak sonsuza kadar dururlar. </text:p>
      <text:p text:style-name="P12"><text:span text:style-name="T2">Aynı şekilde Hz. Süleyman (as)'ın Kuran'da bildirilen, atının ayağını okşama anı sonsuza kadar Allah Katında durmaktadır. Daha sonra atların perde arkasında kayboluşu, ardından Hz. Süleyman (as)'ın Sebe Melikesi'ne mektup göndermesi, mektubun Melike ve yanındaki askerler tarafından okunduğu an, Melike'nin Hz. Süleyman (as)'ın sarayına gelişi ve sarayın zeminini "derin bir su" sanışı, ve o esnada Kuran'da bildirildiği gibi </text:span><text:span text:style-name="T4">"Ben Süleyman'la birlikte alemlerin Rabbi olan Allah'a teslim oldum"</text:span><text:span text:style-name="T2"> (Neml Suresi, 44) şeklindeki konuşması, şu an halen vardır ve sonsuza kadar da var olacaktır. </text:span></text:p>
      <text:p text:style-name="P15">Bu örnekler üzerinde biraz daha derinlemesine düşünelim ve daha da detaylara inelim. Hz. Nuh (as) döneminde bir adamın gömleğinin söküldüğünü ve daha sonra bunu bir terzinin diktiğini farz edelim. İşte o adamın gömleği, bu gömleğin ilk yapıldığı tezgah, daha sonra gömleğin sökülmeden önceki hali ve tekrar dikildikten sonraki hali ve hatta o gömleği diken terzinin gömleği dikmek için iğneyi kullandığı her saniye, daha sonra bu gömleğin tamamen kullanılmaz hale gelişi, kısacası gömleğin varlık alemine geldiği andan itibaren geçirdiği her aşama, her saniye, her an Allah Katında muhafaza edilmektedir. O gömlek şu an hala tezgahta dokunmaktadır, o gömlek şu an hala dikilmektedir ve o gömlek şu an hala Hz. Nuh (as) dönemindeki sahibi tarafından giyilmektedir. </text:p>
      <text:p text:style-name="P15">Bir de evinizdeki antika saat üzerinde düşünmeye başlayalım. O saatin bundan 200 yıl önce yapılış aşamaları, saatin içinde kullanılan tek bir telin yapılış aşamaları, saatin akrep ve yelkovanının içine yerleştirilişi, daha sonra bu saatin bir dükkana satılması ardından bir müşterinin onu alması, sonra bu saatin bozulup bir eskiciye verilmesi, sizin dedenizin dedesinin bu saati satın alması, ardından saatin dedenize ve ondan sonra babanıza ve sonra da size miras kalması, sizin o saati evinizin güzel bir köşesine yerleştirmeniz, daha sonra karşısına geçip "ne güzel durdu" diye düşünmeniz kısacası o saatle ilgili olarak ilk var olduğu andan itibaren (yüzlerce yıl) an an meydana gelen her olay Allah Katında durmaktadır. O saat şu an çalışmaktadır ve yine saat aslında şu an bozulmuştur, saat şu an sizin tarafınızdan o köşeye yerleştirilmektedir ve saat aslında şu an dedenizin dedesi tarafından satın alınmaktadır. Bunların tümü hiç eksiksiz olarak Allah'ın hafızasında mevcuttur. Üstelik bu antika saatin yalnızca geçmişi değil, bundan sonra geçireceği, fakat size göre gelecekte gerçekleşeceği için bilemediğiniz her türlü olay da Allah Katında bilinmekte ve muhafaza edilmektedir. O saatin bundan 40 sene sonra sizin çocuğunuzun evinin uygun bir yerine yerleştirilişi de, o saatin bundan 300 sene sonra tamamen çürüyüp bozulması ve insanların görüşünden uzaklaşması da Ana Kitap'ta yazılıdır. </text:p>
      <text:p text:style-name="P12"><text:span text:style-name="T2">Nitekim bir ayette,</text:span><text:span text:style-name="T4"> "O, önlerindekini de, arkalarındakini de bilir. Onlar ise, bilgi bakımından O'nu kavrayıp kuşatamazlar" </text:span><text:span text:style-name="T2">(Taha Suresi, 110) diye buyrularak Allah'ın bu ilmine de dikkat çekilmektedir. (Doğrusunu Allah bilir.) Çünkü Allah her varlığın an be an, öncesini-sonrasını yani ayetteki ifadeyle </text:span><text:span text:style-name="T4">"önlerindekini de </text:span><text:soft-page-break/><text:span text:style-name="T4">arkalarındakini de" </text:span><text:span text:style-name="T2">her aşamasıyla bilmektedir. Ayette </text:span><text:span text:style-name="T4">"Şüphesiz, yerde ve gökte Allah'a hiçbir şey gizli kalmaz"</text:span><text:span text:style-name="T2"> (Al-i İmran Suresi, 5) denilerek bu gerçek bir kez daha hatırlatılmaktadır. </text:span></text:p>
      <text:p text:style-name="P15"/>
      <text:h text:style-name="P29" text:outline-level="2">Tüm Olaylar "Şu An"da Gerçekleşmektedir!</text:h>
      <text:p text:style-name="P15">Allah Katında her olayın tek bir anda meydana geldiği gerçeğini şöyle bir örnekle de açıklayabiliriz: Karşınızda büyük bir şehrin tablosunun bulunduğu düşünün. Tabloda şehrin caddeleri, sokakları, bu sokaklarda ilerleyen araçlar, sağa sola dizilmiş binalar ve insanlar çizilmiş olsun. Ve yine bu tabloda, şehrin bir ucundan diğer ucuna ulaşmaya çalışan bir adamın görüntüsünün de çizildiğini farz edin. Şimdi bu adam için şehrin bir ucundan diğerine kadar olan mesafe belirli bir uzaklıktadır ve bu uzaklığı aşabilmesi için de belirli bir zaman gerekmektedir. Adam ancak bu tam olarak bilemediği zaman sonunda istediği yere ulaşmış olacaktır. Aynı anda iki yerde birden olması mümkün değildir. Ama bu durum düz bir satıhtaki bu tabloya dışarıdan bakan bir kişi olarak sizin için geçerli değildir. Siz tabloya ilk bakışta şehrin bir ucundan diğerine kadar olan her şeyi tek bir anda görebilirsiniz, üstelik bunun için bir zamana da ihtiyacınız yoktur.</text:p>
      <text:p text:style-name="P15">İşte bu örnekte anlatılan durum belirli bir boyutta yaşayan biz insanlar için de geçerlidir. Bizim için bir yerden başka bir yere ulaşmak ancak bir zamanın geçmesi ve enerjinin harcanması ile mümkün olabilir. Ama tüm bu boyutları yaratan ve tüm bunların üstünde <text:s/>tüm eksikliklerden münezzeh olan Allah için yarattığı evren ve onun içindeki dünya üzerindeki tüm olaylar tek bir anda gerçekleşir.</text:p>
      <text:p text:style-name="P12"><text:span text:style-name="T2">İkinci önemli gerçek ise tüm bu olayların birbiriyle </text:span><text:span text:style-name="T4">aynı anda </text:span><text:span text:style-name="T2">gerçekleşiyor olmasıdır. Çünkü daha önce de ifade edildigi gibi Allah Katında zaman yoktur, her şey bir anda olup bitmektedir. </text:span></text:p>
      <text:p text:style-name="P12"><text:span text:style-name="T2">Hz. Adem (as) peygamber aslında </text:span><text:span text:style-name="T4">şu an </text:span><text:span text:style-name="T2">balçıktan yaratılmaktadır, </text:span><text:span text:style-name="T4">şu an</text:span><text:span text:style-name="T2"> melekler Hz. Adem (as)'a secde etmektedir, </text:span><text:span text:style-name="T4">şu an </text:span><text:span text:style-name="T2">Hz. Adem (as) cennetten çıkarılmış ve dünyaya gönderilmiştir. Üstelik sözü edilen "an", şu saniye yani sizin bu satırları okuduğunuz andır.</text:span></text:p>
      <text:p text:style-name="P12"><text:span text:style-name="T2">Şimdi bu konuyu daha da pekiştirmek için bir başka örnek daha verelim; Hz. Musa (as)'ı düşünelim. Annesinin daha bebekken Hz. Musa (as)'ı sandığın içine koyup suya bıraktığı an halen mevcuttur, o hali kaybolmamıştır ve sonsuza kadar da duracaktır. Allah Katında Hz. Musa (as)'ın Firavun'a gittiği ve tebliğ yaptığı an mevcuttur ve aslında tam </text:span><text:span text:style-name="T4">şu an </text:span><text:span text:style-name="T2">Hz. Musa (as) Firavun'un karşısındadır, ama aynı zamanda </text:span><text:span text:style-name="T4">şu an</text:span><text:span text:style-name="T2"> Hz. Musa (as) Kutsal Vadi Tuva'da Allah'tan vahiy almaktadır ve yine</text:span><text:span text:style-name="T4"> şu an </text:span><text:span text:style-name="T2">Hz. Musa (as) yanındaki İsrailoğullarıyla birlikte Firavun'un adamlarından uzaklaşmaktadır, şu an Hz. Musa Peygamber (as) asasıyla denize vurmakta ve denizi yarmaktadır ve sonsuza kadar da denizin yarılması Allah'ın hafızasında mevcut olarak kalacaktır. </text:span></text:p>
      <text:p text:style-name="P12"><text:span text:style-name="T2">Hz. Meryem'in Hz. İsa (as)'a hamile kalması, hurma ağacının altında doğum yapması, sonra kavmine dönmesi ve Hz. İsa (as)'ın henüz beşikteyken kavmin insanları ile konuşması, ardından Hz. İsa (as)'ın havarilerine </text:span><text:span text:style-name="T4">"Allah Katında benim yardımcılarım kimlerdir?" </text:span><text:span text:style-name="T2">diye sorması ve Hz. İsa (as)'ın Allah Katına yükseltilmesi de sizin şu an içinde bulunduğunuz anda gerçekleşmektedir. Üstelik yalnızca geçmişe dair bize bildirilen olaylar değil, geçmişle ilgili bize bildirilmeyen ve gelecekte olacağı için henüz bilmediğimiz olaylar da aslında şu andadır. Hz. İsa (as)'ın yaşamı boyunca geçirdiği her saniye, havarilerine Allah'ın dinini tebliğ etmesi, Allah'ın tespit ettiği bir sürede yeryüzüne tekrar gönderilişi, insanlara Kuran'ı tebliğ edişi ve hatta bu tebliği sırasında yaptığı her konuşma, daha sonra ölümü ve hesap günü diriltilmesi, cennetin girişinde melekler tarafından "Selam" sözleriyle karşılanması da aslında tam bu anda meydana gelmektedir. </text:span></text:p>
      <text:p text:style-name="P15">Aynı durum bundan 3000 sene önce yaşayan bir insan için de geçerlidir. M.Ö. 3000 yıllarında öğle vakti bir ağacın altında oturup manzarayı seyreden adamın eline bir uç uç böceği konması, adamın o böceği inceleyerek <text:soft-page-break/>Allah'ı tesbih etmesi, daha sonra böceğin uçarak yuvasına doğru gitmesi, uç uç böceğinin yumurtadan çıkışından ölümüne kadar olan bütün halleri Allah Katında hıfz edilmiştir ve dolayısıyla hepsi tek bir anda yani sizin bu satırları okuduğunuz şu anda gerçekleşmektedir.</text:p>
      <text:p text:style-name="P15">Tüm bu örneklerin karşımıza bir kez daha çıkardığı gerçek şudur: Hiçbir an, hiçbir kare, hiçbir olay, hiçbir varlık yok olmamıştır ve olmayacaktır. Nasıl televizyonda izlediğimiz bir film, film şeridine kaydedildiyse, çeşitli karelerden oluşuyorsa ve bu kareleri bizim görmememiz onların olmadığı anlamına gelmiyorsa, bizim "geçmişte yaşanmış" veya "gelecekte yaşanacak" dediğimiz olaylar için de aynı şey geçerlidir. </text:p>
      <text:p text:style-name="P15">Fakat bu noktanın yanlış anlaşılmaması çok önemlidir. Bu sahnelerin hiçbiri bir hatıra ya da bir anı gibi veya hayal gibi değildir. Bunların tümü, aynen şu an yaşadığınız an gibi canlıdır. Her şey diri olarak korunmaktadır. Biz yalnızca Allah bize bu algıları vermediği için onları geçmiş, bitmiş olaylar olarak görürüz. Ve Allah dilediği an bize bu görüntüleri gösterebilir, bu olaylara ait algıları vererek bize de bu olayları yaşatabilir.</text:p>
      <text:p text:style-name="P15"/>
      <text:h text:style-name="P29" text:outline-level="2"><text:span text:style-name="T23"><text:s/></text:span>Geçmiş, Şimdi ve Gelecek Aslında Aynı Zamandır</text:h>
      <text:p text:style-name="P15">Buraya kadar anlatılanlardan anlaşıldığı gibi, şu ana kadar yeryüzünde yaşanmış tüm olaylar Allah Katında tek bir anda yaşanmaktadır. Hz. Musa (as)'ın, Hz. İbrahim (as)'ın, Hz. Eyüb (as)'ın, Hz. Nuh (as)'ın, Hz. Süleyman (as)'ın, Hz. Muhammed (sav)'in ve diğer peygamberlerin hayatlarından verilen örnekler de, onların yaşadıkları olayların zamanıyla bizim içinde yaşadığımız zaman da aynıdır ve bizim torunlarımızın hatta onların torunlarının ve kıyamete kadar yaşayacak tüm insanların hayatları da aynı zamanda sürdürülmektedir. Üstelik bu insanlar içinden Allah'a iman edenler şu anda cennettedirler, inkarcılar ise şu an cehennemde azap çekmektedirler. </text:p>
      <text:p text:style-name="P12"><text:span text:style-name="T2">Peygamberimiz (sav)'in yaşadığı olayların hiçbiri kaybolmamıştır, sonsuza dek Allah Katında duracaktır. Bu olaylar bize 1400 sene önce olmuş gibi algılatılmaktadır, ama aslında </text:span><text:span text:style-name="T4">şu an</text:span><text:span text:style-name="T2"> Peygamberimiz (sav) Miraç’tadır, şu an yanındaki arkadaşıyla beraber mağaraya sığınmıştır. Ve Peygamberimiz (sav)</text:span><text:span text:style-name="T4"> şu an</text:span><text:span text:style-name="T2"> Bedeviler'e tebliğ yapmaktadır. Bu olaylar yaşanmış ve bitmiş olaylar değildir. Tam tersine sonsuza kilitlenmiş, yok olması mümkün olmayan hadiselerdir. Ancak bunların hiçbiri bizim hafızamızda olmadığı ya da canlandırılmadığı için biz görmüyor, tanık olmuyor ya da yaşamıyoruz.</text:span></text:p>
      <text:p text:style-name="P15">Aynı durum tarih boyunca yaşanmış tüm olaylar ve yaşamış tüm insanlar için de geçerlidir. Eski Yunan'da felsefe yapan filozoflar, Sümerler zamanında çivi yazısını bulanlar, Mısır kraliçesi Kleopatra, rönesans sanatçıları, 19. yüzyıl bilim adamları veya 20. yüzyılın diktatörleri ve bunlar gibi diğer devirlerde yaşamış tüm insanlar hatta büyükbabanız, onun büyükbabası ve siz aslında aynı anda yaşamaktasınız. </text:p>
      <text:p text:style-name="P15">Bu olayların hiçbiri de yok olup gitmiş değildir. Haçlı seferleri, kavimler göçü, yüzyıl savaşları, I. ve II. Dünya Savaşları birbirinden çok ayrı dönemlerde yaşanmış gibi görünüyorsa da aslında şu an olan olaylardır ve sonsuza kadar da olmaya devam edeceklerdir. Çok farklı zamanlarda yaşadıkları düşünülen Mısır, Aztek, Yunan ve Anadolu uygarlıkları da gerçekte aynı anda yaşamışlardır. </text:p>
      <text:p text:style-name="P15">Öyle ki 1000 sene önce Mezopotamya'da yaşayan bir çiftçinin, tarlasını ekerken yağan yağmur ve çiftçinin o yağmur altında ıslandığı an da Allah Katında durmaktadır. Örneğin, Akadlar döneminde bir söğüt ağacının dalları arasında ağ yapan bir örümcek bu ağı şu an örmektedir. Ve aynı örümcek şu an ağın köşesine çekilmiş avını beklemektedir. Yine sizin bu örümceği gözünüzde canlandırmaya çalıştığınız tam şu an, o örümcek yumurtlamış, <text:soft-page-break/>yumurtalarını sırtında toplamış ve onların bakımı ile uğraşmaktadır. Yine o örümceğin yumurtaları içinde bulunduğumuz bu anda çatlamış, içinden bir sürü küçük örümcek çıkmıştır.</text:p>
      <text:p text:style-name="P15">Hiçbir olay unutulmuş değildir, hepsini Allah birçok hikmetle yaratmıştır. Bu nedenle hiçbir şey boşa gitmez, israf olmaz, yok olmaz. İnsanların şu an bunları görmüyor, bilmiyor olması bunların olmadığı anlamına gelmez. Allah zamandan münezzeh olduğundan O'nun Katında her şey bir anda olmuş ve bitmiştir. İnsanlar zamana bağımlı oldukları için olayları geçmiş, şimdi ve gelecek süreci içinde izler. Oysa daha önce kader bölümünde de belirtildiği gibi geçmiş zannettiğimiz olaylar bizim için geçmiştir, gelecek zannettiğimiz olaylar da bizim için gelecektir. Allah için geçmiş, gelecek, şimdi hepsi birdir. İşte bu nedenle Allah'a hiçbir şey gizli kalmaz. Nitekim ayette de bu gerçeğe dikkat çekilmiştir:</text:p>
      <text:p text:style-name="P28">Ey oğlum, (yaptığın iş) gerçekten bir hardal tanesi ağırlığında olsa da, (bu,) ister bir kaya parçasından ya da göklerde veya yer(in derinliklerinde) de bulunsa bile, Allah onu getirir (açığa çıkarır). şüphesiz Allah, latif olandır, (her şeyden) haberdardır. (Lokman Suresi, 16)</text:p>
      <text:p text:style-name="P15"/>
      <text:h text:style-name="P29" text:outline-level="2">Kendi Hayatınız da Tek Bir Andır</text:h>
      <text:p text:style-name="P15">Bu gerçeği anlamak için yalnızca tarihin derinliklerini düşünmeye gerek yoktur. Herkesin çok uzun zannettiği kendi hayatı için de yine aynı gerçek geçerlidir. Sizin yeni doğduğunuz, annenizin kucağına verildiğiniz o ilk an yok olmamıştır. O kare ya da o görüntü ya da o olay sonsuza kadar var olacaktır. Çünkü Allah Katında "hıfz edilmiş"tir. Fakat daha önce de ifade edildiği gibi siz 5 duyunuza bağımlı olduğunuz için ve sizin hafızanızda bu bilgi saklanmadığı için böyle bir sahneyi görmüyorsunuz. Bu, yaşamınız boyunca başınızdan geçen her olay için geçerlidir. İlkokula başladığınız gün, ya da çocukken kutladığınız bir doğum gününüz, başınızdan geçen bir olay, liseyi bitirdiğiniz gün, üniversite diplomanızı alışınız, evliliğiniz ve bunun gibi daha binlerce olay aslında Allah Katında aynı anda olmaktadır. Bu olayların hiçbirisi de kaybolmuş değildir ve sonsuza kadar canlı olarak mevcut kalacaktır. </text:p>
      <text:p text:style-name="P12"><text:span text:style-name="T2">Aynı şekilde 5 yaşındayken bakkaldan aldığınız bir gofreti yerken hissettiğiniz şeker tadı, 7 yaşında ilkokula başlayacağınız gün sabah erken saatte heyecanla uyanmanız, lisedeki coğrafya dersinde içinizde duyduğunuz sıkıntı, matematik öğretmeninizin tahtaya yazdığı uzun denklemler, bir yakınınızı kaybettiğiniz trafik kazasında hissettikleriniz, işinizde kazandığınız bir başarı nedeniyle yaşadığınız gurur, yıllarca hayal ettiğiniz bir şeyi almaya giderken duyduğunuz sevinç kısacası yaşadığınız ve hissettiğiniz, başınızdan geçen tüm bu olaylar aslında aynen durmakta, yalnızca sizin beyninizde muhafaza edilmemektedir. Muhafaza edilen de hatıra olarak, anı olarak yani </text:span><text:span text:style-name="T4">geçmiş gibi</text:span><text:span text:style-name="T2"> hissettirilmektedir. Şu an var olan o sahneleri beyniniz algılamamaktadır. Çünkü dünyadaki imtihan sistemi böyledir. İnsanlar akan bir zamana tabi olduklarını düşünür, yaşamlarının geçmiş, şimdi ve gelecek olmak üzere bölümlere ayrıldığını sanırlar. Bu yüzden de ahiretin varlığı, cennet, cehennem, hesap günü gibi konuların ne zaman, ne şekilde ve nasıl olacağını kolay kavrayamazlar. Allah Katındaki zaman kavramıyla insanların tabi olduğu zaman arasında bir bağlantı kuramazlar. Fakat yaratılmış her canlının, her olayın ve her şeyin aynı bir film şeridini oluşturan kareler gibi, kare kare sonsuz olarak yaratıldığını ve aynı anda var edildiğini bilmek bu kavrayışı kolaylaştıracaktır. </text:span></text:p>
      <text:p text:style-name="P12"><text:span text:style-name="T2">Allah Katında her şey olup bitmiştir. Halk arasında yaygın olan batıl bir inanca göre Allah evreni ve insanı yaratmış, onlara bir süre vermiş ve onların denenmelerini beklemektedir. (Allah'ı tenzih ederiz) Evrenin ömrü bitene kadar da bekleyecektir. Fakat gerçekte Allah'ın beklemesi gibi bir durum asla söz konusu olamaz. Beklemek insana özgü bir acizliktir. Allah ise insanların yaşadığı bütün acizliklerden uzaktır. Allah'ın Kuran'da Kendisi'ni tanıttığı Kuddüs sıfatı, "hatadan, gafletten, aczden ve her türlü eksiklikten çok uzak" anlamındadır. Bu </text:span><text:soft-page-break/><text:span text:style-name="T2">nedenle tüm insanların geçmişlerini, geleceklerini ve yaşadıkları tüm olayları bütün detaylarıyla birlikte bilmektedir. Fakat insan, sınanma yeri olan bu dünya hayatında zamanı akışlı, önceli ve sonralı zanneder. Oysa bu bölüm boyunca anlatıldığı gibi önce-sonra, geçmiş-gelecek diye bir şey yoktur. Her şey, tüm insanlar, tüm canlılar aynı anda yaşamakta, tüm zamanlar, tüm devirler, tüm çağlar, tüm tarihler ve hatta tüm günler, tüm saatler, dakikalar ve anlar </text:span><text:span text:style-name="T4">aynı anda</text:span><text:span text:style-name="T2"> olmaktadır. İnsan sınırlı kapasitesi nedeniyle bunu göremiyor olsa da bu gerçek açıktır. Allah Katındaki zaman ile insanların bağımlı olduğu zaman kavramı arasındaki farka "Kuran'da İzafiyet" bölümünde örnekler verilmişti. Bu konuya bir ayette şöyle dikkat çekilir:</text:span></text:p>
      <text:p text:style-name="P28">Gerçekten, senin Rabbinin Katında bir gün, sizin saymakta olduklarınızdan bin yıl gibidir. (Hac Suresi 47)</text:p>
      <text:p text:style-name="P15">Allah'ın Kuran'da yer alan sıfatlarından bir diğeri ise Hasib yani "Herkesin hayatı boyunca yapıp ettiklerinin hesabını bütün ayrıntısıyla bilen" demektir. Yaşanan, yaratılan, var olan hiçbir olayın kaybolmadığı gerçeği hatırlanacak olursa Allah'ın Hasib sıfatı daha iyi anlaşılabilir. Çünkü her şeyin her detayın bilgisi Allah'ın Katındadır. Allah bu gerçeği ayette de ifade etmiştir: </text:p>
      <text:p text:style-name="P28">Kıyamet saatinin bilgisi, şüphesiz Allah'ın Katındadır. Yağmuru yağdırır; rahimlerde olanı bilir. Hiç kimse, yarın ne kazanacağını bilmez. Hiç kimse de, hangi yerde öleceğini bilmez. Hiç şüphesiz Allah bilendir, haberdardır. (Lokman Suresi, 34)</text:p>
      <text:p text:style-name="P15">İşte müminlerin Allah'ın büyüklüğünü takdir edebilmelerinin, Allah'a olan teslimiyetlerinin ve güvenlerinin ana sebebi budur. Allah'ın kendilerine ne kadar yakın olduğunun ve Allah'a ne derece muhtaç olduklarının, O'nun büyüklüğü yanında ne denli küçük olduklarının bilincindedirler. Onların bu üstün ahlakları Kuran'da şöyle bildirilmiştir: </text:p>
      <text:p text:style-name="P28">De ki: "Allah'ın bizim için yazdıkları dışında, bize kesinlikle hiçbir şey isabet etmez. O bizim mevlamızdır. Ve mü'minler yalnızca Allah'a tevekkül etmelidirler." (Tevbe Suresi, 51) </text:p>
      <text:p text:style-name="P28">De ki: "Allah'ın dilemesi dışında, kendim için zarardan ve yarardan (hiçbir şeye) malik değilim." (Yunus Suresi, 49)</text:p>
      <text:p text:style-name="P15">Bu ayetlerde haber verilen müminler Allah'ın yüceliğini ve kudretini takdir edebilen kimselerdir. Bundan dolayı da Allah'a gönülden boyun eğmişlerdir.</text:p>
      <text:p text:style-name="P15"/>
      <text:h text:style-name="P29" text:outline-level="2">Ölüm İnsan İçin Yok Oluş Değildir</text:h>
      <text:p text:style-name="P15">Ölüm konusu da genelde halk arasında yanlış bilinir. Ölen bir kişiye adeta yok oldu gözüyle bakılır. Genelde insanların ahirete, sonsuz yaşama, cennet ve cehenneme ait bilgileri de yetersiz olduğundan ya ölümden sonra yeniden dirileceklerine hiç inanmazlar ya da buna ait inançları belirsizdir. Dolayısıyla bir yakınlarını kaybettiklerinde onun ebediyen yok olduğunu düşünenler çoktur. Oysa bu tamamen sapkın bir inançtır. Aslında insan doğduğu (Allah onu varlık alemine getirdiği) andan itibaren sonsuz hayatına başlamıştır. Hayatındaki diğer kareler gibi ölüm de bir karedir ancak gerçekte o insan diridir. Ölümden önceki ve sonraki kareler ve o insana ait her şey aynen muhafaza edilmektedir. Örneğin ölen birinin ardından bazı kimseler, cahilce düşündükleri için, "çok genç bir insandı yazık oldu" derler. Oysa o genç insana ait her şey, tüm özellikler, yaşadığı tüm detaylar, çocukluğu, doğumu, ailesiyle olan anıları canlı bir şekilde aynen durmaktadır. Yok olmaz ya da kaybolmaz, yaşanılanlar olduğu gibi muhafaza edilir. Dünyadaki imtihanın bir gereği olarak insana gösterilmez, hafızasından ve görüntüsünden silinir, fakat bu onların olmadığı anlamına gelmez. </text:p>
      <text:p text:style-name="P15"><text:soft-page-break/>Allah Katında bir insanın doğumu da, yaşamı da, ölümü de aynı anda olup biter. Hatta bütün insanlar için aynı şey geçerlidir. Tüm insanlar şu an doğmuş ve şu an ölmüş durumdadırlar. Tekrar dirilmiş ve cennet ya da cehennemdeki yerlerini almışlardır. Bu nedenle hiçbir insan ölmez ya da yok olmaz, sonsuza kadar diridir. Sonsuzluğun içinde bir zaman yaşanmaktadır ve buna göre herkesin gideceği yer de (cennet ya da cehennem) bellidir. Şu an insanların bir kısmı cennette bir kısmı ise cehennemdedirler. Bu gerçek Kuran'da da yer almakta, cennet ve cehennemle ilgili pek çok ayette ahiret hayatından bahsederken geçmiş ya da şimdiki zaman kullanılarak bunların aslında tek bir an olduğuna dikkat çekilmektedir: </text:p>
      <text:p text:style-name="P28">Gerçek şu ki, bugün cennet halkı, 'sevinç ve mutluluk dolu' bir meşguliyet içindedirler. Kendileri ve eşleri, gölgeliklerde, tahtlar üzerinde yaslanmışlardır. (Yasin Suresi, 55-56)</text:p>
      <text:p text:style-name="P28">Rablerinden korkup-sakınanlar da, cennete bölük bölük sevkedildiler. Sonunda oraya geldikleri zaman, kapıları açıldı ve onlara (cennetin) bekçileri dedi ki: "Selam üzerinizde olsun, hoş ve temiz geldiniz. Ebedi kalıcılar olarak ona girin." (Onlar da) Dediler ki: "Bize olan va'dinde sadık kalan ve bizi bu yere mirasçı kılan Allah'a hamd olsun ki, cennetten dilediğimiz yerde konaklayabiliriz. (Salih) Amellerde bulunanların ecri ne güzeldir. Melekleri de arşın etrafını çevirmişler olarak Rablerini hamd ile tesbih ettiklerini görürsün. Aralarında hak ile hüküm verilmiştir ve: "Alemlerin Rabbine hamdolsun" denilmiştir. (Zümer Suresi, 73-75)</text:p>
      <text:p text:style-name="P28">Suçlu-günahkarlar ateşi görmüşlerdir, artık içine kendilerinin gireceklerini de anlamışlardır; ancak ondan bir kaçış yolu bulamamışlardır. (Kehf Suresi, 53)</text:p>
      <text:p text:style-name="P15">İnsanların yaşamında çok önemli bir sır daha vardır. İnsanlar ölen kişilerin ardından "öldü" diye bakıp üzülürlerken aslında kendileri de ölmüş ve hatta yeniden diriltilmişlerdir. İnsanın kendi doğumuyla kendi ölümü de aynı anda olmaktadır. Film şeridi örnekleri tekrar hatırlanacak olursa bu husus daha iyi anlaşılabilir. Bütün insanların tek tek yaşamlarına, ölümlerine, dirimlerine ve sonsuz hayatlarına dair her türlü detay eksiksiz olarak Allah Katında tutulmaktadır. Diğer bir deyişle her şey şu anda olmaktadır. Ölmek ve dirilmek de farklı zamanlarda meydana gelen olaylar değildir. Sonsuzluk içinde ya da zamansızlık içinde insanlar doğmuşlar, ölmüşler, dirilmişler ve şu an zaten diriler. İnsan, Allah'ın yarattığı andan itibaren sonsuz bir varlık olur yani ebedi olarak diri olur, sonsuz hayatına başlar. Arada "kendi ölümünü" de bir kare olarak görür. Nasıl her gün kendisini canlı olarak, diri olarak görüyorsa bir kere de ölü olarak görür. </text:p>
      <text:p text:style-name="P15">Bunu şöyle bir örnekle de açıklayabiliriz. Allah Kuran'da uykunun da bir nevi ölüm olarak yaratıldığını haber vermiştir. Bu durumda insan her akşam zaten öldüğünü görür, aynı şekilde her sabah uyanırken dirilişi de görür. Çünkü ayette şöyle buyrulmaktadır:</text:p>
      <text:p text:style-name="P28">Allah ölecekleri zaman canlarını alır; ölmeyeni de uykusunda (bir tür ölüme sokar) Böylece kendisi hakkında ölüm kararı verilmiş olanı (n ruhunu) tutar, öbürünü ise adı konulmuş bir ecele kadar salıverir. Şüphesiz bunda düşünebilen bir kavim için gerçekten ayetler vardır (Zümer Suresi, 42)</text:p>
      <text:p text:style-name="P15">İnsan bu şekilde dirisini de, ölüsünü de, tekrar dirilişini de zaten sürekli görmektedir. Bunun gibi asıl ölümünü de görecektir ama sonuçta doğumu, ölümü, dirilmesi, ahirette gideceği mekan bellidir ve insan sonsuza dek Allah Katında diridir. Bütün bu olaylar Allah Katında olup bitmiştir. Bu nedenle halk arasında kullanıldığı anlamda ölümle birlikte bir yok oluş söz konusu değildir.</text:p>
      <text:p text:style-name="P15">Bu gerçekler karşısında bazı insanların kullandığı "çok güzel insandı, çok genç çocuktu, çok sağlıklı bir delikanlıydı" gibi ifadeler anlamını yitirmektedir. Çünkü zaten o çok güzel denilen insan da, çok genç denilen çocuk da, çok sağlıklı denilen delikanlı da yok olmamıştır, şu an hepsi en güzel halleriyle vardır. Allah'ın <text:soft-page-break/>hafızasında sonsuza kadar hepsi diridir. Bu da Allah'ın büyüklüğünün ve ilminin göstergesidir. Allah'ın sonsuz ilmi ve kudreti Kuran'da şöyle haber verilir:</text:p>
      <text:p text:style-name="P28">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5"/>
      <text:p text:style-name="P15"/>
      <text:h text:style-name="P6" text:outline-level="1">SAYIN ADNAN OKTAR’IN ALLAH’IN RUHUNUN TÜM KAİNATI KAPLADIĞINA DAİR AÇIKLAMALARI</text:h>
      <text:p text:style-name="P15"/>
      <text:p text:style-name="P15"/>
      <text:p text:style-name="P30">“Var olan bir şey Allah Katında asla kaybolmaz”</text:p>
      <text:p text:style-name="P30">“Allah’ın ruhunun olmadığı hiçbir yer yoktur”</text:p>
      <text:p text:style-name="P15"/>
      <text:p text:style-name="P12"><text:span text:style-name="T3">CİHAT GÜNDOĞDU:</text:span><text:span text:style-name="T2"> “Dünya hayatı rüya alemiyle tıpatıp aynı mıdır? Rüyamızda gördüğümüz mekan, hatta kişiler uyandığımızda kayboluyor. Rüyamızdaki kişilerde ruh var mıdır?” </text:span></text:p>
      <text:p text:style-name="P12"><text:span text:style-name="T3">ADNAN OKTAR:</text:span><text:span text:style-name="T2"> Rüyadaki kişiler hiçbir zaman için kaybolmaz. Allah’ın Katında o sürekli durur. Yani var olan bir şey, Allah Katında asla kaybolmaz. Yani, mesela bizim çocukluğumuzda ilkokula giderken çantamıza haşlanmış yumurta koyuyorlardı farz edelim değil mi? Portakal koyuyorlardı. O olduğu gibi tadıyla, kokusuyla, biçimiyle sonsuza kadar durur kaybolmaz. Hiçbir şekilde kaybolmaz. Her adımın, okula giderken sonsuza kadar durur kaybolmaz. Yani onun kaybolması için haşa Allah’ın yok olması lazım. Allah’ın hıfzından, Allah’ın bilgisinden bir şeyin kaybolması mümkün değildir. Mesela bizim bu konuşmamız sonsuza kadar Allah’ın Katında durur. Sonsuz evvelde bizim bu konuşmayı yapacağımızı da Allah biliyordu. Ve yaratmıştı. Yani insanların aklını alacağı gibi bir şey değil bu. Tek bir an içerisinde, bakın sonsuz hayatı yaratıp bitirmiş Allah. Sonsuzluk biter mi? Bitmez. Ama bitiyor Allah Katında. Değil mi?</text:span></text:p>
      <text:p text:style-name="P12"><text:span text:style-name="T3">ALTUĞ BERKER:</text:span><text:span text:style-name="T2"> Bu konuyu izah eden bir kitabınız var Hocam gerçekten çok muazzam bir eser. ‘Sonsuzluk Başlamış Durumda’ diye.</text:span></text:p>
      <text:p text:style-name="P12"><text:span text:style-name="T3">ADNAN OKTAR:</text:span><text:span text:style-name="T2"> ‘Sonsuzluk Başlamış Durumda’ evet. Mesela adamın kedisi var. Kedisini kucağında seviyor. Hırlıyor hayvan. Sonsuza kadar o kaybolmaz. Rüyanızda gördüğünüz hiçbir görüntü sonsuza kadar kaybolmaz. Rüyanızdaki varlıklar, onlar da Allah’ın ruhunu taşıyan görüntüdür. Yani Allah’ın ruhu her yerdedir. Dolayısıyla o görüntü de şuurlu bir varlıktır. Hepsi Allah’ın ruhunu taşıyor. Allah’ın ruhunun olmadığı hiçbir yer yoktur. Bütün kainatı kaplamıştır Allah’ın ruhu. Cennette de öyle, mesela bardağa gel dediğinde Allah’ın ruhunu taşıdığı için dinliyor o bardak seni. </text:span></text:p>
      <text:p text:style-name="P12"><text:span text:style-name="T3">ALTUĞ BERKER:</text:span><text:span text:style-name="T2"> Deriler şahitlik ediyor.</text:span></text:p>
      <text:p text:style-name="P12"><text:span text:style-name="T3">ADNAN OKTAR:</text:span><text:span text:style-name="T2"> Tabii. Deri niye şahitlik ediyor? Allah’ın ruhu deride olduğu için şahitlik ediyor. Orada konuşan Allah. Allah tecelli ediyor. Mesela “çalıdan Allah seslendi” diyor. Değil mi? Kuran’da ayette. Allah’ın ruhu orada, her yerde olduğu için. Çalıdan sesleniyor Allah. Mesela Hz. Musa (as)’ın asası, asanın içinde <text:s text:c="9"/>Allah’ın ruhu var. Bir anda yılana dönüşüyor. Mesela çamurdan kuş biçiminde bir şey yapıyor. O çamurun içinde Allah’ın ruhu var, üfürdüğünde üfüren yine Allah. Onu kuş haline getiren de Allah’tır. Yani Allah’ın ruhunun olmadığı şuurlu olmayan hiçbir şey yoktur, hiçbir yer yoktur. Ama şu an sözümüz, mesela şu an şu bardak şuurlu bu. Allah’ın ruhunu taşıyor. Bu şuurunu nasıl gösteriyor? Havaya kalktı bakın bardak. Allah emrettiği için havaya </text:span><text:soft-page-break/><text:span text:style-name="T2">kalktı bardak. Mesela geri bırakıyorum, Allah kolumu vesile ediyor Allah geri bıraktı. Allah’ın ruhunu taşıdığı için. Şuurlu. Mesela bak demin bana ıhlamur ikram etti Cenab-ı Allah. Allah içirdi şuurlu olduğu için. Mesela bu kap da şuurlu. Allah bunun içinde ıhlamur meydana getiriyor. Ihlamur yaratıyor, şuurlu olduğu için. Mesela Allah döktü kabın içerisine, Allah içirdi. Kolumu vesile yaptı aklımın ihtiyarı kalkmamış oldu. Şuurlu olmayan hiçbir şey yoktur. Mesela ben şimdi Kuran’ı kapatıyorum, kapattım Allah kapattı. Açıyorum, Allah açtı. Allah’ın ruhu Kuran’ın üstünde ve her yerinde şu an... (</text:span><text:span text:style-name="T5">Sayın Adnan Oktar’ın HarunYahya.tv’deki canlı sohbeti, 4 Mart 2010</text:span><text:span text:style-name="T2">)</text:span></text:p>
      <text:p text:style-name="P15"/>
      <text:p text:style-name="P15"/>
      <text:h text:style-name="P7" text:outline-level="2">Hayvanların Yaşamlarının Her Anı da Kayıtlıdır</text:h>
      <text:p text:style-name="P15">Yeryüzünde canlılık başladığından beri yaratılan her hayvanın hayatındaki her safha da aynen muhafaza edilmektedir. Örneğin 250 yıl önce kutupta yaşayıp ölmüş olan bir penguenin ilk dünyaya geldiği an, balık tutmayı ve avlanmayı ilk öğrendiği an, öldüğü an gibi hayatının her evresi Allah Katında mevcuttur. Sonsuza kadar da duracaktır. Ve tüm bunlar, yaşadığımız şu an içinde olmaktadır. </text:p>
      <text:p text:style-name="P15">Bizim hiçbir zaman görmediğimiz yaşamına tanık olmadığımız 700 yıl önce yaşamış ve ölmüş bir deve ya da MÖ 5. yüzyılda Amazon ormanlarında yaşamış bir timsah, 2200 yılında Afrika'da yumurtadan çıkacak bir yılan ya da bugün Avusturalya'da yaşayan bir kanguru için de durum aynıdır. Bu sayılan hayvanların daha doğrusu gelmiş ve geçmiş tüm hayvanların yaşamlarına dair her ayrıntı, her safha aslında aynı anda, yani şimdi olmaktadır. Örneğin devenin doğduğu an, çölde yük taşıdığı an, su içtiği an olmak üzere her anı saklıdır ve bahsedilen deve şu an aslında hala su içmektedir, hala doğmaktadır, hala yük taşımaktadır… Dünya tarihi boyunca yaşamış bütün develerin yaşamlarına dair her kare hala canlı olarak vardır. Bugüne kadar yaşamış trilyonlarca hayvan olduğu düşünülünce bu konuyu kavramak zor gözükebilir fakat Allah'ın büyüklüğünün ve kudretinin bir sırrı da burada gizlidir. İşte Allah Alim ismiyle gelmiş geçmiş, canlı-cansız her şeyin bilgisine sahiptir. Hafız ismiyle bu canlılara ait her türlü bilgiyi muhafaza etmektedir. Kuran'da bu gerçeğe şöyle işaret edilmektedir: </text:p>
      <text:p text:style-name="P27">Andolsun, onların tümünü kuşatmış ve onları sayı olarak saymış bulunmaktadır. (Meryem Suresi, 94)</text:p>
      <text:p text:style-name="P15">Hayvanların ölümü de insanlarınkine benzer. Nasıl insanlar ölünce yaşamlarında geçirdikleri anlar yok olmuyorsa, hayvanların yaşadıkları anlar da öyledir. Bir insan sevdiği bir hayvanı örneğin kuşunu kaybettiğinde onun için üzülür. Halbuki o kuş Allah'ın hafızasında en güzel şekliyle durmaktadır. Kuşun yeni yumurtadan çıkmış hali de, sahibinin evine gelmesi de, henüz uçamıyorken yaptığı oyunlar da en sevimli şekilleriyle varlıklarını sürdürmektedir. Veya bir köpek öldüğünde, onun ölü hali de, diri hali de, ölüm şekli de Allah Katında bellidir. Ölüm şekline ait görüntü tek bir karedir, bunun dışında yaşadığına dair sayısız görüntü vardır ve bunlar da Allah Katında sonsuz olarak durmaktadır. Köpeğin yolda yürüyen hali de, kendini sevdiren hali de, havlayan hali de, yemek yerkenki hali de, avlanırken aldığı şekil de ve sahibinin görmediği tüm halleri de hepsi Allah Katında muhafaza edilmektedir.</text:p>
      <text:p text:style-name="P15">Bu durum tüm hayvanlar için geçerlidir. Kuran'da bildirilen Ashab-ı Kehf'in mağarasının kapısında kollarını uzatmış durumda bekleyen köpeğin doğumu ve ölümü, mağaranın önünde beklediği her saniye şu an da Allah'ın hıfzındadır. Aynı şekilde, Hz. Salih (as)'ın kavminin kendilerine haram kılındığı halde kestikleri devenin Hz. Salih (as) tarafından getirilişi de, daha sonra inkarcı kavim tarafından kesiliş anı da yok olmamıştır, Allah Katında mevcuttur. Veya ezilen bir böceğin de ölmeden önce yürürken, dolaşırken, ve ayak altında ezilirkenki tüm kareleri Allah Katında durur. Böceğin ölümü tek bir karedir ve her görüntüsü aynen durmaktadır. Bizim, ezilme görüntüsünden itibaren o hayvana ait bir şey görmüyor olmamız onun yok olduğu anlamına gelmez. Tam tersine bizim hafızamızda yaşamadığı, hafızamızda unutulduğu anlamına gelir. Allah Katında o böceğe ait görüntü tekrar canlandırılsa, bize 5 duyumuzla algılatılsa tekrar görürüz. </text:p>
      <text:p text:style-name="P12"><text:span text:style-name="T2">Fransız İhtilali döneminde bir adamın gördüğü rengarenk bir kelebek için de aynı şey geçerlidir. Adam kelebeği gördüğünde "ne kadar güzel renkleri var" deyip bir süre sonra onu bir kuşun kaptığını görüp üzülmüş olabilir. Halbuki o kelebek tüm simetrisi ve renk cümbüşüyle Allah Katında canlı olarak durmaktadır. Kelebeğin yaşadığı her saniye hatta salise, kanadını her açışı ve her kapatışı, yere her konuşu, yerden her kalkışı, konduğu tüm çiçekler Allah Katında bellidir. Üstelik kelebek bu hareketlerin hepsini birden </text:span><text:span text:style-name="T4">şu an </text:span><text:span text:style-name="T2">yapmaktadır. Aynı anda kelebek uçmaktadır, konmaktadır, yemektedir, ölmektedir... Fakat tüm bunların sonunda kelebek diridir, sonsuza kadar da diri olarak kalacaktır. Binlerce sene evvel bu kelebeğin öldüğünü görüp üzüntü duyan adamın hisleri de </text:span><text:soft-page-break/><text:span text:style-name="T2">ve o adamın yaşantısının her anı da sonsuza dek mevcut bulunacaktır. Kuran'da tüm bu aşamaların Allah Katında var olduğuna daha önce belirttiğimiz gibi,</text:span><text:span text:style-name="T4"> "Gökte ve yerde gizli olan hiçbir şey yoktur ki, apaçık olan bir kitapta (Levh-i Mahfuz'da) olmasın." </text:span><text:span text:style-name="T2">(Neml Suresi 75) ayetiyle dikkat çekilmiştir. Böylece "hayvanların ruhu var mı?", "onların sonu ne olacak?" gibi soruların cevabı da verilmektedir. Önemli olan o canlının Allah'ın hafızasında olmasıdır. Allah Katında bilgisi bulunduğu sürece (ki yaratıldığı anda sonsuza kilitlenmiştir) bu varlık zaten canlı olmuş olur. Ancak buradaki canlılıktan kasıt, Yüce Allah'ın bir algı olarak yaratmasıdır. Yoksa diğer canlıların hiçbirinin Allah'ın "Diri" ismi ile bir benzerliği yoktur. Bu açıdan hayvanın ruhunun olup olmaması değil, hafızada yaratılıp yaratılmaması önemlidir. Allah dilerse, bu canlı hafızamızda var olur, dilemezse yok olur. Allah insanın hafızasından, o hayvanın görüntüsünü alırsa ölmüş olur, verirse dirilmiş olur. Fakat sonuçta o hayvan Allah'ın hafızasında sonsuza kadar en canlı haliyle bulunacaktır. Çünkü Rabbimiz Allah zamandan münezzehtir. Zamansızlık içinde de geçmiş, gelecek veya şimdiki an söz konusu değildir. Hepsi tek bir andır.</text:span></text:p>
      <text:p text:style-name="P15"/>
      <text:h text:style-name="P29" text:outline-level="2">Çiçekler Solup Kaybolmaz, Meyveler Yok Olmaz...</text:h>
      <text:p text:style-name="P15">Allah her şeyin bilgisine sahip olandır. Yukarıdaki ayette haber verildiği gibi yeryüzü var edildiğinden beri yaratılmış olan tüm yaprakların, ömürleri boyunca geçirdikleri bütün olayları ve durumları da bilir. Örneğin, binlerce sene önce Babil'deki bir ağacın ve hatta o ağaçtaki tek bir yaprağın dahi bilgisi Allah Katında saklı durmaktadır. Hatta o yaprağın yere düşene kadar geçirdiği tüm aşamalar ayrı ayrı saklanmaktadır. Babil'de ağacın altında oturup o yaprağın düşüşünü izleyen insan farkında olmasa dahi onun düşüşünü gözlediği saniyeler tek tek Allah'ın hafızasında mevcuttur ve bu saniyelerin hiçbiri yok olmamış, geçmişte kalmamıştır.</text:p>
      <text:p text:style-name="P15">Bir insan tek bir yaprağın ağaçtan düşüşünü çok önemli bir olay olarak algılamayabilir. Ancak yeryüzündeki gelmiş geçmiş tüm yaprakların düşüşünün ve dahası tüm canlıların her anlarının bu şekilde "hıfz edildiği" düşünüldüğünde Allah'ın büyüklüğü ve ilmi apaçık bir şekilde karşımıza çıkar. Bu, bir Kuran ayetinde şöyle bildirilmektedir:</text:p>
      <text:p text:style-name="P28">... Karada ve denizde olanların tümünü O bilir, O, bilmeksizin bir yaprak dahi düşmez; yerin karanlıklarındaki bir tane, yaş ve kuru dışta olmamak üzere hepsi (ve her şey) apaçık bir kitaptadır. (Enam Suresi, 59)</text:p>
      <text:p text:style-name="P12"><text:span text:style-name="T2">Ve bunu gören insanın yapabileceği tek şey Rabbimiz karşısında boyun eğmektir. Allah çok yücedir. Her şeyin bilgisi O'nun Katındadır. </text:span><text:span text:style-name="T4">"Gökten yere her işi O evirip düzene koyar..."</text:span><text:span text:style-name="T2"> (Secde Suresi, 5) ayetinde haber verildiği gibi, insanları, hayvanları, bitkileri kısacası her canlı ve her olayı Allah yaratmaktadır ve bunların tümü O'nun Katında canlı olarak muhafaza edilmektedir. </text:span></text:p>
      <text:p text:style-name="P12"><text:span text:style-name="T2">Aynı gerçek çiçekler için de geçerlidir. Bir gelincik solduğunda insanlar onun öldüğünü, yok olduğunu zannederlerken aslında o Allah Katında tüm detaylarıyla durur. Daha gelincik tomurcuk halindeyken de açmadan önce de, yeni açtığında da, solduğunda ve öldü zannedildiğinde de bütün bu evreleri Allah Katında durmaktadır. </text:span><text:span text:style-name="T4">"… O, her yaratmayı bilir." </text:span><text:span text:style-name="T2">(Yasin Suresi, 79) ayetinde haber verildiği gibi, gerçekleşen her aşama Allah'ın bilgisi dahilindedir. Ayrıca daha önce de belirttiğimiz gibi, gelincikte birbiri peşi sıra meydana gelen değişimler, ayrı zamanlarda olmuş gibi gözükse de gerçekte her aşaması </text:span><text:span text:style-name="T4">aynı anda</text:span><text:span text:style-name="T2"> yaşanmaktadır. Allah Katında tek bir gelinciğe ait her detay saklanmakta fakat Allah bunları dilediğine göstermektedir. Gelinciği gören insanların hafızasından bir müddet sonra gelinciğe ait bu görüntüler silinir ama bunların her biri Allah'ın hafızasında kalır. </text:span></text:p>
      <text:p text:style-name="P12"><text:soft-page-break/><text:span text:style-name="T2">Allah'ın Muhsi ismi "Sonsuz da olsa her şeyin sayısını bilen" demektir. Allah bugüne kadar yeryüzünde var olmuş olan ve dalından düşen tüm yaprakların sayısını en iyi bilendir. Ayrıca bütün bitkilerin, bütün yaprakların, tüm çiçeklerin doğumlarından itibaren her anları, yavaş yavaş büyümeleri, gelişmeleri, kurumaları, dökülmeleri, üzerlerine konan böcekler, tozlar, her bir yaprağın üzerine düşen her yağmur damlası sonsuza dek kalmak üzere Allah'ın bilgisi dahilindedir. Bunlar diğer tüm canlıların yaşamlarındaki her an ile birlikte tek bir anda ve tek bir satıhta yaratılmışlardır. Bir bütün olarak </text:span><text:span text:style-name="T4">şu anda, şimdi </text:span><text:span text:style-name="T2">var edilmişlerdir. Dolayısıyla bir yaprak kuruyup düştüğünde aslında o ölmüş değildir yalnızca bizim hafızamızdan silinmiştir, oysa başka bir insanın hafızasında hala duruyor olabilir. Eğer Allah başka kişilerin hafızasında canlandırırsa, onlar bu yaprağı görmeye devam ederler.</text:span></text:p>
      <text:p text:style-name="P12"><text:span text:style-name="T2">Saksınızda yetiştirdiğiniz bir menekşe için de bu durum aynıdır. Menekşenizin ilk tomurcuk verdiği an da, ilk açış anı da, büyüyüp gelişmesi de, solup buruşması da Allah Katında bellidir. Aslında</text:span><text:span text:style-name="T4"> şu an</text:span><text:span text:style-name="T2"> hepsi birden olmaktadır. Diğer bir deyişle menekşe şimdi açmakta ama şimdi de solmaktadır. Menekşenin açmasıyla solması arasında bir zaman geçmesi söz konusu değildir. Zaman kavramı yalnızca bizim için geçerlidir, Allah'ın hafızası tüm zamanların üstündedir. Bu gerçeği hatırlayınca tekrar anlaşılmaktadır ki, yeryüzünde tarih boyunca var olmuş bütün menekşeler aslında </text:span><text:span text:style-name="T4">aynı anda</text:span><text:span text:style-name="T2"> açmakta, </text:span><text:span text:style-name="T4">aynı anda</text:span><text:span text:style-name="T2"> solmaktadır. Bütün yapraklar şu an çıkmış bütün yapraklar </text:span><text:span text:style-name="T4">şu an</text:span><text:span text:style-name="T2"> dökülmüştür. Öyle ki bundan 1500 sene önce Afrika'daki bir ormanda bir ağacın kovuğunda yaşamış olan küçücük bir bitkinin bile hayatının her safhası Levh-i Mahfuz'da kayıtlıdır. Aynı şekilde bundan 14 yüzyıl önce Müslümanların Peygamberimiz (sav)'e altında biat ettikleri ağacın tohumdan ilk çıkışı, filizlerini toprağın üstüne doğru uzatışı, ardından kuruması da her anıyla şu an mevcuttur. Yeryüzündeki herhangi bir dağda büyüyen bir ottan, dünyanın herhangi bir çayırında yetişen tek bir çimene, çöldeki bir kaktüsten, varlığından kimsenin haberi olmadığı bir çalıya, buzların arasından çıkan bir kardelen çiçeğine veya asfaltın kenarında biten bir papatyaya kadar her bitkinin her anı Allah'ın hafızasında saklanmaktadır. Belki bu bitkinin varlığından yeryüzündeki hiçbir insanın haberi bile olmamış olabilir. Hatta hiçbir zaman olmayacak da olabilir. Fakat Allah elbette ki tüm bunlardan haberdardır:</text:span></text:p>
      <text:p text:style-name="P28">... Göklerde ve yerde zerre ağırlığınca hiçbir şey O'ndan uzak (saklı) kalmaz. Bundan daha küçük olanı da, daha büyük olanı da, istisnasız, mutlaka apaçık bir kitapta (yazılı)dır. (Sebe Suresi, 3) </text:p>
      <text:p text:style-name="P28">Kıyamet saatinin ilmi O'na döndürülür. O'nun ilmi olmaksızın, hiçbir meyve tomurcuğundan çıkmaz, hiçbir dişi gebe kalmaz ve doğurmaz da. (Fussilet Suresi, 47)</text:p>
      <text:p text:style-name="P15">Bir diğer ayette ise bu konu şöyle ifade edilmiştir: </text:p>
      <text:p text:style-name="P28">Yerin içine gireni, ondan çıkanı; gökten ineni ve oraya çıkanı bilir. O, esirgeyendir, bağışlayandır. (Sebe Suresi, 2)</text:p>
      <text:p text:style-name="P15">Bu anlatılanların insanın zihninde daha iyi canlanabilmesi açısından, her zaman gördüğümüz meyvelerden de örnek verilebilir. Örneğin Afrika'daki bir muz ağacında yetişen bir muzun büyüklüğü, tadı, olgunluğu hepsi Allah Katında bellidir. Ne zaman toplanacağı, kim tarafından koparılacağı, ne zaman olgunlaşacağı ve ne zaman kararacağı, hangi sofraya konacağı, kimler tarafından yeneceği hepsi Allah Katında daha o muz ağacının tohumu toprağa girmeden bilinmektedir. Allah bu gerçeği bir ayetinde şöyle haber vermektedir:</text:p>
      <text:p text:style-name="P28">Yeryüzünde hiçbir canlı yoktur ki, rızkı Allah'a ait olmasın. Onun karar (yerleşik) yerini de ve geçici bulunduğu yeri de bilir. (Bunların) Tümü apaçık bir kitapta (yazılı)dır. (Hud Suresi, 6)</text:p>
      <text:p text:style-name="P12"><text:span text:style-name="T2">Muzun daha dalından ilk çıktığı andan itibaren sofraya gidene kadar geçirdiği her aşama Allah Katında saklanmaktadır. Aslında o muzun dalından ilk çıktığı andan itibaren yenilene kadar çok süre geçmiş gibi gözükmektedir. Diğer bir deyişle muzun uzun bir ömrü olduğu düşünülmektedir. Bu meyve önce dalında </text:span><text:soft-page-break/><text:span text:style-name="T2">olgunlaşmakta, sonra birisi tarafından toplanmakta, paketlenmekte, bekletilmekte, taşıtlara yüklenip uzun bir yolculuğa çıkmakta, belki okyanuslar aşarak bambaşka bir ülkeye gelmekte, orada da depolara konulup, satıcılara dağıtılmakta ve belki de yetiştiği yerden çok uzak bir ülkede onu satın alan bir kişinin ailesinin fertlerinden biri ya da misafiri tarafından yenmektedir. Ama baştan beri belirttiğimiz gibi bu bakış açısı yalnızca zamana ve mekana bağımlı kılınmış olan insan için geçerlidir. Allah Katında ise muzun bütün ömrü tek bir anda geçmektedir. Muz </text:span><text:span text:style-name="T4">şu an</text:span><text:span text:style-name="T2"> yetişmekte ve</text:span><text:span text:style-name="T4"> şu an </text:span><text:span text:style-name="T2">bir yerlerde birisi tarafından yenilmektedir. Aynı muz tanesi </text:span><text:span text:style-name="T4">şu an</text:span><text:span text:style-name="T2"> dalından koparılmakta,</text:span><text:span text:style-name="T4"> şu an</text:span><text:span text:style-name="T2"> tırlara yüklenmektedir. Bir kez daha hatırlatmak gerekirse, o muzun hayatı ile sizin hayatınız ya da Sezar'ın hayatı veya Büyük İskender'in ya da Edison'un yaşamı aslında </text:span><text:span text:style-name="T4">aynı an</text:span><text:span text:style-name="T2"> içinde yaşanmaktadır. Yeryüzündeki gelmiş geçmiş bütün meyvelerin bütün bitkilerin, bütün insanların, bütün hayvanların bilgisi Yüce Allah'ın hıfzındadır. Bu gerçekler samimi bir niyetle iyice, derinlemesine düşünülürse bunun ne kadar büyük bir olay olduğu anlaşılabilir. </text:span></text:p>
      <text:p text:style-name="P15">Diğer önemli bir nokta ise bu meyvelerden hiçbirinin aslında çürümemesi, yok olmaması, solmaması, kaybolmamasıdır. Bir portakal düşünün; Akdeniz'in turunç bahçelerinde 50 yıl önce yetişmiş olsun. Bu portakalın ne zaman hangi ağaçtan, hatta o ağacın hangi dalından çıkacağı, ekşi mi tatlı mı olacağı, büyüklüğü, şekli, renginin tonu kim tarafından dalından toplanacağı, hangi depoda bekletileceği, hangi kamyona yükleneceği, kim tarafından taşınacağı, hangi manava gideceği, manavdan kim tarafından satın alınacağı, alındığı evde kim tarafından yeneceği o portakalın kaderindedir. Belki de meyve sepetinde unutulacak ve küflenecektir. An be an küflenme aşamaları, en son tamamen küflenip, bozulması ve ev sahibi tarafından bulunup, çöpe atılması da kaderindedir. İşte tek bir portakalın dahi ömrünün her saniyesi, kaderindeki her an Allah Katında sonsuza kadar vardır. Sonuç olarak o portakal Allah Katında ölmez, yok olmaz, sonsuza kadar ilk tomurcuklandığı, olgunlaştığı, çürümeye başladığı ve iyice bozulduğu her hali ile diri ve canlı olarak kalır. Çünkü Allah Hayy yani diri olandır. O'nun hafızasındaki her şey de Allah "Ol" dediği andan itibaren diridir. </text:p>
      <text:p text:style-name="P28">O, gökten su indirendir. Bununla her 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15"/>
      <text:h text:style-name="P29" text:outline-level="2">Akan Su da Boşa Gitmez</text:h>
      <text:p text:style-name="P12"><text:span text:style-name="T2">Buraya kadar anlatılan her şey akan sular için de geçerlidir. Nehirden, kaynaktan, çeşmeden, bir artezyen ya da çağlayandan akan suyun her damlasının da her anı Allah Katında saklanmaktadır. Akan suyun tek bir damlası dahi yok olmaz, kaybolmaz. Her damla sonsuza dek durur. Hiçbiri boşa gitmez. Aynı, canlılarda olduğu gibi onların da her anı, her hali Allah'ın hafızasında gizlidir. Evren var olalı beri yeryüzünde akmış olan, halen daha akan ve ileride de akacak olan tüm sular </text:span><text:span text:style-name="T4">şu an </text:span><text:span text:style-name="T2">akmaktadır. Diğer bir deyişle hepsi </text:span><text:span text:style-name="T4">şimdi</text:span><text:span text:style-name="T2"> tek bir anda akmaktadır. Allah zamandan münezzehtir ve akan suların da öncesi ve sonrası yoktur. Evrendeki her olay gibi bu da tek bir anda olmaktadır. Sonsuzluğun içinde bir zaman vardır ve tüm olaylar bir anda olmaktadır.</text:span></text:p>
      <text:p text:style-name="P12"><text:span text:style-name="T2">300 yıl önce Mississipi'de bir anda akan suyla, 500 sene önce Ren nehrinde yine bir anda akan su ya da 200 yıl sonra Fırat'tan başka bir anda akacak su aslında eş zamanlı olarak tek bir anda akmaktadır. Hepsi </text:span><text:span text:style-name="T4">şu an</text:span><text:span text:style-name="T2"> şu dakika akmaktadır. Hiçbirinde akan su yok olmaz, sonsuza kadar Allah Katında akmaya devam eder. </text:span></text:p>
      <text:p text:style-name="P15"/>
      <text:h text:style-name="P29" text:outline-level="2"><text:soft-page-break/>Geriye Dönüş de Mümkündür</text:h>
      <text:p text:style-name="P15">Her şeyin Allah'ın hafızasında saklı olması karşımıza çok önemli bir sırrı daha çıkarır: Bir olayda geriye doğru gidip o olayın ilk başlangıç anına ulaşmak da Allah'ın dilemesiyle son derece kolaydır. İnsanlar zamana bağımlı oldukları için böyle bir olay onlara uzak gelir oysa Allah Katında zaman yoktur, daha önce de belirttiğimiz gibi geçmiş ve gelecek tek bir andır. Tıpkı bir video kasetteki karelerin tek bir anda var olması gibi. Biz bir filmi seyrettikten sonra nasıl ki o filmi geriye doğru sarıp yeniden seyredebiliyorsak, bizim için geçmiş olayları Allah'ın dilemesiyle yeniden seyretmemiz mümkündür. Önemli olan Allah'ın o an bize o olaylara ait algıları tekrar hissettirmesidir. Allah için geçmiş bir olayı tekrar yaratmak son derece kolaydır. </text:p>
      <text:p text:style-name="P12"><text:span text:style-name="T2">Bu gerçekleri daha iyi kavrayabilmek açısından şöyle örneklendirebiliriz: Kuran'da bahsi geçen Sebe halkının ayette haber verildiği gibi, </text:span><text:span text:style-name="T4">"Acı ılgınlı ve içinde az bir şey de sedir ağacı olan iki bahçeye dönüştürülmüş"</text:span><text:span text:style-name="T2"> (Sebe Suresi, 16) olan bahçeleri, şu an hala belaya uğramadan önceki haliyle Allah Katında durmaktadır. Veya bu bahçelerdeki ağaçların sonradan çürüyüp yok olması, bahçenin yıkılması da Allah'ın hafızasındadır. Bundan binlerce yıl önce dünyanın herhangi bir yerinde yemyeşil olan bir bahçenin daha sonra bir ekin tarlasına dönüştürülmesi, sonra o ekin tarlasının üzerine bir ev yapılması, ardından evin yıkılıp yerine bir atölye inşa edilmesi, yüzlerce sene sonra o atölyenin de yıkılıp bir mezarlık haline gelmesi ve en sonunda bugün bu alanın bir gecekondu mahallesi olarak kullanılması ve bu aşamaya kadar arada geçen tüm aşamalar sonsuza kadar Allah Katında durmaktadır. Allah'ın dilemesiyle şu an bu mekanın içinde bulunduğu andan geriye doğru giderek o bahçelerin ilk halini görmek de mümkündür.</text:span></text:p>
      <text:p text:style-name="P15">Kuşkusuz evren yaratıldığı andan itibaren varlıkların ve olayların her anının Allah Katında saklı oluşu muazzam bir olaydır. Ve bu durum aslında inananlar için cennette büyük bir nimet haline gelmektedir. Çünkü insanlar gerek kendi geçmişlerini, gerekse tarihte geçmiş olayları merak ederek görmek isteyebilirler. Ve Allah'ın dilemesiyle cennette müminler için görmek istedikleri bu olayların tümü onlara gösterilebilir. </text:p>
      <text:p text:style-name="P15">Örneğin insan evrenin ilk yaratıldığı Big Bang anını, galaksilerin ilk oluşumunu, ilk atomun oluşum aşamalarını, kendisinin anne karnında geçirdiği evreleri, tarihin herhangi bir döneminde yaşanmış bir olayı, okyanusların yüzlerce metre altında insanların asla ulaşmaya güç yetiremedikleri ortamlarda yaşayan canlıları, Titanic'in batışını, annesinin çocukluğunu, 3 nesil sonraki torununun yaşamını, geçmişte yaşadığı olayları, yıllar önce kaybettiği kedisini, çocukken yetiştirdiği bir bitkiyi görmek isteyebilir. Bunların her biri diğer bütün olaylar gibi Allah Katında tüm detaylarıyla muhafaza edilmektedir. İnsan bu şekilde neyi merak ederse Allah'ın dilemesiyle öğrenebilir ve görebilir ki bu insan için gerçekten de çok büyük bir nimettir. </text:p>
      <text:p text:style-name="P15"/>
      <text:h text:style-name="P29" text:outline-level="2">Bu Bilginin Getirdiği Büyük Sorumluluk </text:h>
      <text:p text:style-name="P15">Hiç kuşkusuz kitabın başından bu yana anlatılan konular son derece önemli ve çarpıcı gerçeklerdir. Konunun bizim açımızdan mühim olan yönü ise yaşadığımız her anın, yaptığımız her tavrın, söylediğimiz her sözün, aklımızdan geçen her düşüncenin, her niyetin Allah Katında aynen muhafaza ediliyor olmasıdır. Müminlerin bu büyük gerçeğin farkında oldukları Kuran'da, Hz. İsa (as)'ın söylediği haber verilen şu sözlerden de anlaşılmaktadır: </text:p>
      <text:p text:style-name="P28">Allah: "Ey Meryem oğlu İsa, insanlara, beni ve anneni Allah'ı bırakarak iki ilah edinin, diye sen mi söyledin?" dediğinde, "Seni tenzih ederim, hakkım olmayan bir sözü söylemek bana yakışmaz. Eğer bunu söyledimse mutlaka sen onu bilmişsindir. Sen bende olanı bilirsin, ama ben Sende olanı bilmem. Gerçekten, görünmeyenleri (gaybleri) bilen Sensin Sen" (Maide Suresi, 116)</text:p>
      <text:p text:style-name="P15"><text:soft-page-break/>Bununla birlikte kişi Allah'ın istemediği bir tavırda bulunduğunda ya da Allah'ın yasaklarını çiğnediği takdirde hesap günü bu yaptıklarının hiçbirini inkar edemeyecek ve hatta yaptıklarını karşısında canlı bir şekilde görebilecektir. Hiçbir şey yok olmadığına, kaybolmadığına göre yapılan hatalar, kötülükler de aslında saklı durmaktadır. Bu nedenle inkar edenler, kendilerini kimsenin görmediğini, duymadığını sanarak rahatça Allah'ın sınırlarını çiğneyenler ya da Allah'ın hoşuna gitmeyecek tavırlarda bulunanlar ve kötü sözler söyleyenler büyük şaşkınlık yaşayacaklardır. Allah'ın her şey üzerinde şahit olduğuna bizzat kendileri şahitlik edeceklerdir. Ayette şöyle buyrulmaktadır: </text:p>
      <text:p text:style-name="P28">Göklerde ve yerde Allah O'dur. Gizlinizi ve açığınızı bilir; kazandıklarınızı da bilir. (Enam Suresi, 3)</text:p>
      <text:p text:style-name="P15">Fakat Allah'tan uzak olan bu insanlar hesap günü yaptıkları her şeyi en ince detayına kadar gördüklerinde artık yapacak bir şeyleri kalmayacaktır. Çünkü o gün, Allah'ın Kuran'da bildirdiği gibi, bu insanlar çepeçevre kuşatılmışlardır: </text:p>
      <text:p text:style-name="P28">... Onların hiç hesaba katmadıkları şeyler, Allah'tan kendileri için açığa çıkmıştır. Kazandıkları kötülükler, kendileri için açığa çıkmıştır ve alay konusu edindikleri şey de kendilerini çepeçevre kuşatmıştır. (Zümer Suresi, 47-48)</text:p>
      <text:p text:style-name="P15">Hesap günü geldiğinde inkar edenlerin, münafıklık yapanların, Allah'ın emirlerine çekinmeden baş kaldıranların hiç hesaba katmadıkları olaylar gerçekleşecek, Allah'ın insanların hafızasında tekrar diriltmesiyle, tüm yaptıkları gizli faaliyetler, herkesin önünde açığa çıkacaktır. Tıpkı ayette ifade edildiği gibi inkarcıların yaşamları boyunca alay ettikleri şey bu sefer kendilerini kuşatacaktır. İnkar edenler dünya hayatında kendilerine tanınan süre boyunca inananların Allah'a ve ahirete olan inançlarıyla alay etmişler, akıl erdiremedikleri için bu kesin gerçekleri "yanılgı" olarak yorumlamışlardır. Fakat onların "yanılgı" olduğunu iddia ederek alay ettikleri gerçekler aslında kendilerini hiç beklemedikleri yönden kuşatmıştır. Çünkü asıl yanılgıda olanlar kendileridir. Yaşamları boyunca işledikleri tüm kötülüklerin görüntüsü Allah'ın hıfzında yer almaktadır ve hesap günü bir bir önlerine dökülecektir. Bunları her inkar edişlerinde ise "sonsuza kilitlenen" bu olayları son derece canlı olarak karşılarında göreceklerdir. Böylelikle Allah'ın ilmiyle kuşatıldıklarını anlayacaklardır. Allah inkar edenlerin içinde bulundukları bu durumu şöyle bildirmiştir:</text:p>
      <text:p text:style-name="P28">(Asıl) Allah onlarla alay eder ve taşkınlıkları içinde şaşkınca dolaşmalarına (belli bir) süre tanır. (Bakara Suresi, 15)</text:p>
      <text:p text:style-name="P15">Mekke müşriklerinin Peygamberimiz (sav) döneminde yüklendikleri günahlar da, Hz. Nuh (as) peygamber dönemindeki inkarcıların yaptıkları da, Hz.İbrahim (as)'ı ateşe atanların işledikleri kötülükler de, Hz. Yusuf (as) peygamberi kuyuya bırakan kardeşlerinin yaptıkları da, Hz. Musa (as)'a eziyet eden bazı İsrailoğulları'nın azgınlıkları da tek bir istisna dahi olmadan Allah Katında saklanmaktadır. Hiçbiri unutulmuş ya da kaybolup gitmiş değildir. Hepsi en gizli, hatta belki hiçbir insanın şahit olmadığı ayrıntılarına kadar aynen saklanmaktadır. Bu gerçeğe Kuran'da da dikkat çekilmiştir:</text:p>
      <text:p text:style-name="P28">Onlar, insanlardan gizlerler de Allah'tan gizlemezler. Oysa O, kendileri, sözden (plan olarak) hoşnut olmayacağı şeyi 'geceleri düzenleyip kurarlarken,' onlarla beraberdir. Allah, yaptıklarını kuşatandır. (Nisa Suresi, 108)</text:p>
      <text:p text:style-name="P12"><text:span text:style-name="T2">Günümüzde yaşayan inkarcılar ya da münafık karakterliler için de aynı şey geçerlidir. Bu insanlar müminlerin ya da dinin aleyhinde yaptıkları sinsi planların gizli kalacağını, açığa çıkmayacağını, hesap günü karşılık görmeyeceğini sanmamalıdır. Yaptıkları en küçük bir kötülük, attıkları her iftira, söyledikleri her kelime şu an Allah Katında yazılıdır. Allah'ın o görüntüleri, onların hafızalarından almış olması onları yanıltmamalıdır. Kendileri bundan on yıl önce bir mümine attıkları bir iftirayı unutmuş olabilirler ama bu yaptıkları, tek bir harf eksik </text:span><text:soft-page-break/><text:span text:style-name="T2">olmaksızın Allah'ın hafızasında vardır. Allah dilese bu olayları şu anda da insanların hafızalarında canlandırır. Ama bu gerçeği bilmeyen inkarcılar ayette ifade edildiği gibi </text:span><text:span text:style-name="T4">"akıl erdirmeyen bir topluluk olmaları" </text:span><text:span text:style-name="T2">(Maide Suresi, 58) nedeniyle Allah'ın kudretini kavrayamazlar. Fakat hesap günü geldiğinde gerçeği görecek ve telafisi mümkün olmayan bir utanç ve pişmanlık içine gireceklerdir. </text:span></text:p>
      <text:p text:style-name="P15">Kavminin inkarcı önde gelenlerinin gösterdiği bu tip bir "akıl erdirmez" tutum karşısında Hz. Şuayb Peygamberin (as) Kuran'da verdiği bildirilen cevapta da aynı gerçek vardır: </text:p>
      <text:p text:style-name="P28">"Ey Şuayb" dediler. "Senin söylediklerinin çoğunu biz 'kavrayıp anlamıyoruz'. Doğrusu biz seni içimizde zayıf biri görüyoruz. Eğer yakın-çevren olmasaydı, gerçekten seni taşa tutar-öldürürdük. Sen bize karşı güçlü ve üstün değilsin." Dedi ki: "Ey kavmim, sizce benim yakın-çevrem, Allah'tan daha mı üstündür ki, O'nu arkanızda-unutuluvermiş (önemsiz) bir şey edindiniz. Şüphesiz benim Rabbim, yapmakta olduklarınızı sarıp-kuşatandır." (Hud Suresi, 91-92)</text:p>
      <text:p text:style-name="P15">Allah hesap gününü yarattığında, tüm inkarcıların yaptıklarının hesabını da çok hızlı görecektir. Bu bölüm boyunca anlatılan konu yani yaratılan her şeyin her anının sonsuza kadar saklandığı gerçeği bilindiğinde, Allah'ın tüm insanların hesabını tek bir anda ve çok hızlı bir şekilde göreceği de anlaşılmış olur. Ancak insanın bu anı uzak görmemesi çok önemlidir çünkü o an aslında şu andır. Yani insanlar dünyada Allah'a karşı işledikleri tüm suçların hesabını şu anda vermektedir. İnkar edenler yaptıklarının görülmeyeceğini, duyulmayacağını veya unutulacağını zannediyor olabilirler. Ama hesap günü büyük bir şaşkınlıkla karşılaşacaklardır: </text:p>
      <text:p text:style-name="P28">.. Aksine, yaptıklarınızın birçoğunu Allah'ın bilmeyeceğini sanıyordunuz. İşte bu sizin zannınız; Rabbiniz hakkında beslediğiniz-zannınız, sizi bir yıkıma uğrattı, böylelikle hüsrana uğrayan kimseler olarak sabahladınız. (Fussilet Suresi, 22-23)</text:p>
      <text:p text:style-name="P21"/>
      <text:p text:style-name="P15"/>
      <text:h text:style-name="P4" text:outline-level="1"><text:span text:style-name="T2">SAYIN</text:span><text:span text:style-name="T9"> </text:span><text:span text:style-name="T2">ADNAN</text:span><text:span text:style-name="T9"> </text:span><text:span text:style-name="T2">OKTAR’IN</text:span><text:span text:style-name="T9"> </text:span><text:span text:style-name="T2">BAZI İNSANLARIN DÜNYAYA OLAN SEVGİLERİNİ ALLAH’A YÖNELTMELERİ KONUSUNDAKİ AÇIKLAMALARI</text:span></text:h>
      <text:p text:style-name="P15"/>
      <text:p text:style-name="P15"/>
      <text:p text:style-name="P30">“Dünyaya aşık olduğu için insanlar ruh hastası oluyorlar, psikolojileri bozuluyor”</text:p>
      <text:p text:style-name="P15"/>
      <text:p text:style-name="P12"><text:span text:style-name="T3">ALTUĞ BERKER:</text:span><text:span text:style-name="T2"> Bir soru daha var Hocam önümde. “Sayın Hocam dünyaya olan sevgimizi Allah’a yöneltmek nasıl olur? Hocam Allah için sevebilmek nasıl olur? Allah için sevebilmek için ne yapmamız gerekir? Allah’a deli aşık nasıl olabiliriz? Ne yapmamız gerekir?” </text:span></text:p>
      <text:p text:style-name="P12"><text:span text:style-name="T3">ADNAN OKTAR:</text:span><text:span text:style-name="T2"> Gerçekten de derin imanlı insan nadir oluyor dünyada. Azdır. Normal imanlı insan çok olur. İmansız da çok fazla olur. Dünyanın ne olduğunu bir kere insan iyi bilirse, konu hallolur. Ama bunu düşünmezse, gerçeği görmezse bu olmaz. Şimdi dünya ne? Ben bakıyorum; bir görüntü görüyorum. Elips şeklinde bir görüntü pırıl pırıl, aydınlık, renkli 3 boyutlu bir görüntü, sonra daha akılcı, daha bilimsel, mantıklı olaya baktığımda; beynimin içinde şu kadarcık yerde bu olayın olduğunu anlıyorum. Kardeşim, bir insanın hayatı beyninin içinde şu kadarcık yerde geçer de ve sadece görüntüden ibaret bir dünyası varsa nasıl dünyaya kendini böyle bağlar? Şunu çocuk olsa yapmaz. Bir de bu hayali bir konu da değil. İman etmeleri gereken, elle tutulan, elle tutulmayan gözle görülmeyen bir konu değil. Bu elle tutulan, gözle görülen, işitilen, bilinen bir açık gerçek. Bunu görürse bir insan, dünyadan geçer. Çünkü adamın evi dediği şey beyninin içindeki bir görüntü oluyor. Arabası, eşyaları beyninin içerisindeki bir görüntü olmuş oluyor. Dünyaya aşık olduğu için insanlar ruh hastası oluyorlar, psikolojileri bozuluyor. Mutsuz oluyorlar halbuki durumunu tam görse bir de bakacak ki; sadece şu kadarcık yerde oluşan bir görüntü var. O görüntüye bu kadar bağlanmış. O görüntüye o kadar bağlanacağına, o görüntüyü sana gösterene tam bağlansan. En doğrusu bu olur değil mi? En doğrusu demeyelim Allah affetsin, doğrusu bu olur. Şimdi görüntüyü gösteren sonsuz güce bağlanmak varken, “sadece bir görüntü görüyorum ama kim gösteriyorsa gösteriyor beni ilgilendirmez” diyorsa bir insan, bu normal bir hareket değildir. Aklı başında bir insan bunu yapmaz değil mi? Onun için aşık oldukları dünyanın özelliği nedir, bir ona bakacaklar. Günde 8 saat uyumamız gerekiyor. Değil mi? İnsanlar genelde 8 saat uyuyor. Günün neredeyse yarısı. İşte banyo yapıyor, elini yüzünü yıkıyor. Yemeğini yiyor falan yani bu günün yarısını aşıyor, geriye kalan kısmında da çalışıyor. Fakat bu beyninde ona bu şekilde gösteriliyor. Kişi buna razıysa, Allah onun devamını hayatında gösteriyor. Yine sürünme tarzında bir hayatı ona sonsuza kadar vermiş oluyor Cenab-ı Allah. Şimdi renkli bir görüntü var, ses var, duyma var, konuşma var, konuşmayı duyan biri var. Görüntüyü gören birisi var. Dokunma hissi var. Koklama hissi var. Beş duyuyla insan her şeyi anlıyor. Nefis bir gülü koklayabiliyor. Güzel bir yiyeceği tadabiliyor. Güzel bir müziği duyabiliyor. Görebiliyor, dokunabiliyor, mükemmel bir hayat yaşıyor, görüntü olarak. Ama bunların hepsi hislerden oluşuyor ve Allah bunu his olarak yaratıyor. “Bu bir gerçek mi?” diyoruz, “gerçek ama sen bunu anlatmasan daha iyi olur” diyor. Bak bu konuyu anlatmamı da istemiyorlar. “Bu bizi biraz ürkütüyor, korkutuyor” </text:span><text:soft-page-break/><text:span text:style-name="T2">diyorlar. “İnsan o zaman biraz acayip oluyor” diyor; mesela “evim var” diyor , bakıyor beyninin içinde olduğunu görüyor, “evin pek bir anlamı kalmıyor benim için” diyor. “Okula gidiyorum” diyor, “bakıyorum okul beynimin içinde, üniversite imtihanları da, her şey de, öğretmenlerim de beynimin içinde yaratılıyor, onun da bir anlamı kalmıyor benim için” diyor. Dolarları, arabası bakıyor onlar da görüntü beyninin içerisinde. “O zaman pek zevkli olmuyor” diyor. Çünkü o, gözü metaya göre alıştığı için, Allah’ı unutmak ve maddeye dalmak istiyor. Allah da ona onun görüntü olduğunu gösterip, “bu görüntüyü yapan Benim” diyor. “Bana dikkatini ver” diyor Allah. O da diyor ki “Ya Rabbi sana dikkatimi vermeyeceğim. Senin yarattığın görüntüye dikkatimi vereceğim” diyor. Allah da “Ben senin canını yakacağım o zaman” diyor. Ondan sonra başlıyor bunalım, sıkıntı, üzüntü, gerilim değil mi? </text:span></text:p>
      <text:p text:style-name="P15">Allah’ı bırakıp keyfinin peşine düşmeye kalktıkça canı gittikçe yanmaya başlar, gittikçe yanmaya başlar. Hatta Allah vermesin kendini öldürmek isteyecek dereceye gelir, öldürmeyle kurtulacağını zanneder halbuki o bir başlangıçtır. Asıl acının ve ızdırabın başlangıcıdır. Hani var ya böyle intihar eden tipler oluyor. Aklı gittiği için. Yapanları tenzih ederim de, sonsuza kadar kahredici bir azapla yaşıyorlar. Sonsuz ne demek biliyor musunuz? Yüz trilyon sene geçiyor. Kahredici azap katlanarak devam ediyor. Bir yüz trilyon daha geçiyor kahredici azap katlanarak devam ediyor. Allah’a meydan okumak haşa sonsuza kadar azapla karşılık alır. Kim yaparsa. Bu meydan okumanın karşılığı budur. Bunu da Allah insanlara gösteriyor. Ahirette, müminler onu görünce ibret alıyorlar: “Aman Ya Rabbi sana sığındık” diyorlar. Bu görüntüye aldanmak; akılcı bir bakın. Şu kadarcık bir yerde bir görüntü. Bir insanın olduğunu düşünün; siz şu kadarcık bir yerde görüntü oluştursanız orada da birisi olsa ve o görüntüye tamah etse ve başka da hiçbir şey düşünmüyor olsa, bu sizi çok kızdırmaz mı? Veyahut şöyle söyleyeyim. Biz bir misafir çağırıyoruz. Her türlü yiyecek var, çok lüks çok güzel yiyecekler hazırlandık, çok iyi ağırladık. Yemeği yedikten sonra adam kapıyı vurup çıkıyor. Sen diyorsun ki “Bu yemeği kim yaptı biliyor musun?” diyorsun. “Bana ne” diyor. “Yemeklerin çeşitlerine dikkat ettin mi”, “gördüm” diyor,“lezzetli miydi”, “lezzetliydi” diyor. “Seni buraya kim getirdi”, “o da beni ilgilendirmez” diyor, “yemeğin sahibi seni ilgilendirir mi”, “o da beni ilgilendirmez” diyor. Peki böyle bir durumda insanın kalbinde o insana karşı bir sevgi kalır mı? </text:p>
      <text:p text:style-name="P12"><text:span text:style-name="T3">ALTUĞ BERKER:</text:span><text:span text:style-name="T2"> Kalmaz tabii. (</text:span><text:span text:style-name="T5">Sayın Adnan Oktar’ın HarunYahya.TV’deki canlı sohbeti, 4 Mart 2010</text:span><text:span text:style-name="T2">) </text:span></text:p>
      <text:p text:style-name="P15"/>
      <text:p text:style-name="P15"/>
      <text:h text:style-name="P6" text:outline-level="1">Sonuç</text:h>
      <text:p text:style-name="P15"/>
      <text:p text:style-name="P15"/>
      <text:p text:style-name="P12"><text:span text:style-name="T2">Bütün bu anlatılanların ardından Allah'ın her yeri çepeçevre sarıp kuşattığı gerçeği çok daha iyi anlaşılmaktadır. İnsan, aslıyla asla muhatap olamadığı, zihninde var olan bir gölgeler aleminde, zamansızlık içinde yapayalnız bir şekilde denenmektedir. </text:span><text:span text:style-name="T4">"Kendisini tek olarak (ve yapayalnız) yarattığım (şu adam)ı Bana bırak" </text:span><text:span text:style-name="T2">(Müddessir Suresi, 11) ayeti de bunun açık bir delilidir. <text:s/></text:span></text:p>
      <text:p text:style-name="P15">Bu kitapta anlatılan gerçekler iyi anlaşıldığı takdirde Kuran ayetleri ve evrendeki her şeyin anlamı çok daha iyi kavranacaktır. İnsan, kendisi de dahil olmak üzere her şeyin sadece kopyasıyla muhatap olduğu bir dünyada yaşamaktadır. Her şeyin görüntü olduğu bu kopya evrende tek mutlak varlık Allah'tır, O'ndan başka İlah yoktur. İnsanların Allah'ı unutarak değer verdikleri, uğruna dinlerini terk ettikleri, peşinden gittikleri her şey boştur: </text:p>
      <text:p text:style-name="P28">İşte-böyle; şüphesiz Allah, O, Hak olandır ve şüphesiz O'nun dışında taptıkları(tanrılar) ise, batıldır. Şüphesiz Allah, yücedir, büyüktür. (Lokman Suresi, 30) </text:p>
      <text:p text:style-name="P12"><text:span text:style-name="T2">İnsan, bir nevi ekranda 3 boyutlu, son derece net, son derece gerçekçi bir film seyretmektedir. Bu ekrana adeta yapışık olduğundan bir türlü filmden sıyrılıp, içinde bulunduğu durumu göremez. Allah'ın Huzuru’nda olduğunu ve sınandığını unutup, kendisine müstakil bir benlik verir ve kendisini çok önemli zanneder. Öyleki ekranda seyrettiği bedenini, mallarını, mülklerini, ailesini ve arkadaşlarını sahiplenir, bunlarla kibirlenir. Oysa </text:span><text:span text:style-name="T4">"Göklerin, yerin ve ikisi arasında bulunanların mülkü kendisinin olan (Allah) ne yücedir..." </text:span><text:span text:style-name="T2">(Zuhruf Suresi, 85) ayetinde de bildirildiği gibi tüm bunların tek sahibi Allah'tır. Allah bir anda insana gösterdiği ekrandaki görüntüyü kaldırsa kişi aslında yapayalnız ve tek başına olduğunu anlayacak ve bu apaçık gerçeği dehşetle fark edecektir. Ekranda seyrettiği görüntüleri ve yine ekrandaki bedenini kendisininmiş gibi sahiplendiği ve bunlarla kibirlendiği için çok büyük utanç duyacaktır. </text:span></text:p>
      <text:p text:style-name="P15">Bu gerçekler üzerinde düşünen insan, Allah'ın karşısındaki aczini ve küçüklüğünü de anlayacaktır. İnsan, ancak Allah'a boyun eğdiği, O'na karşı itaatkar olduğu takdirde değer kazanır, sonsuzluk içinde güzel bir yaşam sürdürebilir. Allah'ın kendisine sonsuza kadar cennet görüntülerini göstermesini umabilir. </text:p>
      <text:p text:style-name="P15">Allah'ın kullarından istediği son derece açıktır: Kendisi'nin büyüklüğünü takdir etmeleri ve O'nun belirlediği sınırları aşmamaları. Ama kimi insanlar gafletin şiddetinden kendilerini Yaratan Yüce Allah'ı unutur veya inkar ederler. Bu noktada onları aldatan en önemli konulardan biri, var zannettikleri kalabalık insan topluluklarıdır. Bu kişiler, dostlarını, arkadaşlarını, fikirdaşlarını, aynı zihniyeti paylaştıkları tüm insanları var zannettikleri ve tek başına olduklarını unuttukları için böyle azgınca bir tutum sergilerler. Oysa bir insanın çevresi ne kadar kalabalık olursa olsun sonuçta kendisi yapayalnız ve tek başınadır. Ve kendisine Allah'tan başka yardım edebilecek hiçbir kimse yoktur: </text:p>
      <text:p text:style-name="P28">…<text:span text:style-name="T23"> </text:span>Kendileri için Allah'tan başka bir (vekil) koruyucu dost ve yardımcı bulamayacaklardır. (Nisa Suresi, 173) </text:p>
      <text:p text:style-name="P12"><text:span text:style-name="T2">İnsanlar, </text:span><text:span text:style-name="T4">"Ve onların hepsi, kıyamet günü O'na, 'yapayalnız, tek başlarına' geleceklerdir" </text:span><text:span text:style-name="T2">(Meryem Suresi, 95) <text:s/>ayetiyle haber verildiği gibi kıyamet günü de yine Allah'ın Huzuru’na tek başlarına gideceklerdir. Kendileri gibi Allah'tan ve din ahlakından uzak olan, bu günleriyle karşılaşacaklarını unutan arkadaşları, dostları ve sevdikleri de yanlarında olmayacaktır. Hatta uyup, peşinden gittikleri şeytan dahi onları terk edecektir: </text:span></text:p>
      <text:p text:style-name="P28"><text:soft-page-break/>Çünkü o, gerçekten bana geldikten sonra beni zikirden (Kuran'dan) saptırmış oldu. Şeytan da insanı 'yapayalnız ve yardımsız' bırakandır. (Furkan Suresi, 29)</text:p>
      <text:p text:style-name="P28">Andolsun, sizi ilk defa yarattığımız gibi (bugün de) 'teker teker, yapayalnız ve yalın (bir tarzda)' Bize geldiniz ve size lu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15">Bu hakikatleri, samimi bir yaklaşım içinde olan her insan rahatlıkla anlayacaktır. Çünkü Allah'ın ayetleri çok açıtkır. İnsan ister kalabalık bir insan topluluğunun ortasında olsun, ister bir sinemada, ister bir toplantıda, ister sevdikleriyle, isterse de sayısız insanın olduğu bir caddede olsun sonuç değişmez, aslında tek başınadır. Bu açık gerçeği, ön yargılı bakış açıları nedeniyle anlayamayanların durumu bir ayette şöyle tarif edilir:</text:p>
      <text:p text:style-name="P28">... Bu, şüphesiz onların akletmeyen bir kavim olmaları dolayısıyla böyledir. (Haşr Suresi, 14)</text:p>
      <text:p text:style-name="P15">Ön yargılardan uzaklaşan ve Rabbimiz'in kendisine gösterdiği bu muazzam bilgiler üzerinde derinlemesine düşünen insanlar ise müminlerdir ki, yalnızca onlar öğüt alıp düşünebilirler:</text:p>
      <text:p text:style-name="P28">Yoksa o, gece saatinde kalkıp da secde ederek ve kıyama durarak gönülden itaat (ibadet) eden, ahiretten sakınan ve Rabbinin rahmetini umud eden (gibi) midir? De ki: "Hiç bilenlerle bilmeyenler bir olur mu? Şüphesiz, temiz akıl sahipleri öğüt alıp-düşünürler." (Zümer Suresi, 9)</text:p>
      <text:p text:style-name="P28">Peki, sana Rabbinden indirilenin gerçekten hak olduğunu bilen kişi, o görmeyen (a'ma) gibi midir? Ancak temiz akıl sahipleri öğüt alıp-düşünebilirler. (Rad Suresi, 19)</text:p>
      <text:p text:style-name="P15">Gelin siz de Rabbimiz olan Allah'a teslim olun, O'na gönülden itaat edin.</text:p>
      <text:p text:style-name="P15">Ve böylelikle görmeyen kişilerden olmaktan kurtulun.</text:p>
      <text:p text:style-name="P15"/>
      <text:p text:style-name="P15"/>
      <text:h text:style-name="P6" text:outline-level="1">EK BÖLÜM</text:h>
      <text:h text:style-name="P8" text:outline-level="1">EVRİM YANILGISI</text:h>
      <text:p text:style-name="P15"/>
      <text:p text:style-name="P15"/>
      <text:p text:style-name="P12"><text:span text:style-name="T26">D</text:span><text:span text:style-name="T2">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text:p>
      <text:p text:style-name="P15"/>
      <text:h text:style-name="P29" text:outline-level="2">Darwin'i Yıkan Zorluklar</text:h>
      <text:p text:style-name="P12"><text:span text:style-name="T2">Evrim teorisi, tarihi eski Yunan'a kadar uzanan pagan bir öğreti olmakla birlikte, kapsamlı olarak 19. yüzyılda ortaya atıldı. Teoriyi bilim dünyasının gündemine sokan en önemli gelişme, Charles Darwin'in 1859 yılında yayınlanan </text:span><text:span text:style-name="T6">Türlerin Kökeni</text:span><text:span text:style-name="T2">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5">Darwinizm'in bilim karşısındaki yenilgisi, üç temel başlıkta incelenebilir:</text:p>
      <text:p text:style-name="P15">1) Teori, hayatın yeryüzünde ilk kez nasıl ortaya çıktığını asla açıklayamamaktadır.</text:p>
      <text:p text:style-name="P15"><text:soft-page-break/>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15">Bu bölümde, bu üç temel başlığı ana hatları ile inceleyeceğiz.</text:p>
      <text:p text:style-name="P15"/>
      <text:h text:style-name="P29" text:outline-level="2">Aşılamayan İlk Basamak: Hayatın Kökeni </text:h>
      <text:p text:style-name="P15">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29" text:outline-level="2">"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2"><text:span text:style-name="T2">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6">Türlerin Kökeni</text:span><text:span text:style-name="T2"> adlı kitabını yazdığı dönemde ise, bakterilerin cansız maddeden oluşabildikleri inancı, bilim dünyasında yaygın bir kabul görüyordu. </text:span></text:p>
      <text:p text:style-name="P12"><text:span text:style-name="T2">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4">"Cansız maddelerin hayat oluşturabileceği iddiası artık kesin olarak tarihe gömülmüştür." </text:span><text:span text:style-name="T2">(Sidney Fox, Klaus Dose, </text:span><text:span text:style-name="T6">Molecular Evolution and The Origin of Life</text:span><text:span text:style-name="T2">, New York: Marcel Dekker, 1977, s. 2.)</text:span></text:p>
      <text:p text:style-name="P1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5"/>
      <text:h text:style-name="P29" text:outline-level="2"><text:soft-page-break/>20. Yüzyıldaki Sonuçsuz Çabalar</text:h>
      <text:p text:style-name="P12"><text:span text:style-name="T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4"> "Maalesef hücrenin kökeni, evrim teorisinin tümünü içine alan en karanlık noktayı oluşturmaktadır." </text:span><text:span text:style-name="T2">(Alexander I. Oparin, </text:span><text:span text:style-name="T6">Origin of Life</text:span><text:span text:style-name="T2">, (1936) New York, Dover Publications, 1953 (Reprint), s. 196.)</text:span></text:p>
      <text:p text:style-name="P1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2">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6"> Bulletin of the American Meteorological Society</text:span><text:span text:style-name="T2">, c. 63, Kasım 1982, s. 1328-1330)</text:span></text:p>
      <text:p text:style-name="P12"><text:span text:style-name="T2">Uzun süren bir sessizlikten sonra Miller'in kendisi de kullandığı atmosfer ortamının gerçekçi olmadığını itiraf etti. (Stanley Miller, </text:span><text:span text:style-name="T6">Molecular Evolution of Life: Current Status of the Prebiotic Synthesis of Small Molecules</text:span><text:span text:style-name="T2">, 1986, s. 7.)</text:span></text:p>
      <text:p text:style-name="P12"><text:span text:style-name="T2">Hayatın kökeni sorununu açıklamak için 20. yüzyıl boyunca yürütülen tüm evrimci çabalar hep başarısızlıkla sonuçlandı. San Diego Scripps Enstitüsü'nden ünlü jeokimyacı Jeffrey Bada, evrimci </text:span><text:span text:style-name="T6">Earth</text:span><text:span text:style-name="T2"> dergisinde 1998 yılında yayınlanan bir makalede bu gerçeği şöyle kabul eder:</text:span></text:p>
      <text:p text:style-name="P11"><text:span text:style-name="T2">Bugün, 20. yüzyılı geride bırakırken, hala, 20. yüzyıla girdiğimizde sahip olduğumuz en büyük çözülmemiş problemle karşı karşıyayız: Hayat yeryüzünde nasıl başladı? (Jeffrey Bada, </text:span><text:span text:style-name="T6">Earth,</text:span><text:span text:style-name="T2"> Şubat 1998, s. 40.)</text:span></text:p>
      <text:p text:style-name="P22"/>
      <text:h text:style-name="P29" text:outline-level="2">Hayatın Kompleks Yapısı </text:h>
      <text:p text:style-name="P1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5">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5">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5">1.<text:tab/>Enzimler olmadan protein sentezlenemez ve enzimler de birer proteindir.</text:p>
      <text:p text:style-name="P25"><text:soft-page-break/>2.<text:tab/>Tek bir proteinin sentezlenmesi için 100'e yakın proteinin hazır bulunması gerekmektedir. Dolayısıyla proteinlerin varlığı için proteinler gerekir. </text:p>
      <text:p text:style-name="P25">3.<text:tab/>Proteinleri sentezleyen enzimleri DNA üretir. DNA olmadan protein sentezlenemez. Dolayısıyla proteinlerin oluşabilmesi için DNA da gerekir.</text:p>
      <text:p text:style-name="P25">4.<text:tab/>Protein sentezleme işleminde hücredeki tüm organellerin önemli görevleri vardır. Yani proteinlerin oluşabilmesi için, eksiksiz ve tam işleyen bir hücrenin tüm organelleri ile var olması gerekmektedir.</text:p>
      <text:p text:style-name="P15">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pan text:style-name="T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6">Scientific American </text:span><text:span text:style-name="T2">dergisinin Ekim 1994 tarihli sayısında bu gerçeği şöyle itiraf eder:</text:span></text:p>
      <text:p text:style-name="P11"><text:span text:style-name="T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6">The Origin of Life on Earth</text:span><text:span text:style-name="T2">, Scientific American, c. 271, Ekim 1994, s. 78.)</text:span></text:p>
      <text:p text:style-name="P1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5"/>
      <text:h text:style-name="P29" text:outline-level="2">Evrimin Hayali Mekanizmaları</text:h>
      <text:p text:style-name="P15">Darwin'in teorisini geçersiz kılan ikinci büyük nokta, teorinin "evrim mekanizmaları" olarak öne sürdüğü iki kavramın da gerçekte hiçbir evrimleştirici güce sahip olmadığının anlaşılmış olmasıdır. </text:p>
      <text:p text:style-name="P12"><text:span text:style-name="T2">Darwin, ortaya attığı evrim iddiasını tamamen "doğal seleksiyon" mekanizmasına bağlamıştı. Bu mekanizmaya verdiği önem, kitabının isminden de açıkça anlaşılıyordu: </text:span><text:span text:style-name="T6">Türlerin Kökeni, Doğal Seleksiyon Yoluyla...</text:span></text:p>
      <text:p text:style-name="P12"><text:span text:style-name="T28">Doğal seleksiyon, doğal seçme demektir. Doğadaki yaşam mücadelesi </text:span><text:span text:style-name="T2">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2"><text:span text:style-name="T2">Dolayısıyla doğal seleksiyon mekanizması hiçbir evrimleştirici güce sahip değildir. Darwin de bu gerçeğin farkındaydı ve </text:span><text:span text:style-name="T6">Türlerin Kökeni </text:span><text:span text:style-name="T2">adlı kitabında </text:span><text:span text:style-name="T4">"Faydalı değişiklikler oluşmadığı sürece doğal seleksiyon hiçbir şey yapamaz"</text:span><text:span text:style-name="T2"> demek zorunda kalmıştı. (Charles Darwin, </text:span><text:span text:style-name="T6">The Origin of Species: A Facsimile of the First Edition</text:span><text:span text:style-name="T2">, Harvard University Press, 1964, s. 184.)</text:span></text:p>
      <text:p text:style-name="P15"/>
      <text:h text:style-name="P29" text:outline-level="2"><text:soft-page-break/>Lamarck'ın Etkisi</text:h>
      <text:p text:style-name="P1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2">Darwin de benzeri örnekler vermiş, örneğin </text:span><text:span text:style-name="T6">Türlerin Kökeni </text:span><text:span text:style-name="T2">adlı kitabında, yiyecek bulmak için suya giren bazı ayıların zamanla balinalara dönüştüğünü iddia etmişti. </text:span><text:span text:style-name="T6">(B. G. Ranganathan, Origins?, Pennsylvania: The Banner Of Truth Trust, 1988.)</text:span></text:p>
      <text:p text:style-name="P15">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5"/>
      <text:h text:style-name="P29" text:outline-level="2">Neo-Darwinizm ve Mutasyonlar</text:h>
      <text:p text:style-name="P12"><text:span text:style-name="T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15">Bunun nedeni çok basittir: DNA çok kompleks bir düzene sahiptir. Bu molekül üzerinde oluşan herhangi bir tesadüfi etki ancak zarar verir. Amerikalı genetikçi B. G. Ranganathan bunu şöyle açıklar:</text:p>
      <text:p text:style-name="P11"><text:span text:style-name="T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6">The Origin of Species: A Facsimile of the First Edition</text:span><text:span text:style-name="T2">, Harvard University Press, 1964, s. 179.)</text:span></text:p>
      <text:p text:style-name="P1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5"><text:soft-page-break/></text:p>
      <text:h text:style-name="P29" text:outline-level="2">Fosil Kayıtları: Ara Formlardan Eser Yok</text:h>
      <text:p text:style-name="P15">Evrim teorisinin iddia ettiği senaryonun yaşanmamış olduğunun en açık göstergesi ise fosil kayıtlarıdır.</text:p>
      <text:p text:style-name="P15">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2"><text:span text:style-name="T2">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6">Türlerin Kökeni</text:span><text:span text:style-name="T2">'nde bunu şöyle açıklamıştır:</text:span></text:p>
      <text:p text:style-name="P11"><text:span text:style-name="T2">Eğer teorim doğruysa, türleri birbirine bağlayan sayısız ara-geçiş çeşitleri mutlaka yaşamış olmalıdır... Bunların yaşamış olduklarının kanıtları da sadece fosil kalıntıları arasında bulunabilir. (Charles Darwin, </text:span><text:span text:style-name="T6">The Origin of Species</text:span><text:span text:style-name="T2">, s. 172, 280.)</text:span></text:p>
      <text:p text:style-name="P12"><text:span text:style-name="T2">Ancak bu satırları yazan Darwin, bu ara formların fosillerinin bir türlü bulunamadığının da farkındaydı. Bunun teorisi için büyük bir açmaz oluşturduğunu görüyordu. Bu yüzden, </text:span><text:span text:style-name="T6">Türlerin Kökeni </text:span><text:span text:style-name="T2">kitabının "Teorinin Zorlukları" (Difficulties on Theory) adlı bölümünde şöyle yazmıştı:</text:span></text:p>
      <text:p text:style-name="P11"><text:span text:style-name="T2">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6"> (Charles Darwin, The Origin of Species, s. 172, 280) </text:span></text:p>
      <text:p text:style-name="P17"/>
      <text:h text:style-name="P29" text:outline-level="2">Darwin'in Yıkılan Umutları</text:h>
      <text:p text:style-name="P1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5">Ünlü İngiliz paleontolog (fosil bilimci) Derek W. Ager, bir evrimci olmasına karşın bu gerçeği şöyle itiraf eder:</text:p>
      <text:p text:style-name="P11"><text:span text:style-name="T2">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2">görürüz. (Derek A. Ager, </text:span><text:span text:style-name="T6">"The Nature of the Fossil Record"</text:span><text:span text:style-name="T2">, Proceedings of the British Geological Association, c. 87, 1976, s. 133.)</text:span></text:p>
      <text:p text:style-name="P1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text:span text:style-name="T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6"> Science on Trial</text:span><text:span text:style-name="T2">, New York: Pantheon Books, 1983. s. 197.)</text:span></text:p>
      <text:p text:style-name="P12"><text:span text:style-name="T2">Fosiller ise, canlıların yeryüzünde eksiksiz ve mükemmel bir </text:span><text:span text:style-name="T4">biçimde ortaya çıktıklarını göstermektedir. Yani "türlerin kökeni", Darwin'in sandığının aksine, evrim değil Yaratılıştır.</text:span></text:p>
      <text:p text:style-name="P18"/>
      <text:h text:style-name="P29" text:outline-level="2">İnsanın Evrimi Masalı</text:h>
      <text:p text:style-name="P1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12"><text:span text:style-name="T2">Evrimciler, insanların sözde ilk maymunsu atalarına "güney maymunu" anlamına gelen </text:span><text:span text:style-name="T6">"Australopithecus" </text:span><text:span text:style-name="T2">ismini verirler. Bu canlılar gerçekte soyu tükenmiş bir maymun türünden başka bir şey değildir. Lord Solly Zuckerman ve Prof. Charles Oxnard gibi İngiltere ve ABD'den dünyaca ünlü iki anatomistin </text:span><text:span text:style-name="T6">Australopithecus</text:span><text:span text:style-name="T2"> örnekleri üzerinde yaptıkları çok geniş kapsamlı çalışmalar, bu canlıların sadece soyu tükenmiş bir maymun türüne ait olduklarını ve insanlarla hiçbir benzerlik taşımadıklarını göstermiştir. (Charles E. Oxnard, </text:span><text:span text:style-name="T6">"The Place of Australopithecines in Human Evolution: Grounds for Doubt"</text:span><text:span text:style-name="T2">, Nature, c. 258, s. 389. )</text:span></text:p>
      <text:p text:style-name="P12"><text:span text:style-name="T2">Evrimciler insan evriminin bir sonraki safhasını da, "homo" yani insan olarak sınıflandırırlar. İddiaya göre homo serisindeki canlılar, </text:span><text:span text:style-name="T6">Australopithecuslar</text:span><text:span text:style-name="T2">'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6">Homo sapiens</text:span><text:span text:style-name="T2">'e uzanan zincir gerçekte kayıptır" diyerek bunu kabul eder. (J. Rennie, </text:span><text:span text:style-name="T6">"Darwin's Current Bulldog: Ernst Mayr"</text:span><text:span text:style-name="T2">, Scientific American, Aralık 1992)</text:span></text:p>
      <text:p text:style-name="P12"><text:soft-page-break/><text:span text:style-name="T2">Evrimciler "</text:span><text:span text:style-name="T6">Australopithecus </text:span><text:span text:style-name="T2">&gt; </text:span><text:span text:style-name="T6">Homo habilis</text:span><text:span text:style-name="T2"> &gt; </text:span><text:span text:style-name="T6">Homo erectus</text:span><text:span text:style-name="T2"> &gt; </text:span><text:span text:style-name="T6">Homo sapiens</text:span><text:span text:style-name="T2">" sıralamasını yazarken, bu türlerin her birinin, bir sonrakinin atası olduğu izlenimini verirler. Oysa paleoantropologların son bulguları, </text:span><text:span text:style-name="T6">Australopithecus</text:span><text:span text:style-name="T2">,</text:span><text:span text:style-name="T6"> Homo habilis</text:span><text:span text:style-name="T2"> ve </text:span><text:span text:style-name="T6">Homo erectus</text:span><text:span text:style-name="T2">'un dünya'nın farklı bölgelerinde aynı dönemlerde yaşadıklarını göstermektedir. (Alan Walker, </text:span><text:span text:style-name="T6">Science</text:span><text:span text:style-name="T2">, c. 207, 1980, s. 1103; A. J. Kelso, </text:span><text:span text:style-name="T6">Physical Antropology,</text:span><text:span text:style-name="T2"> 1. baskı, New York: J. B. Lipincott Co., 1970, s. 221; M. D. Leakey, Olduvai Gorge, c. 3, Cambridge: Cambridge University Press, 1971, s. 272.)</text:span></text:p>
      <text:p text:style-name="P12"><text:span text:style-name="T2">Dahası </text:span><text:span text:style-name="T6">Homo erectus</text:span><text:span text:style-name="T2"> sınıflamasına ait insanların bir bölümü çok modern zamanlara kadar yaşamışlar, </text:span><text:span text:style-name="T6">Homo sapiens neandertalensis</text:span><text:span text:style-name="T2"> ve </text:span><text:span text:style-name="T6">Homo sapiens sapiens</text:span><text:span text:style-name="T2"> (insan) ile aynı ortamda yan yana bulunmuşlardır. (</text:span><text:span text:style-name="T6">Time</text:span><text:span text:style-name="T2">, Kasım 1996)</text:span></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text:span text:style-name="T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6">Natural History</text:span><text:span text:style-name="T2">, c. 85, 1976, s. 30.)</text:span></text:p>
      <text:p text:style-name="P12"><text:span text:style-name="T2">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6">Australopithecus</text:span><text:span text:style-name="T2">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text:span text:style-name="T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6">Beyond The Ivory Tower</text:span><text:span text:style-name="T2">, New York: Toplinger Publications, 1970, s. 19.)</text:span></text:p>
      <text:p text:style-name="P15">İşte insanın evrimi masalı da, teorilerine körü körüne inanan birtakım insanların buldukları bazı fosilleri ön yargılı bir biçimde yorumlamalarından ibarettir.</text:p>
      <text:p text:style-name="P15"/>
      <text:h text:style-name="P29" text:outline-level="2">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5">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2">Kısacası, bilinçsiz </text:span><text:span text:style-name="T4">atomlar biraraya gelerek hücreyi oluşturamazlar.</text:span><text:span text:style-name="T2"> Sonra yeni bir karar vererek bir hücreyi ikiye bölüp, sonra art arda başka kararlar alıp, elektron mikroskobunu bulan, sonra kendi hücre yapısını bu mikroskop altında izleyen profesörleri oluşturamazlar. </text:span><text:span text:style-name="T4">Madde, ancak Yüce Allah'ın üstün yaratmasıyla hayat bulur.</text:span></text:p>
      <text:p text:style-name="P15">Bunun aksini iddia eden evrim teorisi ise, akla tamamen aykırı bir safsatadır. Evrimcilerin ortaya attığı iddialar üzerinde biraz bile düşünmek, üstteki örnekte olduğu gibi, bu gerçeği açıkça gösterir.</text:p>
      <text:p text:style-name="P15"/>
      <text:h text:style-name="P29" text:outline-level="2">Göz ve Kulaktaki Teknoloji</text:h>
      <text:p text:style-name="P15">Evrim teorisinin kesinlikle açıklama getiremeyeceği bir diğer konu ise göz ve kulaktaki üstün algılama kalitesidir.</text:p>
      <text:p text:style-name="P1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5">Şimdiye kadar insanoğlunun yaptığı hiçbir görüntü ve ses cihazı, göz ve kulak kadar hassas ve başarılı birer algılayıcı olamamıştır. Ancak görme ve işitme olayında, tüm bunların ötesinde, çok büyük bir gerçek daha vardır.</text:p>
      <text:p text:style-name="P15"/>
      <text:h text:style-name="P29" text:outline-level="2">Beynin İçinde Gören ve Duyan Şuur Kime Aittir?</text:h>
      <text:p text:style-name="P15">Beynin içinde, ışıl ışıl renkli bir dünyayı seyreden, senfonileri, kuşların cıvıltılarını dinleyen, gülü koklayan kimdir?</text:p>
      <text:p text:style-name="P15"><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5">Beynin içinde göze, kulağa, burna ihtiyaç duymadan tüm bunları algılayan bir şuur bulunmaktadır. Bu şuur kime aittir?</text:p>
      <text:p text:style-name="P1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5"/>
      <text:h text:style-name="P29" text:outline-level="2">Materyalist Bir İnanç</text:h>
      <text:p text:style-name="P1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5">Bazen bunu açıkça itiraf da ederler. Harvard Üniversitesi'nden ünlü bir genetikçi ve aynı zamanda önde gelen bir evrimci olan Richard Lewontin, "önce materyalist, sonra bilim adamı" olduğunu şöyle itiraf etmektedir:</text:p>
      <text:p text:style-name="P11"><text:span text:style-name="T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6">"The Demon-Haunted World"</text:span><text:span text:style-name="T2">, The New York Review of Books, 9 Ocak, 1997, s. 28.)</text:span></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5"/>
      <text:h text:style-name="P29" text:outline-level="2">Evrim Teorisi Dünya Tarihinin 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Ve büyük azap onlaradır. (Bakara Suresi, 6-7)</text:p>
      <text:p text:style-name="P28">…<text:span text:style-name="T23"> </text:span>Kalpleri vardır bununla kavrayıp-anlamazlar, gözleri vardır bununla görmezler, kulakları vardır bununla işitmezler. Bunlar hayvanlar gibidir, hatta daha aşağılıktırlar. İşte bunlar gafil olanlardır. (Araf Suresi, 179)</text:p>
      <text:p text:style-name="P15">Allah, Hicr Suresi'nde ise, bu insanların mucizeler görseler bile inanmayacak kadar büyülendiklerini şöyle bildirmektedir:</text:p>
      <text:p text:style-name="P28">Onların üzerlerine gökyüzünden bir kapı açsak, ordan yukarı yükselseler de, mutlaka: "Gözlerimiz döndürüldü, belki biz büyülenmiş bir topluluğuz" diyeceklerdir. (Hicr Suresi, 14-15)</text:p>
      <text:p text:style-name="P1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8">(Musa:) "Siz atın" dedi. (Asalarını) atıverince, insanların gözlerini büyüleyiver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text:span text:style-name="T4">Ben kendim, evrim teorisinin, özellikle uygulandığı alanlarda, geleceğin tarih kitaplarındaki en büyük espri malzemelerinden biri olacağına ikna oldum.</text:span><text:span text:style-name="T2"> Gelecek kuşak, bu kadar çürük ve belirsiz bir hipotezin inanılmaz bir saflıkla kabul edilmesini hayretle karşılayacaktır. (Malcolm Muggeridge, The End of Christendom, Grand Rapids: Eerdmans, 1980, s. 43)</text:span></text:p>
      <text:p text:style-name="P1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5"/>
      <text:p text:style-name="P15"/>
      <text:h text:style-name="P6" text:outline-level="1">NOTLAR</text:h>
      <text:p text:style-name="P15"/>
      <text:p text:style-name="P15"/>
      <text:p text:style-name="P15">1. R. L. Gregory, Eye and Brain: The Psychology of Seeing, Oxford University Press Inc. New York, 1990, s. 9</text:p>
      <text:p text:style-name="P15">2. 2. Lincoln Barnett, Evren ve Einstein, Varlık Yayınları, Çev: Nail Bezel, s. 20</text:p>
      <text:p text:style-name="P15">3. Orhan Hançerlioğlu, Düşünce Tarihi, İstanbul: Remzi Kitabevi, 1987, s. 447</text:p>
      <text:p text:style-name="P15">4. Rita Carter, Mapping The Mind, s. 113</text:p>
      <text:p text:style-name="P15">5. Fusus-u.l Hikem, çev. Nuri Gencosman, İstanbul, 1990, s. 220</text:p>
      <text:p text:style-name="P15">6. R. L. Gregory, Eye and Brain: The Psychology of Seeing, Oxford University Press Inc. New York, 1990, s. 9</text:p>
      <text:p text:style-name="P12"><text:span text:style-name="T2">7. Karl Pribram, David Bohm, Marilyn Ferguson, Fritjof Capra, Holografik Evren I, Çev: Ali Çak</text:span><text:span text:style-name="T10">ı</text:span><text:span text:style-name="T2">roğlu, İstanbul: Kurald</text:span><text:span text:style-name="T10">ı</text:span><text:span text:style-name="T9">ş</text:span><text:span text:style-name="T10">ı</text:span><text:span text:style-name="T2"> Yay</text:span><text:span text:style-name="T10">ı</text:span><text:span text:style-name="T2">nlar</text:span><text:span text:style-name="T10">ı</text:span><text:span text:style-name="T2">, 1996, s. 37</text:span></text:p>
      <text:p text:style-name="P12"><text:span text:style-name="T2">8. George Politzer, Felsefenin Ba</text:span><text:span text:style-name="T9">ş</text:span><text:span text:style-name="T2">lang</text:span><text:span text:style-name="T10">ı</text:span><text:span text:style-name="T2">ç İlkeleri, İstanbul: Sosyal Yay</text:span><text:span text:style-name="T10">ı</text:span><text:span text:style-name="T2">nlar, 1989, s. 53.</text:span></text:p>
      <text:p text:style-name="P15">9. Orhan Hançerlioğlu, Düşünce Tarihi, İstanbul: Remzi Kitabevi, 6. b., Eylül 1995, s. 261.</text:p>
      <text:p text:style-name="P15">10. Paul Davies, Tanrı ve Yeni Fizik, Çev: Murat Temelli, İm Yayın Tasarım, Yaşam Kitapları-1, İstanbul 1995, s. 180-181</text:p>
      <text:p text:style-name="P15">11. François Jacob, Mümkünlerin Oyunu, Kesit Yayınları, 1996, s. 111</text:p>
      <text:p text:style-name="P15">12. Lincoln Barnett, Evren ve Einstein, Varlık Yayınları, 1980, s. 52-53</text:p>
      <text:p text:style-name="P15">13. Lincoln Barnett, Evren ve Einstein, Varlık Yayınları, 1980, s. 17</text:p>
      <text:p text:style-name="P15">14. Lincoln Barnett, Evren ve Einstein, Varlık Yayınları, 1980, s. 58</text:p>
      <text:p text:style-name="P15">15. Paul Strathern, Einstein ve Görelilik Kuramı, Gendaş Yayınları, 1997, s. 57</text:p>
      <text:p text:style-name="P15">16. Isaac Asimov, "Frontiers"</text:p>
      <text:p text:style-name="P15">17. Lincoln Barnett, Evren ve Einstein, Varlık Yayınları, 1980, s. 17-18</text:p>
      <text:p text:style-name="P23"/>
      <text:p text:style-name="P23"/>
      <text:p text:style-name="P31">Dediler ki: "Sen Yücesin, bize öğrettiğinden başka bizim hiçbir bilgimiz yok. Gerçekten Sen, herşeyi bilen, hüküm ve hikmet sahibi olansın." (Bakara Suresi, 32)</text:p>
      <text:p text:style-name="P12"/>
      <text:p text:style-name="P12"/>
      <text:h text:style-name="P4" text:outline-level="1">RESİM ALTI YAZILARI</text:h>
      <text:p text:style-name="P13"/>
      <text:p text:style-name="P13"/>
      <text:p text:style-name="P13">s.13</text:p>
      <text:p text:style-name="P13">Konuşma</text:p>
      <text:p text:style-name="P13"/>
      <text:p text:style-name="P13">Düşünme</text:p>
      <text:p text:style-name="P13"/>
      <text:p text:style-name="P13">Hareket</text:p>
      <text:p text:style-name="P13"/>
      <text:p text:style-name="P13">Görme</text:p>
      <text:p text:style-name="P13"/>
      <text:p text:style-name="P13">İşitme</text:p>
      <text:p text:style-name="P13"/>
      <text:p text:style-name="P13">Koku alma</text:p>
      <text:p text:style-name="P13"/>
      <text:p text:style-name="P13">Tat alma</text:p>
      <text:p text:style-name="P13"/>
      <text:p text:style-name="P13">Dokunma</text:p>
      <text:p text:style-name="P13"/>
      <text:p text:style-name="P13">Bütün hayatımızı beynimizdeki elektrik sinyallerinin oluşturduğu bir dünyada yaşarız. Bu bir görüş veya varsayım değil, dünyayı nasıl algıladığımızla ilgili bilimsel bir açıklamadır.</text:p>
      <text:p text:style-name="P13"/>
      <text:p text:style-name="P13">s.20</text:p>
      <text:p text:style-name="P13">Bir cisimden gözümüze ulaşan ışık demetleri elektrik sinyallerine dönüşerek beyinde bir etki oluştururlar. Görüyorum derken, aslında zihnimizdeki elektrik sinyallerinin etkisini seyrederiz.</text:p>
      <text:p text:style-name="P13"/>
      <text:p text:style-name="P13">s.22</text:p>
      <text:p text:style-name="P13">Hayatımız boyunca gördüğümüz her görüntü bir kaç cm3'lük görme merkezinde oluşur. Kafatası ışığı içeri geçirmez, yani beynin içi kapkaranlıktır. Dolayısıyla beynin, dışarıda var olan ışığın kendisiyle muhatap olması asla mümkün değildir. </text:p>
      <text:p text:style-name="P13"><text:soft-page-break/></text:p>
      <text:p text:style-name="P13">s.24</text:p>
      <text:p text:style-name="P13">Bir parfümü, bir çiçeği, sevdiğimiz bir yemeği, deniz kokusunu, hoşumuza giden ya da gitmeyen her türlü kokuyu beynimizde algılarız.</text:p>
      <text:p text:style-name="P13"/>
      <text:p text:style-name="P13">s.26</text:p>
      <text:p text:style-name="P13">Bir cisimden gelen ışık demetleri, üstteki resimde görüldüğü gibi retina üzerine ters olarak düşerler. Burada elektrik sinyaline dönüşen görüntü beynin arka tarafındaki görme merkezine ulaştırılır. Görme merkezi dediğimiz yer küçücük bir alandır. Beyin ışığı geçirmediği için, görme merkezine de ışığın ulaşması mümkün değildir. Yani biz, ışıl ışıl ve derinlikli bir dünyayı küçücük ve ışığın asla ulaşamadığı bir noktada algılarız. Aynı şekilde bir ateşin ışığını ve sıcaklığını hissettiğimiz anda bile beynimizin içi kapkaranlıktır ve ısısı hiç değişmez.</text:p>
      <text:p text:style-name="P13"/>
      <text:p text:style-name="P13">s.28</text:p>
      <text:p text:style-name="P12"><text:span text:style-name="T1">Hayatımız boyunca gördüğümüz her görüntü beynin arka tarafındaki görme merkezinde oluşur ve bu görme merkezi sadece ve sadece birkaç cm</text:span><text:span text:style-name="T22">3</text:span><text:span text:style-name="T1"> büyüklüğündedir. Dar bir oda görüntüsü de, geniş bir manzara görüntüsü de bu çok küçük alana sığmaktadır. O halde bizim gördüğümüz, dışarıda var olan gerçek büyüklük değil, sadece beynimizin algıladığı büyüklüktür.</text:span></text:p>
      <text:p text:style-name="P13"/>
      <text:p text:style-name="P13">s.31</text:p>
      <text:p text:style-name="P25">RÜYADAKİ DÜNYA</text:p>
      <text:p text:style-name="P13">Sizin için madde, elle tutulan, gözle görülen şeydir. Oysa rüyada da "elinizle tutar, gözünüzle görürsünüz", ama gerçekte ne eliniz vardır, ne gözünüz, ne de görülüp-tutulacak bir şey. Rüyada, bütün bunları beynin dışında sağlayan hiçbir maddi gerçeklik yoktur. Açıkça aldanırsınız. Peki gerçek yaşamla rüyayı ayıran nedir? Sonuçta her iki yaşantı da beynin içinde oluşmaktadır. Rüya sırasında gerçek olmayan bir dünyada rahatlıkla yaşayabiliyorsak, benzer bir durum pekala içinde bulunduğumuz dünya için de geçerlidir. Rüyadan uyandığımızda gerçek yaşantı dediğimiz daha uzun bir rüyaya başladığımızı düşünmemize engel hiçbir mantıklı gerekçe yoktur. Rüyanın hayal, dünyanın gerçek sayılmasının nedeni, sadece alışkanlıklar ve ön yargılardır. Ve bu durum, bir gün, şu anda yaşadığınızı sandığınız dünya hayatından rüyadan uyandırıldığınız gibi uyandırılabileceğinizi gösterir.</text:p>
      <text:p text:style-name="P13"/>
      <text:p text:style-name="P13">s.36</text:p>
      <text:p text:style-name="P13">Beyin, protein ve yağ moleküllerinden oluşan bir hücreler yığınıdır. Nöron (yukarıda sağda) adı verilen sinir hücrelerinden oluşmuştur. Bilinci oluşturan elbette ki nöronlar değildir. Nöronların yapısını incelediğimizde karşımıza çıkan ise atomlardır (yukarıda solda). Kuşkusuz şuursuz atomların da şuur meydana getirmesi mümkün değildir. Beyin dediğimiz et parçasında, görüntüleri izleyecek, bilinci oluşturacak, kısacası "ben" dediğimiz şeyi yaratabilecek bir güç yoktur.</text:p>
      <text:p text:style-name="P13"/>
      <text:p text:style-name="P13">s.37</text:p>
      <text:p text:style-name="P13"><text:soft-page-break/>30 Ocak 1999 tarihli sayısında maddesel evrenin sadece zihnimizde gösterilen haliyle muhatap olduğumuzu ele alan Amerikan bilim dergisi New Scientist'in kapağında şu soru yer alıyor: "Gerçeğin Ötesinde: Evren, Bilginin Bir Dansı mı ve Madde Sadece Bir Seraptan mı İbaret?"</text:p>
      <text:p text:style-name="P13"/>
      <text:p text:style-name="P13">s.42</text:p>
      <text:p text:style-name="P13">İnsan, bu anlatılanlar doğrultusunda biraz derin düşünürse, bu hayret verici olağanüstü durumu kendisi de açıkça fark eder: Yani, "dış dünya" ile hiçbir zaman doğrudan muhatap olamadığımız gerçeğini...</text:p>
      <text:p text:style-name="P13"/>
      <text:p text:style-name="P13">s.47</text:p>
      <text:p text:style-name="P13">Bazı insanlar, otobüse dokunduklarında, soğuk metal hissinin beyinlerinde oluştuğunu kabul ederler. Ancak otobüs çarptığında meydana gelecek olan acı hissinin de beyinde oluştuğunu kabul etmezler. Oysa, insan rüyasında da kendisine otobüs çarptığını görse aynı acıyı hissedecektir.</text:p>
      <text:p text:style-name="P13"/>
      <text:p text:style-name="P13">s.51</text:p>
      <text:p text:style-name="P13">Yapay olarak oluşturulan uyarılar sonucunda, beynimizde aslı kadar gerçek ve canlı bir dünya oluşabilir. Eğer beynimize gelişmiş bir bilgisayar yardımıyla gerekli elektrik sinyallerini gönderebilmek mümkün olsaydı, dış dünyanın varlığına gerek olmadan her türlü olayı yaşayabilir, örneğin uçak kullandığımızı zannedebilirdik.</text:p>
      <text:p text:style-name="P13"/>
      <text:p text:style-name="P13">s.61</text:p>
      <text:p text:style-name="P13">GEÇMİŞ</text:p>
      <text:p text:style-name="P13"/>
      <text:p text:style-name="P13">ŞİMDİ</text:p>
      <text:p text:style-name="P13"/>
      <text:p text:style-name="P13">GELECEK</text:p>
      <text:p text:style-name="P13"/>
      <text:p text:style-name="P13">İnsanlara geçmişte, gelecekte veya şimdi oluyor gibi görünen bütün olaylar, aslında maddeye, zamana ve mekana bağlı olmayan Allah Katında aynı anda olup bitmiştir. Aynı şekilde sonsuzluk da Allah Katında yaşanmış, bitmiştir. Tıpkı bir film şeridindeki karelerin hepsinin aynı anda var olması gibi...</text:p>
      <text:p text:style-name="P13"/>
      <text:p text:style-name="P13">s.62</text:p>
      <text:p text:style-name="P13">ZAMANIN TERSİNE İŞLEDİĞİ BİR DÜNYADA, GEÇMİŞ, GELECEK OLURDU</text:p>
      <text:p text:style-name="P13">Tüm olaylar bize belli bir sıralamayla gösterildiği için, zamanın hep ileri doğru aktığını düşünürüz. Örneğin bir kayakçı hep dağdan aşağı doğru kayar, yukarı doğru kaymaz veya bir su damlası su birikintisinden yukarı doğru çıkmaz, hep aşağı doğru düşer. Bu durumda bir kayakçının tepedeki hali geçmiş iken, aşağıya ulaştığı hali <text:soft-page-break/>gelecektir. Oysa eğer hafızamızdaki bilgiler, bir filmin başa sarılması gibi tersine doğru gösterilmeye başlarsa bizim için gelecek, yani aşağı inmiş hali geçmiş olur, geçmiş ise yani tepedeki hali ise gelecek olur.</text:p>
      <text:p text:style-name="P13"/>
      <text:p text:style-name="P13">s.65</text:p>
      <text:p text:style-name="P13">30 YIL ÖNCE</text:p>
      <text:p text:style-name="P13"/>
      <text:p text:style-name="P13">BUGÜN</text:p>
      <text:p text:style-name="P13"/>
      <text:p text:style-name="P13">Işık hızına yakın bir hızla uzay yolculuğuna çıkan ikiz kardeşlerden biri, 30 yıl sonra geri döndüğünde, dünyada kalan kardeş diğerine göre çok daha yaşlı olacaktır.</text:p>
      <text:p text:style-name="P13"/>
      <text:p text:style-name="P13">s.67</text:p>
      <text:p text:style-name="P13">Zaman tamamıyla algılayana bağlı bir kavramdır. Aynı süre bir kişiye uzun gelirken, başkası için oldukça kısa olabilir. Hangisinin doğru tahminde bulunduğunu anlamak için saat, takvim gibi kaynaklara ihtiyaç vardır. Bunlar olmadan zaman hakkında doğru bir tahmin yürütmek olanaksızdır.</text:p>
      <text:p text:style-name="P13"/>
      <text:p text:style-name="P13">s.70</text:p>
      <text:p text:style-name="P13">Herşeyin belirlenmiş bir kaderi vardır. Örneğin kırılan bir antika vazo, kaderinde tespit edilen anda kırılmıştır. Birkaç yüzyıllık bu vazo, daha ilk imal edilirken, kimlerin kullanacağı, hangi evin hangi köşesinde, hangi eşyalarla birlikte duracağı belli olarak üretilir.</text:p>
      <text:p text:style-name="P13"/>
      <text:p text:style-name="P13">s.83</text:p>
      <text:p text:style-name="P13">Bu binaların yok oluşlarının her anı Allah Katında kayıtlıdır.</text:p>
      <text:p text:style-name="P13"/>
      <text:p text:style-name="P13">s.88</text:p>
      <text:p text:style-name="P13">Resimdeki caddenin bir ucundan diğer ucuna gitmeye çalışan adam için bir uzaklık söz konusudur. Oysa bu caddeye kuşbakışı bakan bir kişi uzaklık sorunu olmadan caddenin bir ucundan diğerine kadar her yeri tek bir anda rahatlıkla görebilir.</text:p>
      <text:p text:style-name="P13"/>
      <text:p text:style-name="P13">s.90</text:p>
      <text:p text:style-name="P13">Resimdeki her kare köprüden geçen aracın bir anını görüntülemektedir. Aracın içindeki bir kişi, köprünün girişinden çıkışına kadar belirli bir süre geçtiğini düşünür. Oysa biz bu karelerin tümünü tek bir anda görürüz, yani bizim için zamanın geçmesi gerekmez.</text:p>
      <text:p text:style-name="P13"/>
      <text:p text:style-name="P13"><text:soft-page-break/>s.91</text:p>
      <text:p text:style-name="P13">Zamansızlık içinde her kare, her an aynı anda vardır ve sonuna dek var olacaktır.</text:p>
      <text:p text:style-name="P13">Allah'ın yarattığı hiçbir görüntü, hiçbir olay, hiçbir varlık yok olmaz. Hz. Nuh (as) gemiyi şu an yapmaktadır. Tufan şu an kopmuştur, tufana ait her kare her an şimdi her şeyle eş zamanlı olarak devam etmektedir.</text:p>
      <text:p text:style-name="P13">Bunlar geçmişte olup biten olaylar değildirler. Bugün yaşadığımız olaylar ile tüm bu anlatılanlar aynı anda gelişmektedir. Çünkü bunların her biri Allah'ın hafızasında sonsuza dek kalacak şekilde var edilmektedir.</text:p>
      <text:p text:style-name="P13"/>
      <text:p text:style-name="P13">s.92</text:p>
      <text:p text:style-name="P13">Resimlerde gördüğünüz mekanların bütün yapım aşamaları ve günümüzdeki halleri Allah Katında kayıtlıdır. Geçmişte bu mekanlarda yaşamış olan insanların yapmış oldukları herşey “şu an" Allah Katında eksiksiz olarak muhafaza edilmektedir.</text:p>
      <text:p text:style-name="P13"/>
      <text:p text:style-name="P13">s.95</text:p>
      <text:p text:style-name="P13">Resimde görülen insan aslında “şu an" doğmakta, “şu an" balık tutmakta, diplomasını almakta, evlenmekte, çocuk ve hatta torun sahibi olmaktadır. Bu kişinin hayatına dair tüm detaylar "şu an" gerçekleşmektedir ve o kişi "şu an" ölmekte ve yine "şu an" dirilerek Allah Katında hesap vermektedir.</text:p>
      <text:p text:style-name="P13"/>
      <text:p text:style-name="P13">s.102</text:p>
      <text:p text:style-name="P13">Bir insana çocukluğunda alınmış olan ve çok sevdiği ama bir kazada kaybettiği köpeğinin her anı, onu severken, onunla oynarken ya da o kendisine bakarken kısacası hatırladığı ya da hatırlamadığı her anı Allah Katında kayıtlıdır.</text:p>
      <text:p text:style-name="P13"/>
      <text:p text:style-name="P13">s.104</text:p>
      <text:p text:style-name="P13">Sokakta yürürken önünden geçtiğiniz bir bahçedeki kelebekler, çiçekler kısacası tüm detaylar siz unutsanız dahi halen aynı şekilde Allah Katında muhafaza ediliyorlar.</text:p>
      <text:p text:style-name="P13"/>
      <text:p text:style-name="P13">s.106</text:p>
      <text:p text:style-name="P13">Çiçeklerde birbiri peşi sıra meydana gelen değişimler, ayrı zamanlarda olmuş gibi gözükse de gerçekte her aşaması aynı anda yaşanmaktadır. Bu çiçeği gören insanların hafızasından bir müddet sonra bütün görüntüler silinir ama bunların her biri Allah'ın sonsuz hafızasında kalır.</text:p>
      <text:p text:style-name="P13"/>
      <text:p text:style-name="P13">s.108</text:p>
      <text:p text:style-name="P13">Zaman kavramı yalnızca insan için geçerlidir. Allah'ın hafızası tüm zamanların üstündedir. Yeryüzünde tarih boyunca var olmuş bütün menekşeler aslında aynı anda açmakta, aynı anda solmaktadır. Evinizde bir saksıda yetiştirdiğiniz menekşeler için de aynı şey geçerlidir.</text:p>
      <text:p text:style-name="P13"><text:soft-page-break/></text:p>
      <text:p text:style-name="P13">s.109</text:p>
      <text:p text:style-name="P13">Yağmur damlalarının oluşumundaki her aşama Allah'ın bilgisi dahilindedir. Allah her türlü yaratmayı bilendir.</text:p>
      <text:p text:style-name="P13"/>
      <text:p text:style-name="P13">s.110</text:p>
      <text:p text:style-name="P13">Bu ağaçların kesim aşamalarında neler olacağı, kesimi kimlerin yapacağı, hangi evin yapımında kullanılacakları gibi tüm detaylar Allah Katında önceden belirlenmiştir.</text:p>
      <text:p text:style-name="P13"/>
      <text:p text:style-name="P13">s.111</text:p>
      <text:p text:style-name="P13">Tek bir portakalın yaşam süresinin her saniyesi, kaderindeki her an, Allah Katında sonsuza kadar saklıdır.</text:p>
      <text:p text:style-name="P13"/>
      <text:p text:style-name="P13">s.113</text:p>
      <text:p text:style-name="P13">Yeryüzündeki suların da tümü tek bir anda yani şu an akmaktadır. Tek bir su damlası dahi yok olmaz, sonsuza kadar Allah'ın hafızasında saklı kalır.</text:p>
      <text:p text:style-name="P13"/>
      <text:p text:style-name="P13">s.114</text:p>
      <text:p text:style-name="P13">Bu mekanın 1000 yıl önceki hali de, 500 yıl önceki durumu da ve bundan sonra üzerine inşa edilecek tesisler de, aralarında zaman varmış gibi gözükse de, aslında tek bir anda mevcutturlar.</text:p>
      <text:p text:style-name="P13"/>
      <text:p text:style-name="P13">s.117</text:p>
      <text:p text:style-name="P13">Andolsun, senden önceki elçilerle de alay edildi, bunun üzerine Ben de o inkara sapanlara bir süre tanıdım, sonra onları (kıskıvrak) yakalayıverdim. İşte nasıldı sonuçlandırma? (Rad Suresi, 32)</text:p>
      <text:p text:style-name="P13"/>
      <text:p text:style-name="P13">s.133</text:p>
      <text:p text:style-name="P13">En son evrimci kaynakların da kabul ettiği gibi, hayatın kökeni, hala evrim teorisi için son derece büyük bir açmazdır.</text:p>
      <text:p text:style-name="P13"/>
      <text:p text:style-name="P13">s.135</text:p>
      <text:p text:style-name="P13">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3"/>
      <text:p text:style-name="P13"><text:soft-page-break/>s.138</text:p>
      <text:p text:style-name="P13">anten</text:p>
      <text:p text:style-name="P13"/>
      <text:p text:style-name="P13">gözler</text:p>
      <text:p text:style-name="P13"/>
      <text:p text:style-name="P13">bacak</text:p>
      <text:p text:style-name="P13"/>
      <text:p text:style-name="P13">ağız</text:p>
      <text:p text:style-name="P13"/>
      <text:p text:style-name="P13">Evrimciler yüzyılın başından beri sinekleri mutasyona uğratarak, faydalı mutasyon örneği oluşturmaya çalıştılar. Ancak on yıllarca süren bu çabaların sonucunda elde edilen tek sonuç, sakat, hastalıklı ve kusurlu sinekler oldu. Solda, normal bir meyve sineğinin kafası ve sağda mutasyona uğramış diğer bir meyve sineği.</text:p>
      <text:p text:style-name="P13"/>
      <text:p text:style-name="P13">s.142</text:p>
      <text:p text:style-name="P25">YAŞAYAN FOSİLLER EVRİMİ YALANLIYOR</text:p>
      <text:p text:style-name="P13">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13"/>
      <text:p text:style-name="P25">Güneş Balığı </text:p>
      <text:p text:style-name="P13">Dönem: Senozoik zaman, Eosen dönemi</text:p>
      <text:p text:style-name="P13">Yaş: 54 – 37 milyon yıl</text:p>
      <text:p text:style-name="P13"/>
      <text:p text:style-name="P25">Çayır Sivrisineği</text:p>
      <text:p text:style-name="P13">Dönem: Senozoik zaman, Eosen dönemi</text:p>
      <text:p text:style-name="P13">Yaş: 48-37 milyon yıl</text:p>
      <text:p text:style-name="P13"/>
      <text:p text:style-name="P25">Deniz Kestanesi</text:p>
      <text:p text:style-name="P13">Dönem: Paleozoik zaman, Karbonifer dönemi</text:p>
      <text:p text:style-name="P13">Yaş: 295 milyon yıl</text:p>
      <text:p text:style-name="P13"/>
      <text:p text:style-name="P13">s.143</text:p>
      <text:p text:style-name="P25"><text:soft-page-break/>Deniz Yıldızı</text:p>
      <text:p text:style-name="P13">Dönem: Paleozoik zaman, Ordovisyen dönemi</text:p>
      <text:p text:style-name="P13">Yaş: 490 – 443 milyon yıl</text:p>
      <text:p text:style-name="P13"/>
      <text:p text:style-name="P25">Köpüklü Ağustos Böceği</text:p>
      <text:p text:style-name="P13">Dönem: <text:s/>Mezozoik zaman, Kretase dönemi</text:p>
      <text:p text:style-name="P13">Yaş: 125 milyon yıl</text:p>
      <text:p text:style-name="P13"/>
      <text:p text:style-name="P25">Huş Ağacı Yaprağı</text:p>
      <text:p text:style-name="P13">Dönem: Senozoik zaman, Eosen dönemi</text:p>
      <text:p text:style-name="P13">Yaş: 50 milyon yıl</text:p>
      <text:p text:style-name="P13"/>
      <text:p text:style-name="P25">Sekoya Yaprağı</text:p>
      <text:p text:style-name="P13">Dönem: Senozoik zaman, Eosen dönemi</text:p>
      <text:p text:style-name="P13">Yaş: 50 milyon yıl</text:p>
      <text:p text:style-name="P13"/>
      <text:p text:style-name="P13">s.144</text:p>
      <text:p text:style-name="P13">Kretase dönemine ait bu timsah fosili 65 milyon yıllıktır. Günümüzde yaşayan timsahlardan hiçbir farkı yoktur.</text:p>
      <text:p text:style-name="P13"/>
      <text:p text:style-name="P13">İtalya'da çıkarılmış bu mene balığı fosili 54 - 37 milyon yıllıktır.</text:p>
      <text:p text:style-name="P13"/>
      <text:p text:style-name="P13">Bu 50 milyon yıllık çınar yaprağı fosili ABD çıkarılmıştır. 50 milyon yıldır çınar yaprakları hiç değişmemiş , evrim geçirmemiştir.</text:p>
      <text:p text:style-name="P13"/>
      <text:p text:style-name="P13">s.147</text:p>
      <text:p text:style-name="P13">SAHTE</text:p>
      <text:p text:style-name="P13"/>
      <text:p text:style-name="P13">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3"/>
      <text:p text:style-name="P13"><text:soft-page-break/>s.149</text:p>
      <text:p text:style-name="P13">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3"/>
      <text:p text:style-name="P13">s.153</text:p>
      <text:p text:style-name="P13">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3"/>
      <text:p text:style-name="P13"/>
      <text:h text:style-name="P4" text:outline-level="1">ARKA KAPAK</text:h>
      <text:p text:style-name="P12"/>
      <text:p text:style-name="P12"/>
      <text:p text:style-name="P12">İnsan, sonsuzluk kavramını çoğu zaman tam olarak kavrayamaz. Çünkü hayatı boyunca hep sınırlı zaman dilimleriyle, sınırlı uzaklık ya da büyüklüklerle düşünür. Allah ise öyle büyük bir ilme sahiptir ki, insanın kavramaktan aciz kaldığı sonsuzluk, O'nun Katında sona ermiştir. Bizim için sonsuzluk asla ulaşılamayacak gibi görünür, ama aslında Allah Katında sonsuzluk tek bir andır…</text:p>
      <text:p text:style-name="P12">Bu kitapta sonsuzluk, zamansızlık, mekansızlık konularında hiçbir yerde bulamayacağınız açıklamaları okuyacak ve sonsuzluğun aslında başlamış olduğu gerçeğiyle karşılaşacaksınız. Böylece Allah'ın yüceliğini, büyüklüğünü ve yaratma sanatını bir kez daha takdir etme fırsatı elde edeceksiniz. İnsanların her zaman merak ettiği; Allah'ın nerede olduğu, ölümün mahiyeti, öldükten sonra yeniden dirilme, insan için sonsuz bir yaşamın varlığı, tüm bunların ne zaman olacağı gibi pek çok sorunun da gerçek yanıtını bulacaksınız.</text:p>
      <text:p text:style-name="P12">Bu kitabı dikkatle okuyunuz. Buradaki açıklamalar, hep "zahiriyle", yani görünen yüzüyle düşünmeye alıştığımız dünyanın, "batını"nı, yani gizli gerçeğini anlatmaktadır.</text:p>
      <text:p text:style-name="P12"/>
      <text:p text:style-name="P12"><text:span text:style-name="T16">YAZAR HAKKINDA: </text:span>Harun Yahya müstear ismini kullanan Adnan Oktar, <text:span text:style-name="T27">1956 yılında Ankara'da doğdu. 1980'li yıllar</text:span>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2">Harun Yahya Külliyatı, -Allah'ın izniyle- 21. yüzyılda dünya insanlarını 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badi MT Condensed Extra Bold" svg:font-family="'Abadi MT Condensed Extra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enlo Regular" svg:font-family="'Menlo Regular'"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METIN1"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0.801cm" fo:margin-right="1.85cm" fo:margin-top="0cm" fo:margin-bottom="0.199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iyah_20_kutu_20_üstü" style:display-name="siyah kutu üstü"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35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RESIM_20_ALTI" style:display-name="C-RESIM ALTI"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RA_20_BASLIK" style:display-name="P ARA BASLIK" style:family="paragraph">
      <style:paragraph-properties fo:margin-top="0cm" fo:margin-bottom="0.49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RESIMALTI" style:display-name="P RESIMALTI"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ATANITIM" style:family="paragraph">
      <style:paragraph-properties fo:margin-left="0cm" fo:margin-right="0cm" fo:line-height="0.353cm" fo:text-align="justify" style:justify-single-word="false"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cm" fo:margin-top="0.101cm" fo:margin-bottom="0.10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499cm" fo:margin-right="0cm" fo:margin-top="0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ikisi" style:family="paragraph">
      <style:paragraph-properties fo:margin-left="0.499cm" fo:margin-right="0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499cm" fo:margin-right="0cm" fo:margin-top="0.071cm" fo:margin-bottom="0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0.499cm" fo:margin-right="0cm" fo:margin-top="0.071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0.499cm" fo:margin-right="0.499cm"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ONSUZLUK BAŞLAMIŞ DURUMDA</dc:title>
    <dc:subject>SONSUZLUK BAŞLAMIŞ DURUMDA</dc:subject>
    <meta:initial-creator>Harun Yahya</meta:initial-creator>
    <meta:creation-date>2012-03-01T20:43:00</meta:creation-date>
    <dc:date>2019-10-03T00:40:09.610112344</dc:date>
    <meta:print-date>2012-02-09T12:44:00</meta:print-date>
    <meta:editing-cycles>39</meta:editing-cycles>
    <meta:editing-duration>PT2H58M26S</meta:editing-duration>
    <meta:generator>LibreOffice/6.3.2.2$Linux_X86_64 LibreOffice_project/ddcf6633b674837c71d3649d97a9cb3c0d392a84</meta:generator>
    <meta:document-statistic meta:table-count="0" meta:image-count="0" meta:object-count="0" meta:page-count="86" meta:paragraph-count="774" meta:word-count="32176" meta:character-count="239956" meta:non-whitespace-character-count="208323"/>
  </office:meta>
</office:document-meta>
</file>